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fo:line-height="150%" fo:text-align="justify" style:justify-single-word="false">
        <style:tab-stops>
          <style:tab-stop style:position="18cm" style:type="right" style:leader-style="dotted" style:leader-text="."/>
        </style:tab-stops>
      </style:paragraph-properties>
    </style:style>
    <style:style style:name="P3" style:family="paragraph" style:parent-style-name="Contents_20_2">
      <style:paragraph-properties fo:line-height="150%" fo:text-align="justify" style:justify-single-word="false">
        <style:tab-stops>
          <style:tab-stop style:position="18cm" style:type="right" style:leader-style="dotted" style:leader-text="."/>
        </style:tab-stops>
      </style:paragraph-properties>
    </style:style>
    <style:style style:name="P4" style:family="paragraph" style:parent-style-name="Contents_20_Heading">
      <style:paragraph-properties fo:line-height="150%" fo:text-align="center" style:justify-single-word="false" fo:break-before="page"/>
      <style:text-properties style:font-name="Times New Roman1" fo:font-size="14pt" style:font-size-asian="14pt" style:font-size-complex="14pt"/>
    </style:style>
    <style:style style:name="P5" style:family="paragraph" style:parent-style-name="Standard">
      <style:paragraph-properties fo:text-align="center" style:justify-single-word="false"/>
      <style:text-properties style:font-name="Times New Roman1" fo:font-size="14pt" fo:language="uk" fo:country="UA" style:font-size-asian="14pt" style:font-size-complex="14pt"/>
    </style:style>
    <style:style style:name="P6" style:family="paragraph" style:parent-style-name="Standard">
      <style:paragraph-properties fo:line-height="150%" fo:text-align="justify" style:justify-single-word="false"/>
      <style:text-properties style:font-name="Times New Roman1" fo:font-size="14pt" fo:language="uk" fo:country="UA" officeooo:rsid="00199cc3" officeooo:paragraph-rsid="00199cc3" style:font-size-asian="14pt" style:font-size-complex="14pt"/>
    </style:style>
    <style:style style:name="P7" style:family="paragraph" style:parent-style-name="Standard">
      <style:paragraph-properties fo:line-height="150%" fo:text-align="justify" style:justify-single-word="false"/>
      <style:text-properties style:font-name="Times New Roman1" fo:font-size="14pt" fo:language="uk" fo:country="UA" officeooo:rsid="00199cc3" officeooo:paragraph-rsid="0019e7a3" style:font-size-asian="14pt" style:font-size-complex="14pt"/>
    </style:style>
    <style:style style:name="P8" style:family="paragraph" style:parent-style-name="Standard">
      <style:paragraph-properties fo:line-height="150%" fo:text-align="justify" style:justify-single-word="false"/>
      <style:text-properties style:font-name="Times New Roman1" fo:font-size="14pt" fo:language="uk" fo:country="UA" officeooo:rsid="00199cc3" officeooo:paragraph-rsid="0029e6dd" style:font-size-asian="14pt" style:font-size-complex="14pt"/>
    </style:style>
    <style:style style:name="P9" style:family="paragraph" style:parent-style-name="Standard">
      <style:paragraph-properties fo:text-align="center" style:justify-single-word="false"/>
      <style:text-properties style:font-name="Times New Roman1" fo:font-size="14pt" fo:language="uk" fo:country="UA" fo:font-weight="bold" officeooo:rsid="00199cc3" officeooo:paragraph-rsid="00199cc3" style:font-size-asian="14pt" style:font-weight-asian="bold" style:font-size-complex="14pt" style:font-weight-complex="bold"/>
    </style:style>
    <style:style style:name="P10" style:family="paragraph" style:parent-style-name="Text_20_body">
      <style:paragraph-properties fo:margin-top="0cm" fo:margin-bottom="0cm" style:contextual-spacing="false" fo:line-height="150%" fo:text-align="justify" style:justify-single-word="false"/>
      <style:text-properties style:font-name="Times New Roman1" fo:language="uk" fo:country="UA" officeooo:rsid="00252158" officeooo:paragraph-rsid="0062a2bf"/>
    </style:style>
    <style:style style:name="P11" style:family="paragraph" style:parent-style-name="Text_20_body">
      <style:paragraph-properties fo:margin-top="0cm" fo:margin-bottom="0cm" style:contextual-spacing="false" fo:line-height="150%" fo:text-align="justify" style:justify-single-word="false"/>
      <style:text-properties style:font-name="Times New Roman1" fo:language="uk" fo:country="UA" officeooo:rsid="00252158" officeooo:paragraph-rsid="00644350"/>
    </style:style>
    <style:style style:name="P12" style:family="paragraph" style:parent-style-name="Text_20_body">
      <style:paragraph-properties fo:margin-top="0cm" fo:margin-bottom="0cm" style:contextual-spacing="false" fo:line-height="150%" fo:text-align="justify" style:justify-single-word="false"/>
      <style:text-properties style:font-name="Times New Roman1" fo:language="uk" fo:country="UA" officeooo:rsid="00235e4b" officeooo:paragraph-rsid="003330e7"/>
    </style:style>
    <style:style style:name="P13"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3326ff" officeooo:paragraph-rsid="003326ff" style:font-weight-asian="normal" style:font-weight-complex="normal"/>
    </style:style>
    <style:style style:name="P14"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3a69d2" officeooo:paragraph-rsid="003c0525" style:font-weight-asian="normal" style:font-weight-complex="normal"/>
    </style:style>
    <style:style style:name="P15"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3a69d2" officeooo:paragraph-rsid="003a69d2" style:font-weight-asian="normal" style:font-weight-complex="normal"/>
    </style:style>
    <style:style style:name="P16"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3a69d2" officeooo:paragraph-rsid="003d8016" style:font-weight-asian="normal" style:font-weight-complex="normal"/>
    </style:style>
    <style:style style:name="P17"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3a69d2" officeooo:paragraph-rsid="0041b19b" style:font-weight-asian="normal" style:font-weight-complex="normal"/>
    </style:style>
    <style:style style:name="P18"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33e65" officeooo:paragraph-rsid="00433e65" style:font-weight-asian="normal" style:font-weight-complex="normal"/>
    </style:style>
    <style:style style:name="P19"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33e65" officeooo:paragraph-rsid="004445e4" style:font-weight-asian="normal" style:font-weight-complex="normal"/>
    </style:style>
    <style:style style:name="P20"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33e65" officeooo:paragraph-rsid="00480438" style:font-weight-asian="normal" style:font-weight-complex="normal"/>
    </style:style>
    <style:style style:name="P21"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833ed" officeooo:paragraph-rsid="004833ed" style:font-weight-asian="normal" style:font-weight-complex="normal"/>
    </style:style>
    <style:style style:name="P22"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833ed" officeooo:paragraph-rsid="004a1135" style:font-weight-asian="normal" style:font-weight-complex="normal"/>
    </style:style>
    <style:style style:name="P23"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bf8e8" officeooo:paragraph-rsid="004c4dd1" style:font-weight-asian="normal" style:font-weight-complex="normal"/>
    </style:style>
    <style:style style:name="P24" style:family="paragraph" style:parent-style-name="Default">
      <style:paragraph-properties fo:text-align="center" style:justify-single-word="false"/>
      <style:text-properties style:text-line-through-style="none" style:text-line-through-type="none" style:font-name="Times New Roman1" fo:font-size="14pt" fo:language="uk" fo:country="UA" style:text-underline-style="none" fo:font-weight="normal" style:font-size-asian="14pt" style:font-weight-asian="normal" style:font-size-complex="14pt"/>
    </style:style>
    <style:style style:name="P25" style:family="paragraph" style:parent-style-name="Default">
      <style:text-properties style:text-line-through-style="none" style:text-line-through-type="none" style:font-name="Times New Roman1" fo:font-size="14pt" fo:language="uk" fo:country="UA" style:text-underline-style="none" fo:font-weight="normal" style:font-size-asian="14pt" style:font-weight-asian="normal" style:font-size-complex="14pt"/>
    </style:style>
    <style:style style:name="P26" style:family="paragraph" style:parent-style-name="Default">
      <style:paragraph-properties fo:text-align="end" style:justify-single-word="false"/>
      <style:text-properties style:text-line-through-style="none" style:text-line-through-type="none" style:font-name="Times New Roman1" fo:font-size="14pt" fo:language="uk" fo:country="UA" style:text-underline-style="none" fo:font-weight="normal" style:font-size-asian="14pt" style:font-weight-asian="normal" style:font-size-complex="14pt"/>
    </style:style>
    <style:style style:name="P27" style:family="paragraph" style:parent-style-name="Default">
      <style:text-properties style:text-line-through-style="none" style:text-line-through-type="none" style:font-name="Times New Roman1" fo:font-size="14pt" fo:language="uk" fo:country="UA" fo:font-style="normal" style:text-underline-style="none" fo:font-weight="normal" style:font-size-asian="14pt" style:font-style-asian="normal" style:font-weight-asian="normal" style:font-size-complex="14pt"/>
    </style:style>
    <style:style style:name="P28" style:family="paragraph" style:parent-style-name="Default">
      <style:paragraph-properties fo:text-align="center" style:justify-single-word="false"/>
      <style:text-properties style:text-line-through-style="none" style:text-line-through-type="none" style:font-name="Times New Roman1" fo:font-size="14pt" fo:language="uk" fo:country="UA" fo:font-style="normal" style:text-underline-style="none" fo:font-weight="normal" style:font-size-asian="14pt" style:font-style-asian="normal" style:font-weight-asian="normal" style:font-size-complex="14pt"/>
    </style:style>
    <style:style style:name="P29" style:family="paragraph" style:parent-style-name="Text_20_body">
      <style:paragraph-properties fo:margin-top="0cm" fo:margin-bottom="0cm" style:contextual-spacing="false" fo:line-height="150%" fo:text-align="justify" style:justify-single-word="false"/>
      <style:text-properties fo:language="uk" fo:country="UA" fo:font-weight="normal" officeooo:rsid="00539400" officeooo:paragraph-rsid="00539400" style:font-weight-asian="normal" style:font-weight-complex="normal"/>
    </style:style>
    <style:style style:name="P30" style:family="paragraph" style:parent-style-name="Text_20_body">
      <style:paragraph-properties fo:margin-top="0cm" fo:margin-bottom="0cm" style:contextual-spacing="false" fo:line-height="150%" fo:text-align="justify" style:justify-single-word="false"/>
      <style:text-properties fo:language="uk" fo:country="UA" fo:font-weight="normal" officeooo:rsid="00593491" officeooo:paragraph-rsid="00593491" style:font-weight-asian="normal" style:font-weight-complex="normal"/>
    </style:style>
    <style:style style:name="P31" style:family="paragraph" style:parent-style-name="Text_20_body">
      <style:paragraph-properties fo:margin-top="0cm" fo:margin-bottom="0cm" style:contextual-spacing="false" fo:line-height="150%" fo:text-align="justify" style:justify-single-word="false"/>
      <style:text-properties fo:language="uk" fo:country="UA" fo:font-weight="normal" officeooo:rsid="00593491" officeooo:paragraph-rsid="005a9626" style:font-weight-asian="normal" style:font-weight-complex="normal"/>
    </style:style>
    <style:style style:name="P32" style:family="paragraph" style:parent-style-name="Text_20_body">
      <style:paragraph-properties fo:margin-top="0cm" fo:margin-bottom="0cm" style:contextual-spacing="false" fo:line-height="150%" fo:text-align="justify" style:justify-single-word="false"/>
      <style:text-properties fo:language="uk" fo:country="UA" fo:font-weight="normal" officeooo:rsid="005baec5" officeooo:paragraph-rsid="005baec5" style:font-weight-asian="normal" style:font-weight-complex="normal"/>
    </style:style>
    <style:style style:name="P33" style:family="paragraph" style:parent-style-name="Text_20_body">
      <style:paragraph-properties fo:margin-top="0cm" fo:margin-bottom="0cm" style:contextual-spacing="false" fo:line-height="150%" fo:text-align="justify" style:justify-single-word="false"/>
      <style:text-properties fo:language="uk" fo:country="UA" fo:font-weight="normal" officeooo:rsid="005e7ef5" officeooo:paragraph-rsid="005e7ef5" style:font-weight-asian="normal" style:font-weight-complex="normal"/>
    </style:style>
    <style:style style:name="P34" style:family="paragraph" style:parent-style-name="Text_20_body">
      <style:paragraph-properties fo:margin-top="0cm" fo:margin-bottom="0cm" style:contextual-spacing="false" fo:line-height="150%" fo:text-align="justify" style:justify-single-word="false"/>
      <style:text-properties fo:language="uk" fo:country="UA" fo:font-weight="normal" officeooo:rsid="005e7ef5" officeooo:paragraph-rsid="00605842" style:font-weight-asian="normal" style:font-weight-complex="normal"/>
    </style:style>
    <style:style style:name="P35" style:family="paragraph" style:parent-style-name="Default" style:master-page-name="First_20_Page">
      <style:paragraph-properties fo:text-align="center" style:justify-single-word="false" style:page-number="auto"/>
      <style:text-properties style:font-name="Times New Roman1" fo:font-size="14pt" fo:language="uk" fo:country="UA" fo:font-weight="bold" style:font-size-asian="14pt" style:font-weight-asian="bold" style:font-size-complex="14pt"/>
    </style:style>
    <style:style style:name="P36" style:family="paragraph" style:parent-style-name="Default">
      <style:paragraph-properties fo:text-align="center" style:justify-single-word="false"/>
      <style:text-properties style:text-line-through-style="none" style:text-line-through-type="none" style:font-name="Times New Roman1" fo:font-size="14pt" fo:language="uk" fo:country="UA" style:text-underline-style="none" fo:font-weight="bold" style:font-size-asian="14pt" style:font-weight-asian="bold" style:font-size-complex="14pt"/>
    </style:style>
    <style:style style:name="P37" style:family="paragraph" style:parent-style-name="Default">
      <style:paragraph-properties fo:text-align="center" style:justify-single-word="false"/>
      <style:text-properties style:text-line-through-style="none" style:text-line-through-type="none" style:font-name="Times New Roman1" fo:font-size="14pt" fo:language="uk" fo:country="UA" style:text-underline-style="none" fo:font-weight="normal" style:font-size-asian="14pt" style:font-weight-asian="normal" style:font-size-complex="14pt"/>
    </style:style>
    <style:style style:name="P38" style:family="paragraph" style:parent-style-name="Default">
      <style:paragraph-properties fo:line-height="150%" fo:text-align="center" style:justify-single-word="false"/>
      <style:text-properties style:text-line-through-style="none" style:text-line-through-type="none" style:font-name="Times New Roman1" fo:font-size="14pt" fo:language="uk" fo:country="UA" style:text-underline-style="none" fo:font-weight="normal" style:font-size-asian="14pt" style:font-weight-asian="normal" style:font-size-complex="14pt"/>
    </style:style>
    <style:style style:name="P39" style:family="paragraph" style:parent-style-name="Default">
      <style:paragraph-properties fo:text-align="end" style:justify-single-word="false"/>
      <style:text-properties style:text-line-through-style="none" style:text-line-through-type="none" style:font-name="Times New Roman1" fo:font-size="14pt" fo:language="uk" fo:country="UA" style:text-underline-style="none" fo:font-weight="normal" style:font-size-asian="14pt" style:font-weight-asian="normal" style:font-size-complex="14pt"/>
    </style:style>
    <style:style style:name="P40" style:family="paragraph" style:parent-style-name="Default">
      <style:paragraph-properties fo:text-align="end" style:justify-single-word="false"/>
      <style:text-properties style:text-line-through-style="none" style:text-line-through-type="none" style:font-name="Times New Roman1" fo:font-size="14pt" fo:language="uk" fo:country="UA" fo:font-style="italic" style:text-underline-style="none" fo:font-weight="normal" style:font-size-asian="14pt" style:font-style-asian="italic" style:font-weight-asian="normal" style:font-size-complex="14pt"/>
    </style:style>
    <style:style style:name="P41" style:family="paragraph" style:parent-style-name="Default">
      <style:text-properties style:text-line-through-style="none" style:text-line-through-type="none" style:font-name="Times New Roman1" fo:font-size="14pt" fo:language="uk" fo:country="UA" fo:font-style="normal" style:text-underline-style="none" fo:font-weight="normal" style:font-size-asian="14pt" style:font-style-asian="normal" style:font-weight-asian="normal" style:font-size-complex="14pt"/>
    </style:style>
    <style:style style:name="P42" style:family="paragraph" style:parent-style-name="Default">
      <style:paragraph-properties fo:text-align="center" style:justify-single-word="false"/>
      <style:text-properties style:text-line-through-style="none" style:text-line-through-type="none" style:font-name="Times New Roman1" fo:font-size="14pt" fo:language="uk" fo:country="UA" fo:font-style="normal" style:text-underline-style="none" fo:font-weight="normal" style:font-size-asian="14pt" style:font-style-asian="normal" style:font-weight-asian="normal" style:font-size-complex="14pt"/>
    </style:style>
    <style:style style:name="P43" style:family="paragraph" style:parent-style-name="Heading_20_1">
      <style:paragraph-properties fo:text-align="center" style:justify-single-word="false" fo:break-before="page"/>
      <style:text-properties style:font-name="Times New Roman1" fo:font-size="14pt" fo:language="uk" fo:country="UA" style:font-size-asian="14pt" style:font-size-complex="14pt"/>
    </style:style>
    <style:style style:name="P44" style:family="paragraph" style:parent-style-name="Heading_20_1">
      <style:paragraph-properties fo:line-height="150%" fo:text-align="center" style:justify-single-word="false" fo:break-before="page"/>
      <style:text-properties style:font-name="Times New Roman1" fo:language="uk" fo:country="UA" officeooo:paragraph-rsid="0020349c"/>
    </style:style>
    <style:style style:name="P45" style:family="paragraph" style:parent-style-name="Heading_20_1">
      <style:paragraph-properties fo:break-before="page"/>
      <style:text-properties fo:language="uk" fo:country="UA"/>
    </style:style>
    <style:style style:name="P46" style:family="paragraph" style:parent-style-name="Heading_20_1">
      <style:paragraph-properties fo:text-align="center" style:justify-single-word="false" fo:break-before="page"/>
      <style:text-properties fo:language="uk" fo:country="UA"/>
    </style:style>
    <style:style style:name="P47" style:family="paragraph" style:parent-style-name="Heading_20_2">
      <style:paragraph-properties fo:margin-top="0.152cm" fo:margin-bottom="0.011cm" style:contextual-spacing="false" fo:line-height="150%"/>
      <style:text-properties fo:language="uk" fo:country="UA" officeooo:paragraph-rsid="003593a8"/>
    </style:style>
    <style:style style:name="P48" style:family="paragraph" style:parent-style-name="Heading_20_2">
      <style:text-properties fo:language="uk" fo:country="UA"/>
    </style:style>
    <style:style style:name="P49" style:family="paragraph" style:parent-style-name="Heading_20_2">
      <style:text-properties fo:language="uk" fo:country="UA" fo:font-weight="bold" style:font-weight-asian="bold" style:font-weight-complex="bold"/>
    </style:style>
    <style:style style:name="P50" style:family="paragraph" style:parent-style-name="Text_20_body">
      <style:paragraph-properties fo:margin-top="0cm" fo:margin-bottom="0cm" style:contextual-spacing="false" fo:line-height="150%" fo:text-align="justify" style:justify-single-word="false"/>
      <style:text-properties style:font-name="Times New Roman1" fo:font-size="14pt" fo:language="uk" fo:country="UA" fo:font-weight="normal" officeooo:rsid="00235e4b" officeooo:paragraph-rsid="002dc729" style:font-size-asian="14pt" style:font-weight-asian="normal" style:font-size-complex="14pt" style:font-weight-complex="normal"/>
    </style:style>
    <style:style style:name="P51" style:family="paragraph" style:parent-style-name="Text_20_body">
      <style:paragraph-properties fo:margin-top="0cm" fo:margin-bottom="0.298cm" style:contextual-spacing="false" fo:line-height="150%" fo:text-align="justify" style:justify-single-word="false"/>
      <style:text-properties style:font-name="Times New Roman1" fo:font-size="14pt" fo:language="uk" fo:country="UA" fo:font-weight="normal" officeooo:rsid="00235e4b" officeooo:paragraph-rsid="002dc729" style:font-size-asian="14pt" style:font-weight-asian="normal" style:font-size-complex="14pt" style:font-weight-complex="normal"/>
    </style:style>
    <style:style style:name="P52" style:family="paragraph" style:parent-style-name="Text_20_body" style:list-style-name="L1">
      <style:paragraph-properties fo:margin-top="0cm" fo:margin-bottom="0cm" style:contextual-spacing="false" fo:line-height="150%" fo:text-align="justify" style:justify-single-word="false"/>
      <style:text-properties style:font-name="Times New Roman1" fo:font-size="14pt" fo:language="uk" fo:country="UA" fo:font-weight="normal" officeooo:rsid="00235e4b" officeooo:paragraph-rsid="002dc729" style:font-size-asian="14pt" style:font-weight-asian="normal" style:font-size-complex="14pt" style:font-weight-complex="normal"/>
    </style:style>
    <style:style style:name="P53" style:family="paragraph" style:parent-style-name="Text_20_body" style:list-style-name="L2">
      <style:paragraph-properties fo:margin-top="0cm" fo:margin-bottom="0cm" style:contextual-spacing="false" fo:line-height="150%" fo:text-align="justify" style:justify-single-word="false"/>
      <style:text-properties style:font-name="Times New Roman1" fo:font-size="14pt" fo:language="uk" fo:country="UA" fo:font-weight="normal" officeooo:rsid="00235e4b" officeooo:paragraph-rsid="002dc729" style:font-size-asian="14pt" style:font-weight-asian="normal" style:font-size-complex="14pt" style:font-weight-complex="normal"/>
    </style:style>
    <style:style style:name="P54" style:family="paragraph" style:parent-style-name="Text_20_body">
      <style:paragraph-properties fo:margin-top="0cm" fo:margin-bottom="0cm" style:contextual-spacing="false" fo:line-height="150%" fo:text-align="justify" style:justify-single-word="false"/>
      <style:text-properties style:font-name="Times New Roman1" fo:font-size="14pt" fo:language="uk" fo:country="UA" fo:font-weight="normal" officeooo:rsid="00235e4b" officeooo:paragraph-rsid="003330e7" style:font-size-asian="14pt" style:font-weight-asian="normal" style:font-size-complex="14pt" style:font-weight-complex="normal"/>
    </style:style>
    <style:style style:name="P55" style:family="paragraph" style:parent-style-name="Text_20_body">
      <style:paragraph-properties fo:margin-top="0cm" fo:margin-bottom="0cm" style:contextual-spacing="false" fo:line-height="150%" fo:text-align="justify" style:justify-single-word="false"/>
      <style:text-properties style:font-name="Times New Roman1" fo:font-size="14pt" fo:language="uk" fo:country="UA" fo:font-weight="normal" officeooo:rsid="00252158" officeooo:paragraph-rsid="00617e74" style:font-size-asian="14pt" style:font-weight-asian="normal" style:font-size-complex="14pt" style:font-weight-complex="normal"/>
    </style:style>
    <style:style style:name="P56" style:family="paragraph" style:parent-style-name="Text_20_body">
      <style:paragraph-properties fo:margin-top="0cm" fo:margin-bottom="0cm" style:contextual-spacing="false" fo:line-height="150%" fo:text-align="justify" style:justify-single-word="false"/>
      <style:text-properties style:font-name="Times New Roman1" fo:font-size="14pt" fo:language="uk" fo:country="UA" fo:font-weight="normal" officeooo:rsid="00252158" officeooo:paragraph-rsid="0062a2bf" style:font-size-asian="14pt" style:font-weight-asian="normal" style:font-size-complex="14pt" style:font-weight-complex="normal"/>
    </style:style>
    <style:style style:name="P57" style:family="paragraph" style:parent-style-name="Text_20_body">
      <style:paragraph-properties fo:margin-top="0cm" fo:margin-bottom="0cm" style:contextual-spacing="false" fo:line-height="150%" fo:text-align="justify" style:justify-single-word="false"/>
      <style:text-properties style:font-name="Times New Roman1" fo:font-size="14pt" fo:language="uk" fo:country="UA" fo:font-weight="normal" officeooo:rsid="00252158" officeooo:paragraph-rsid="00644350" style:font-size-asian="14pt" style:font-weight-asian="normal" style:font-size-complex="14pt" style:font-weight-complex="normal"/>
    </style:style>
    <style:style style:name="P58" style:family="paragraph" style:parent-style-name="Text_20_body" style:list-style-name="L18">
      <style:paragraph-properties fo:margin-top="0cm" fo:margin-bottom="0cm" style:contextual-spacing="false" fo:line-height="150%" fo:text-align="justify" style:justify-single-word="false"/>
      <style:text-properties style:font-name="Times New Roman1" fo:font-size="14pt" fo:language="uk" fo:country="UA" fo:font-weight="normal" officeooo:rsid="00252158" officeooo:paragraph-rsid="0065fddd" style:font-size-asian="14pt" style:font-weight-asian="normal" style:font-size-complex="14pt" style:font-weight-complex="normal"/>
    </style:style>
    <style:style style:name="P59" style:family="paragraph" style:parent-style-name="Text_20_body">
      <style:text-properties style:font-name="Times New Roman1" fo:font-size="14pt" fo:language="uk" fo:country="UA" officeooo:rsid="00252158" officeooo:paragraph-rsid="00252158" style:font-size-asian="14pt" style:font-size-complex="14pt"/>
    </style:style>
    <style:style style:name="P60" style:family="paragraph" style:parent-style-name="Text_20_body">
      <style:text-properties style:font-name="Times New Roman1" fo:font-size="14pt" fo:language="en" fo:country="US" fo:font-weight="normal" officeooo:rsid="0074969a" officeooo:paragraph-rsid="0074969a" style:font-size-asian="14pt" style:font-weight-asian="normal" style:font-size-complex="14pt" style:font-weight-complex="normal"/>
    </style:style>
    <style:style style:name="P61" style:family="paragraph" style:parent-style-name="Text_20_body">
      <style:paragraph-properties fo:margin-top="0cm" fo:margin-bottom="0cm" style:contextual-spacing="false" fo:line-height="100%"/>
      <style:text-properties style:font-name="Times New Roman1" fo:font-size="14pt" fo:language="en" fo:country="US" fo:font-weight="normal" officeooo:rsid="0074969a" officeooo:paragraph-rsid="0074969a" style:font-size-asian="14pt" style:font-weight-asian="normal" style:font-size-complex="14pt" style:font-weight-complex="normal"/>
    </style:style>
    <style:style style:name="P62" style:family="paragraph" style:parent-style-name="Text_20_body">
      <style:paragraph-properties fo:margin-top="0cm" fo:margin-bottom="0cm" style:contextual-spacing="false" fo:line-height="100%" fo:text-align="start" style:justify-single-word="false"/>
      <style:text-properties style:font-name="Times New Roman1" fo:font-size="14pt" fo:language="en" fo:country="US" fo:font-weight="normal" officeooo:rsid="0074969a" officeooo:paragraph-rsid="0074969a" style:font-size-asian="14pt" style:font-weight-asian="normal" style:font-size-complex="14pt" style:font-weight-complex="normal"/>
    </style:style>
    <style:style style:name="P63" style:family="paragraph" style:parent-style-name="Text_20_body">
      <style:paragraph-properties fo:margin-top="0cm" fo:margin-bottom="0cm" style:contextual-spacing="false" fo:line-height="100%" fo:text-align="start" style:justify-single-word="false"/>
      <style:text-properties style:font-name="Times New Roman1" fo:font-size="14pt" fo:language="en" fo:country="US" fo:font-weight="normal" officeooo:rsid="0074969a" officeooo:paragraph-rsid="0077eed3" style:font-size-asian="14pt" style:font-weight-asian="normal" style:font-size-complex="14pt" style:font-weight-complex="normal"/>
    </style:style>
    <style:style style:name="P64" style:family="paragraph" style:parent-style-name="Text_20_body">
      <style:paragraph-properties fo:margin-top="0cm" fo:margin-bottom="0cm" style:contextual-spacing="false" fo:line-height="100%"/>
      <style:text-properties style:font-name="Times New Roman1" fo:font-size="14pt" fo:language="en" fo:country="US" fo:font-weight="normal" officeooo:rsid="0074969a" officeooo:paragraph-rsid="0077eed3" style:font-size-asian="14pt" style:font-weight-asian="normal" style:font-size-complex="14pt" style:font-weight-complex="normal"/>
    </style:style>
    <style:style style:name="P65"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ddb58" style:font-size-asian="14pt" style:font-weight-asian="bold" style:font-size-complex="14pt" style:font-weight-complex="bold"/>
    </style:style>
    <style:style style:name="P66"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c97fc" style:font-size-asian="14pt" style:font-weight-asian="bold" style:font-size-complex="14pt" style:font-weight-complex="bold"/>
    </style:style>
    <style:style style:name="P67"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b810c" style:font-size-asian="14pt" style:font-weight-asian="bold" style:font-size-complex="14pt" style:font-weight-complex="bold"/>
    </style:style>
    <style:style style:name="P68"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b021f" style:font-size-asian="14pt" style:font-weight-asian="bold" style:font-size-complex="14pt" style:font-weight-complex="bold"/>
    </style:style>
    <style:style style:name="P69"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ae615" style:font-size-asian="14pt" style:font-weight-asian="bold" style:font-size-complex="14pt" style:font-weight-complex="bold"/>
    </style:style>
    <style:style style:name="P70"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a6d71" style:font-size-asian="14pt" style:font-weight-asian="bold" style:font-size-complex="14pt" style:font-weight-complex="bold"/>
    </style:style>
    <style:style style:name="P71"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877aa" style:font-size-asian="14pt" style:font-weight-asian="bold" style:font-size-complex="14pt" style:font-weight-complex="bold"/>
    </style:style>
    <style:style style:name="P72"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764f6" style:font-size-asian="14pt" style:font-weight-asian="bold" style:font-size-complex="14pt" style:font-weight-complex="bold"/>
    </style:style>
    <style:style style:name="P73"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5db10" style:font-size-asian="14pt" style:font-weight-asian="bold" style:font-size-complex="14pt" style:font-weight-complex="bold"/>
    </style:style>
    <style:style style:name="P74"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57f47" style:font-size-asian="14pt" style:font-weight-asian="bold" style:font-size-complex="14pt" style:font-weight-complex="bold"/>
    </style:style>
    <style:style style:name="P75"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3c47e" style:font-size-asian="14pt" style:font-weight-asian="bold" style:font-size-complex="14pt" style:font-weight-complex="bold"/>
    </style:style>
    <style:style style:name="P76"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37216" style:font-size-asian="14pt" style:font-weight-asian="bold" style:font-size-complex="14pt" style:font-weight-complex="bold"/>
    </style:style>
    <style:style style:name="P77"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084c4" style:font-size-asian="14pt" style:font-weight-asian="bold" style:font-size-complex="14pt" style:font-weight-complex="bold"/>
    </style:style>
    <style:style style:name="P78"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78753a" style:font-size-asian="14pt" style:font-weight-asian="bold" style:font-size-complex="14pt" style:font-weight-complex="bold"/>
    </style:style>
    <style:style style:name="P79"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7e8793" style:font-size-asian="14pt" style:font-weight-asian="bold" style:font-size-complex="14pt" style:font-weight-complex="bold"/>
    </style:style>
    <style:style style:name="P80"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7af608" style:font-size-asian="14pt" style:font-weight-asian="bold" style:font-size-complex="14pt" style:font-weight-complex="bold"/>
    </style:style>
    <style:style style:name="P81"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7b0d5d" style:font-size-asian="14pt" style:font-weight-asian="bold" style:font-size-complex="14pt" style:font-weight-complex="bold"/>
    </style:style>
    <style:style style:name="P82"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79dafe" style:font-size-asian="14pt" style:font-weight-asian="bold" style:font-size-complex="14pt" style:font-weight-complex="bold"/>
    </style:style>
    <style:style style:name="P83"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77eed3" style:font-size-asian="14pt" style:font-weight-asian="bold" style:font-size-complex="14pt" style:font-weight-complex="bold"/>
    </style:style>
    <style:style style:name="P84"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74969a" style:font-size-asian="14pt" style:font-weight-asian="bold" style:font-size-complex="14pt" style:font-weight-complex="bold"/>
    </style:style>
    <style:style style:name="P85" style:family="paragraph" style:parent-style-name="Text_20_body">
      <style:paragraph-properties fo:margin-top="0cm" fo:margin-bottom="0cm" style:contextual-spacing="false" fo:line-height="100%" fo:text-align="start" style:justify-single-word="false"/>
      <style:text-properties style:font-name="Times New Roman1" fo:font-size="14pt" fo:language="en" fo:country="US" fo:font-weight="bold" officeooo:rsid="0074969a" officeooo:paragraph-rsid="0077eed3" style:font-size-asian="14pt" style:font-weight-asian="bold" style:font-size-complex="14pt" style:font-weight-complex="bold"/>
    </style:style>
    <style:style style:name="P86" style:family="paragraph" style:parent-style-name="Text_20_body">
      <style:paragraph-properties fo:margin-top="0cm" fo:margin-bottom="0cm" style:contextual-spacing="false" fo:line-height="100%"/>
      <style:text-properties style:font-name="Times New Roman1" fo:font-size="14pt" fo:language="en" fo:country="US" fo:font-weight="bold" officeooo:rsid="0074969a" officeooo:paragraph-rsid="008e7964" style:font-size-asian="14pt" style:font-weight-asian="bold" style:font-size-complex="14pt" style:font-weight-complex="bold"/>
    </style:style>
    <style:style style:name="P87" style:family="paragraph" style:parent-style-name="Text_20_body" style:list-style-name="L4">
      <style:paragraph-properties fo:margin-top="0cm" fo:margin-bottom="0cm" style:contextual-spacing="false" fo:line-height="150%" fo:text-align="justify" style:justify-single-word="false"/>
      <style:text-properties style:font-name="Times New Roman1" fo:language="uk" fo:country="UA" fo:font-style="italic" fo:font-weight="bold" officeooo:rsid="003a69d2" officeooo:paragraph-rsid="003c0525" style:font-style-asian="italic" style:font-weight-asian="bold" style:font-style-complex="italic" style:font-weight-complex="bold"/>
    </style:style>
    <style:style style:name="P88" style:family="paragraph" style:parent-style-name="Text_20_body" style:list-style-name="L7">
      <style:paragraph-properties fo:margin-top="0cm" fo:margin-bottom="0cm" style:contextual-spacing="false" fo:line-height="150%" fo:text-align="justify" style:justify-single-word="false"/>
      <style:text-properties style:font-name="Times New Roman1" fo:language="uk" fo:country="UA" fo:font-style="italic" fo:font-weight="bold" officeooo:rsid="00433e65" officeooo:paragraph-rsid="004445e4" style:font-style-asian="italic" style:font-weight-asian="bold" style:font-style-complex="italic" style:font-weight-complex="bold"/>
    </style:style>
    <style:style style:name="P89" style:family="paragraph" style:parent-style-name="Text_20_body" style:list-style-name="L7">
      <style:paragraph-properties fo:margin-top="0cm" fo:margin-bottom="0cm" style:contextual-spacing="false" fo:line-height="150%" fo:text-align="justify" style:justify-single-word="false"/>
      <style:text-properties style:font-name="Times New Roman1" fo:language="uk" fo:country="UA" fo:font-weight="normal" officeooo:rsid="00433e65" officeooo:paragraph-rsid="004445e4" style:font-weight-asian="normal" style:font-weight-complex="normal"/>
    </style:style>
    <style:style style:name="P90"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bf8e8" officeooo:paragraph-rsid="004d2e66" style:font-weight-asian="normal" style:font-weight-complex="normal"/>
    </style:style>
    <style:style style:name="P91" style:family="paragraph" style:parent-style-name="Text_20_body">
      <style:paragraph-properties fo:margin-top="0cm" fo:margin-bottom="0cm" style:contextual-spacing="false" fo:line-height="150%" fo:text-align="justify" style:justify-single-word="false"/>
      <style:text-properties style:font-name="Times New Roman1" fo:language="uk" fo:country="UA" fo:font-weight="normal" officeooo:rsid="004bf8e8" officeooo:paragraph-rsid="004e91eb" style:font-weight-asian="normal" style:font-weight-complex="normal"/>
    </style:style>
    <style:style style:name="P92" style:family="paragraph" style:parent-style-name="Text_20_body" style:list-style-name="L18">
      <style:paragraph-properties fo:margin-top="0cm" fo:margin-bottom="0cm" style:contextual-spacing="false" fo:line-height="150%" fo:text-align="justify" style:justify-single-word="false"/>
      <style:text-properties style:font-name="Times New Roman1" fo:language="uk" fo:country="UA" fo:font-weight="normal" officeooo:rsid="00252158" officeooo:paragraph-rsid="0065fddd" style:font-weight-asian="normal" style:font-weight-complex="normal"/>
    </style:style>
    <style:style style:name="P93" style:family="paragraph" style:parent-style-name="Text_20_body" style:list-style-name="L18">
      <style:paragraph-properties fo:margin-top="0cm" fo:margin-bottom="0cm" style:contextual-spacing="false" fo:line-height="150%" fo:text-align="justify" style:justify-single-word="false"/>
      <style:text-properties style:font-name="Times New Roman1" fo:language="uk" fo:country="UA" fo:font-weight="normal" officeooo:rsid="00252158" officeooo:paragraph-rsid="0068a6c8" style:font-weight-asian="normal" style:font-weight-complex="normal"/>
    </style:style>
    <style:style style:name="P94" style:family="paragraph" style:parent-style-name="Text_20_body" style:list-style-name="L18">
      <style:paragraph-properties fo:margin-top="0cm" fo:margin-bottom="0cm" style:contextual-spacing="false" fo:line-height="150%" fo:text-align="justify" style:justify-single-word="false"/>
      <style:text-properties style:font-name="Times New Roman1" fo:language="uk" fo:country="UA" fo:font-weight="normal" officeooo:rsid="00252158" officeooo:paragraph-rsid="006ab8bc" style:font-weight-asian="normal" style:font-weight-complex="normal"/>
    </style:style>
    <style:style style:name="P95" style:family="paragraph" style:parent-style-name="Text_20_body" style:list-style-name="L18">
      <style:paragraph-properties fo:margin-top="0cm" fo:margin-bottom="0cm" style:contextual-spacing="false" fo:line-height="150%" fo:text-align="justify" style:justify-single-word="false"/>
      <style:text-properties style:font-name="Times New Roman1" fo:language="uk" fo:country="UA" fo:font-weight="normal" officeooo:rsid="006884ed" officeooo:paragraph-rsid="006884ed" style:font-weight-asian="normal" style:font-weight-complex="normal"/>
    </style:style>
    <style:style style:name="P96" style:family="paragraph" style:parent-style-name="Text_20_body">
      <style:paragraph-properties fo:margin-top="0cm" fo:margin-bottom="0cm" style:contextual-spacing="false" fo:line-height="100%"/>
      <style:text-properties style:font-name="Times New Roman1" fo:font-size="10.5pt" fo:language="en" fo:country="US" fo:font-weight="normal" officeooo:rsid="0074969a" officeooo:paragraph-rsid="0074969a" style:font-size-asian="10.5pt" style:font-weight-asian="normal" style:font-size-complex="10.5pt" style:font-weight-complex="normal"/>
    </style:style>
    <style:style style:name="P97" style:family="paragraph" style:parent-style-name="Text_20_body">
      <style:paragraph-properties fo:margin-top="0cm" fo:margin-bottom="0cm" style:contextual-spacing="false" fo:line-height="100%"/>
      <style:text-properties style:font-name="Times New Roman1" fo:font-size="10.5pt" fo:language="en" fo:country="US" fo:font-weight="normal" officeooo:rsid="0074969a" officeooo:paragraph-rsid="007af608" style:font-size-asian="10.5pt" style:font-weight-asian="normal" style:font-size-complex="10.5pt" style:font-weight-complex="normal"/>
    </style:style>
    <style:style style:name="P98" style:family="paragraph" style:parent-style-name="Text_20_body">
      <style:paragraph-properties fo:margin-top="0cm" fo:margin-bottom="0cm" style:contextual-spacing="false" fo:line-height="100%"/>
      <style:text-properties style:font-name="Times New Roman1" fo:font-size="10.5pt" fo:language="en" fo:country="US" fo:font-weight="normal" officeooo:rsid="0074969a" officeooo:paragraph-rsid="00857f47" style:font-size-asian="10.5pt" style:font-weight-asian="normal" style:font-size-complex="10.5pt" style:font-weight-complex="normal"/>
    </style:style>
    <style:style style:name="P99" style:family="paragraph" style:parent-style-name="Text_20_body">
      <style:paragraph-properties fo:margin-top="0cm" fo:margin-bottom="0cm" style:contextual-spacing="false" fo:line-height="100%"/>
      <style:text-properties style:font-name="Times New Roman1" fo:font-size="10.5pt" fo:language="en" fo:country="US" fo:font-weight="normal" officeooo:rsid="0074969a" officeooo:paragraph-rsid="0085db10" style:font-size-asian="10.5pt" style:font-weight-asian="normal" style:font-size-complex="10.5pt" style:font-weight-complex="normal"/>
    </style:style>
    <style:style style:name="P100" style:family="paragraph" style:parent-style-name="Text_20_body">
      <style:paragraph-properties fo:margin-top="0cm" fo:margin-bottom="0cm" style:contextual-spacing="false" fo:line-height="100%"/>
      <style:text-properties style:font-name="Times New Roman1" fo:font-size="10.5pt" fo:language="en" fo:country="US" fo:font-weight="normal" officeooo:rsid="0074969a" officeooo:paragraph-rsid="008c97fc" style:font-size-asian="9.14999961853027pt" style:font-weight-asian="normal" style:font-size-complex="10.5pt" style:font-weight-complex="normal"/>
    </style:style>
    <style:style style:name="P101" style:family="paragraph" style:parent-style-name="Text_20_body" style:list-style-name="L1">
      <style:paragraph-properties fo:margin-top="0cm" fo:margin-bottom="0cm" style:contextual-spacing="false" fo:line-height="150%" fo:text-align="justify" style:justify-single-word="false"/>
      <style:text-properties fo:language="uk" fo:country="UA" officeooo:paragraph-rsid="002dc729"/>
    </style:style>
    <style:style style:name="P102" style:family="paragraph" style:parent-style-name="Text_20_body" style:list-style-name="L3">
      <style:paragraph-properties fo:margin-top="0cm" fo:margin-bottom="0cm" style:contextual-spacing="false" fo:line-height="150%" fo:text-align="justify" style:justify-single-word="false"/>
      <style:text-properties fo:language="uk" fo:country="UA" officeooo:paragraph-rsid="003326ff"/>
    </style:style>
    <style:style style:name="P103" style:family="paragraph" style:parent-style-name="Text_20_body" style:list-style-name="L3">
      <style:paragraph-properties fo:margin-top="0cm" fo:margin-bottom="0cm" style:contextual-spacing="false" fo:line-height="150%" fo:text-align="justify" style:justify-single-word="false"/>
      <style:text-properties fo:language="uk" fo:country="UA" officeooo:paragraph-rsid="00379bcc"/>
    </style:style>
    <style:style style:name="P104" style:family="paragraph" style:parent-style-name="Text_20_body" style:list-style-name="L4">
      <style:paragraph-properties fo:margin-top="0cm" fo:margin-bottom="0cm" style:contextual-spacing="false" fo:line-height="150%" fo:text-align="justify" style:justify-single-word="false"/>
      <style:text-properties fo:language="uk" fo:country="UA" officeooo:paragraph-rsid="003c0525"/>
    </style:style>
    <style:style style:name="P105" style:family="paragraph" style:parent-style-name="Text_20_body" style:list-style-name="L5">
      <style:paragraph-properties fo:margin-top="0cm" fo:margin-bottom="0cm" style:contextual-spacing="false" fo:line-height="150%" fo:text-align="justify" style:justify-single-word="false"/>
      <style:text-properties fo:language="uk" fo:country="UA" officeooo:paragraph-rsid="003d8016"/>
    </style:style>
    <style:style style:name="P106" style:family="paragraph" style:parent-style-name="Text_20_body" style:list-style-name="L6">
      <style:paragraph-properties fo:margin-top="0cm" fo:margin-bottom="0cm" style:contextual-spacing="false" fo:line-height="150%" fo:text-align="justify" style:justify-single-word="false"/>
      <style:text-properties fo:language="uk" fo:country="UA" officeooo:paragraph-rsid="0046ef45"/>
    </style:style>
    <style:style style:name="P107" style:family="paragraph" style:parent-style-name="Text_20_body" style:list-style-name="L7">
      <style:paragraph-properties fo:margin-top="0cm" fo:margin-bottom="0cm" style:contextual-spacing="false" fo:line-height="150%" fo:text-align="justify" style:justify-single-word="false"/>
      <style:text-properties fo:language="uk" fo:country="UA" officeooo:paragraph-rsid="004445e4"/>
    </style:style>
    <style:style style:name="P108" style:family="paragraph" style:parent-style-name="Text_20_body" style:list-style-name="L8">
      <style:paragraph-properties fo:margin-top="0cm" fo:margin-bottom="0cm" style:contextual-spacing="false" fo:line-height="150%" fo:text-align="justify" style:justify-single-word="false"/>
      <style:text-properties fo:language="uk" fo:country="UA" officeooo:paragraph-rsid="004833ed"/>
    </style:style>
    <style:style style:name="P109" style:family="paragraph" style:parent-style-name="Text_20_body" style:list-style-name="L9">
      <style:paragraph-properties fo:margin-top="0cm" fo:margin-bottom="0cm" style:contextual-spacing="false" fo:line-height="150%" fo:text-align="justify" style:justify-single-word="false"/>
      <style:text-properties fo:language="uk" fo:country="UA" officeooo:paragraph-rsid="004a1135"/>
    </style:style>
    <style:style style:name="P110" style:family="paragraph" style:parent-style-name="Text_20_body" style:list-style-name="L10">
      <style:paragraph-properties fo:margin-top="0cm" fo:margin-bottom="0cm" style:contextual-spacing="false" fo:line-height="150%" fo:text-align="justify" style:justify-single-word="false"/>
      <style:text-properties fo:language="uk" fo:country="UA" officeooo:paragraph-rsid="004c4dd1"/>
    </style:style>
    <style:style style:name="P111" style:family="paragraph" style:parent-style-name="Text_20_body" style:list-style-name="L10">
      <style:paragraph-properties fo:margin-top="0cm" fo:margin-bottom="0cm" style:contextual-spacing="false" fo:line-height="150%" fo:text-align="justify" style:justify-single-word="false"/>
      <style:text-properties fo:language="uk" fo:country="UA" officeooo:paragraph-rsid="004d2e66"/>
    </style:style>
    <style:style style:name="P112" style:family="paragraph" style:parent-style-name="Text_20_body" style:list-style-name="L11">
      <style:paragraph-properties fo:margin-top="0cm" fo:margin-bottom="0cm" style:contextual-spacing="false" fo:line-height="150%" fo:text-align="justify" style:justify-single-word="false"/>
      <style:text-properties fo:language="uk" fo:country="UA" officeooo:paragraph-rsid="004e91eb"/>
    </style:style>
    <style:style style:name="P113" style:family="paragraph" style:parent-style-name="Text_20_body" style:list-style-name="L12">
      <style:paragraph-properties fo:margin-top="0cm" fo:margin-bottom="0cm" style:contextual-spacing="false" fo:line-height="150%" fo:text-align="justify" style:justify-single-word="false"/>
      <style:text-properties fo:language="uk" fo:country="UA" officeooo:paragraph-rsid="00539400"/>
    </style:style>
    <style:style style:name="P114" style:family="paragraph" style:parent-style-name="Text_20_body" style:list-style-name="L13">
      <style:paragraph-properties fo:margin-top="0cm" fo:margin-bottom="0cm" style:contextual-spacing="false" fo:line-height="150%" fo:text-align="justify" style:justify-single-word="false"/>
      <style:text-properties fo:language="uk" fo:country="UA" officeooo:paragraph-rsid="00558dfc"/>
    </style:style>
    <style:style style:name="P115" style:family="paragraph" style:parent-style-name="Text_20_body" style:list-style-name="L15">
      <style:paragraph-properties fo:margin-top="0cm" fo:margin-bottom="0cm" style:contextual-spacing="false" fo:line-height="150%" fo:text-align="justify" style:justify-single-word="false"/>
      <style:text-properties fo:language="uk" fo:country="UA" officeooo:paragraph-rsid="005baec5"/>
    </style:style>
    <style:style style:name="P116" style:family="paragraph" style:parent-style-name="Text_20_body" style:list-style-name="L11">
      <style:paragraph-properties fo:margin-top="0cm" fo:margin-bottom="0cm" style:contextual-spacing="false" fo:line-height="150%" fo:text-align="justify" style:justify-single-word="false"/>
      <style:text-properties fo:language="uk" fo:country="UA" fo:font-weight="normal" officeooo:paragraph-rsid="004e91eb" style:font-weight-asian="normal" style:font-weight-complex="normal"/>
    </style:style>
    <style:style style:name="P117" style:family="paragraph" style:parent-style-name="Text_20_body" style:list-style-name="L14">
      <style:paragraph-properties fo:margin-top="0cm" fo:margin-bottom="0cm" style:contextual-spacing="false" fo:line-height="150%" fo:text-align="justify" style:justify-single-word="false"/>
      <style:text-properties fo:language="uk" fo:country="UA" fo:font-weight="normal" officeooo:paragraph-rsid="00593491" style:font-weight-asian="normal" style:font-weight-complex="normal"/>
    </style:style>
    <style:style style:name="P118" style:family="paragraph" style:parent-style-name="Text_20_body" style:list-style-name="L16">
      <style:paragraph-properties fo:margin-top="0cm" fo:margin-bottom="0cm" style:contextual-spacing="false" fo:line-height="150%" fo:text-align="justify" style:justify-single-word="false"/>
      <style:text-properties officeooo:paragraph-rsid="005d6bae"/>
    </style:style>
    <style:style style:name="P119" style:family="paragraph" style:parent-style-name="Text_20_body" style:list-style-name="L17">
      <style:paragraph-properties fo:margin-top="0cm" fo:margin-bottom="0cm" style:contextual-spacing="false" fo:line-height="150%" fo:text-align="justify" style:justify-single-word="false"/>
      <style:text-properties officeooo:paragraph-rsid="00605842"/>
    </style:style>
    <style:style style:name="P120" style:family="paragraph" style:parent-style-name="Text_20_body" style:list-style-name="L18">
      <style:paragraph-properties fo:margin-top="0cm" fo:margin-bottom="0cm" style:contextual-spacing="false" fo:line-height="150%" fo:text-align="justify" style:justify-single-word="false"/>
      <style:text-properties fo:font-variant="normal" fo:text-transform="none" fo:color="#000000" loext:opacity="100%" style:font-name="Times New Roman" fo:font-size="14.25pt" fo:letter-spacing="normal" fo:language="uk" fo:country="UA" fo:font-style="normal" fo:font-weight="normal" officeooo:rsid="00252158" officeooo:paragraph-rsid="0065fddd" style:font-size-asian="14pt" style:font-weight-asian="normal" style:font-size-complex="14pt" style:font-weight-complex="normal"/>
    </style:style>
    <style:style style:name="P121" style:family="paragraph" style:parent-style-name="Text_20_body" style:list-style-name="L18">
      <style:paragraph-properties fo:margin-top="0cm" fo:margin-bottom="0cm" style:contextual-spacing="false" fo:line-height="150%" fo:text-align="justify" style:justify-single-word="false"/>
      <style:text-properties style:font-name="Times New Roman" fo:font-weight="normal" officeooo:paragraph-rsid="0065fddd"/>
    </style:style>
    <style:style style:name="P122" style:family="paragraph" style:parent-style-name="Text_20_body">
      <style:paragraph-properties fo:margin-top="0cm" fo:margin-bottom="0cm" style:contextual-spacing="false" fo:line-height="100%"/>
      <style:text-properties fo:color="#000000" loext:opacity="100%" style:font-name="Times New Roman1" fo:font-size="14pt" fo:language="en" fo:country="US" fo:font-weight="normal" officeooo:rsid="0074969a" officeooo:paragraph-rsid="0074969a" fo:background-color="transparent" style:font-size-asian="14pt" style:font-weight-asian="normal" style:font-size-complex="14pt" style:font-weight-complex="normal"/>
    </style:style>
    <style:style style:name="P123" style:family="paragraph" style:parent-style-name="Text_20_body">
      <style:paragraph-properties fo:margin-top="0cm" fo:margin-bottom="0cm" style:contextual-spacing="false" fo:line-height="100%" fo:text-align="start" style:justify-single-word="false"/>
      <style:text-properties fo:color="#000000" loext:opacity="100%" style:font-name="Times New Roman1" fo:font-size="14pt" fo:language="en" fo:country="US" fo:font-weight="normal" officeooo:rsid="0074969a" officeooo:paragraph-rsid="0074969a" fo:background-color="transparent" style:font-size-asian="14pt" style:font-weight-asian="normal" style:font-size-complex="14pt" style:font-weight-complex="normal"/>
    </style:style>
    <style:style style:name="P124" style:family="paragraph" style:parent-style-name="Text_20_body">
      <style:paragraph-properties fo:margin-top="0cm" fo:margin-bottom="0cm" style:contextual-spacing="false" fo:line-height="100%" fo:text-align="start" style:justify-single-word="false"/>
      <style:text-properties fo:color="#000000" loext:opacity="100%" style:font-name="Times New Roman1" fo:font-size="14pt" fo:language="en" fo:country="US" fo:font-weight="normal" officeooo:rsid="0074969a" officeooo:paragraph-rsid="0074bdf0" fo:background-color="transparent" style:font-size-asian="14pt" style:font-weight-asian="normal" style:font-size-complex="14pt" style:font-weight-complex="normal"/>
    </style:style>
    <style:style style:name="P125" style:family="paragraph" style:parent-style-name="Text_20_body">
      <style:paragraph-properties fo:margin-top="0cm" fo:margin-bottom="0cm" style:contextual-spacing="false" fo:line-height="100%"/>
      <style:text-properties fo:color="#000000" loext:opacity="100%" style:font-name="Times New Roman1" fo:font-size="14pt" fo:language="en" fo:country="US" fo:font-weight="bold" officeooo:rsid="0074969a" officeooo:paragraph-rsid="0074969a" fo:background-color="transparent" style:font-size-asian="14pt" style:font-weight-asian="bold" style:font-size-complex="14pt" style:font-weight-complex="bold"/>
    </style:style>
    <style:style style:name="T1" style:family="text">
      <style:text-properties style:font-name="Times New Roman1"/>
    </style:style>
    <style:style style:name="T2" style:family="text">
      <style:text-properties style:font-name="Times New Roman1" fo:font-size="14pt" style:font-size-asian="14pt" style:font-size-complex="14pt"/>
    </style:style>
    <style:style style:name="T3" style:family="text">
      <style:text-properties style:font-name="Times New Roman1" fo:font-size="14pt" fo:font-weight="normal" officeooo:rsid="00235e4b" style:font-size-asian="14pt" style:font-weight-asian="normal" style:font-size-complex="14pt" style:font-weight-complex="normal"/>
    </style:style>
    <style:style style:name="T4" style:family="text">
      <style:text-properties style:font-name="Times New Roman1" fo:font-weight="normal" officeooo:rsid="003326ff" style:font-weight-asian="normal" style:font-weight-complex="normal"/>
    </style:style>
    <style:style style:name="T5" style:family="text">
      <style:text-properties style:font-name="Times New Roman1" fo:font-weight="normal" officeooo:rsid="00379bcc" style:font-weight-asian="normal" style:font-weight-complex="normal"/>
    </style:style>
    <style:style style:name="T6" style:family="text">
      <style:text-properties style:font-name="Times New Roman1" fo:font-weight="normal" officeooo:rsid="003a69d2" style:font-weight-asian="normal" style:font-weight-complex="normal"/>
    </style:style>
    <style:style style:name="T7" style:family="text">
      <style:text-properties style:font-name="Times New Roman1" fo:font-weight="normal" officeooo:rsid="00433e65" style:font-weight-asian="normal" style:font-weight-complex="normal"/>
    </style:style>
    <style:style style:name="T8" style:family="text">
      <style:text-properties style:font-name="Times New Roman1" fo:font-weight="normal" officeooo:rsid="004833ed" style:font-weight-asian="normal" style:font-weight-complex="normal"/>
    </style:style>
    <style:style style:name="T9" style:family="text">
      <style:text-properties style:font-name="Times New Roman1" fo:font-weight="normal" officeooo:rsid="004bf8e8" style:font-weight-asian="normal" style:font-weight-complex="normal"/>
    </style:style>
    <style:style style:name="T10" style:family="text">
      <style:text-properties style:font-name="Times New Roman1" fo:font-weight="normal" officeooo:rsid="004e91eb" style:font-weight-asian="normal" style:font-weight-complex="normal"/>
    </style:style>
    <style:style style:name="T11" style:family="text">
      <style:text-properties style:font-name="Times New Roman1" fo:font-style="italic" fo:font-weight="bold" officeooo:rsid="003326ff" style:font-style-asian="italic" style:font-weight-asian="bold" style:font-style-complex="italic" style:font-weight-complex="bold"/>
    </style:style>
    <style:style style:name="T12" style:family="text">
      <style:text-properties style:font-name="Times New Roman1" fo:font-style="italic" fo:font-weight="bold" officeooo:rsid="004833ed" style:font-style-asian="italic" style:font-weight-asian="bold" style:font-style-complex="italic" style:font-weight-complex="bold"/>
    </style:style>
    <style:style style:name="T13" style:family="text">
      <style:text-properties style:font-name="Times New Roman1" fo:font-style="italic" fo:font-weight="normal" officeooo:rsid="003a69d2" style:font-style-asian="italic" style:font-weight-asian="normal" style:font-style-complex="italic" style:font-weight-complex="normal"/>
    </style:style>
    <style:style style:name="T14" style:family="text">
      <style:text-properties style:font-name="Times New Roman1" fo:font-style="italic" fo:font-weight="normal" officeooo:rsid="00433e65" style:font-style-asian="italic" style:font-weight-asian="normal" style:font-style-complex="italic" style:font-weight-complex="normal"/>
    </style:style>
    <style:style style:name="T15" style:family="text">
      <style:text-properties style:font-name="Times New Roman1" fo:font-style="italic" fo:font-weight="normal" officeooo:rsid="004833ed" style:font-style-asian="italic" style:font-weight-asian="normal" style:font-style-complex="italic" style:font-weight-complex="normal"/>
    </style:style>
    <style:style style:name="T16" style:family="text">
      <style:text-properties style:font-name="Times New Roman1" fo:font-style="italic" fo:font-weight="normal" officeooo:rsid="004bf8e8" style:font-style-asian="italic" style:font-weight-asian="normal" style:font-style-complex="italic" style:font-weight-complex="normal"/>
    </style:style>
    <style:style style:name="T17" style:family="text">
      <style:text-properties style:font-name="Times New Roman1" fo:font-style="italic" fo:font-weight="normal" officeooo:rsid="004e91eb" style:font-style-asian="italic" style:font-weight-asian="normal" style:font-style-complex="italic" style:font-weight-complex="normal"/>
    </style:style>
    <style:style style:name="T18" style:family="text">
      <style:text-properties style:font-name="Times New Roman1" fo:font-style="normal" fo:font-weight="normal" officeooo:rsid="003326ff" style:font-style-asian="normal" style:font-weight-asian="normal" style:font-style-complex="normal" style:font-weight-complex="normal"/>
    </style:style>
    <style:style style:name="T19" style:family="text">
      <style:text-properties style:font-name="Times New Roman1" officeooo:rsid="004bf8e8"/>
    </style:style>
    <style:style style:name="T20" style:family="text">
      <style:text-properties style:font-name="Times New Roman1" fo:language="en" fo:country="US" fo:font-weight="normal" officeooo:rsid="008f0cf8" style:font-weight-asian="normal" style:font-weight-complex="normal"/>
    </style:style>
    <style:style style:name="T21" style:family="text">
      <style:text-properties style:text-line-through-style="none" style:text-line-through-type="none" fo:font-style="normal" style:text-underline-style="none" fo:font-weight="normal" style:font-style-asian="normal" style:font-weight-asian="normal"/>
    </style:style>
    <style:style style:name="T22" style:family="text">
      <style:text-properties style:text-line-through-style="none" style:text-line-through-type="none" fo:font-style="normal" style:text-underline-style="none" fo:font-weight="normal" officeooo:rsid="001c535c" style:font-style-asian="normal" style:font-weight-asian="normal"/>
    </style:style>
    <style:style style:name="T23" style:family="text">
      <style:text-properties fo:font-weight="bold" officeooo:rsid="00539400" style:font-weight-asian="bold" style:font-weight-complex="bold"/>
    </style:style>
    <style:style style:name="T24" style:family="text">
      <style:text-properties fo:font-size="14pt" style:font-size-asian="14pt" style:font-size-complex="14pt"/>
    </style:style>
    <style:style style:name="T25" style:family="text">
      <style:text-properties fo:font-size="14pt" officeooo:rsid="00235e4b" style:font-size-asian="14pt" style:font-size-complex="14pt"/>
    </style:style>
    <style:style style:name="T26" style:family="text">
      <style:text-properties fo:font-size="14pt" officeooo:rsid="003326ff" style:font-size-asian="14pt" style:font-size-complex="14pt"/>
    </style:style>
    <style:style style:name="T27" style:family="text">
      <style:text-properties fo:font-size="14pt" officeooo:rsid="0020349c" style:font-size-asian="14pt" style:font-size-complex="14pt"/>
    </style:style>
    <style:style style:name="T28" style:family="text">
      <style:text-properties fo:font-size="14pt" officeooo:rsid="00673477" style:font-size-asian="14pt" style:font-size-complex="14pt"/>
    </style:style>
    <style:style style:name="T29" style:family="text">
      <style:text-properties fo:font-size="14pt" officeooo:rsid="0068a6c8" style:font-size-asian="14pt" style:font-size-complex="14pt"/>
    </style:style>
    <style:style style:name="T30" style:family="text">
      <style:text-properties fo:font-size="14pt" officeooo:rsid="006884ed" style:font-size-asian="14pt" style:font-size-complex="14pt"/>
    </style:style>
    <style:style style:name="T31" style:family="text">
      <style:text-properties fo:font-size="14pt" fo:font-weight="normal" style:font-size-asian="14pt" style:font-weight-asian="normal" style:font-size-complex="14pt" style:font-weight-complex="normal"/>
    </style:style>
    <style:style style:name="T32" style:family="text">
      <style:text-properties fo:font-size="14pt" fo:font-weight="normal" officeooo:rsid="00644350" style:font-size-asian="14pt" style:font-weight-asian="normal" style:font-size-complex="14pt" style:font-weight-complex="normal"/>
    </style:style>
    <style:style style:name="T33" style:family="text">
      <style:text-properties fo:font-size="14pt" fo:language="en" fo:country="US" fo:font-weight="normal" officeooo:rsid="008f0cf8" style:font-size-asian="14pt" style:font-weight-asian="normal" style:font-size-complex="14pt" style:font-weight-complex="normal"/>
    </style:style>
    <style:style style:name="T34" style:family="text">
      <style:text-properties fo:language="uk" fo:country="UA" fo:font-weight="normal" officeooo:rsid="005baec5" style:font-weight-asian="normal" style:font-weight-complex="normal"/>
    </style:style>
    <style:style style:name="T35" style:family="text">
      <style:text-properties fo:language="uk" fo:country="UA" fo:font-weight="normal" officeooo:rsid="005e7ef5" style:font-weight-asian="normal" style:font-weight-complex="normal"/>
    </style:style>
    <style:style style:name="T36" style:family="text">
      <style:text-properties fo:language="uk" fo:country="UA" fo:font-style="italic" fo:font-weight="normal" officeooo:rsid="005baec5" style:font-style-asian="italic" style:font-weight-asian="normal" style:font-style-complex="italic" style:font-weight-complex="normal"/>
    </style:style>
    <style:style style:name="T37" style:family="text">
      <style:text-properties fo:language="uk" fo:country="UA" fo:font-style="italic" fo:font-weight="bold" officeooo:rsid="005e7ef5" style:font-style-asian="italic" style:font-weight-asian="bold" style:font-style-complex="italic" style:font-weight-complex="bold"/>
    </style:style>
    <style:style style:name="T38" style:family="text">
      <style:text-properties fo:language="uk" fo:country="UA" officeooo:rsid="0083c47e"/>
    </style:style>
    <style:style style:name="T39" style:family="text">
      <style:text-properties fo:language="uk" fo:country="UA" officeooo:rsid="00857f47"/>
    </style:style>
    <style:style style:name="T40" style:family="text">
      <style:text-properties officeooo:rsid="0029e6dd"/>
    </style:style>
    <style:style style:name="T41" style:family="text">
      <style:text-properties fo:font-variant="normal" fo:text-transform="none" fo:color="#000000" loext:opacity="100%" style:font-name="Times New Roman" fo:font-size="14.25pt" fo:letter-spacing="normal" fo:font-style="normal" style:font-size-asian="14pt" style:font-size-complex="14pt"/>
    </style:style>
    <style:style style:name="T42" style:family="text">
      <style:text-properties fo:font-variant="normal" fo:text-transform="none" fo:color="#000000" loext:opacity="100%" style:font-name="Times New Roman" fo:font-size="14.25pt" fo:letter-spacing="normal" fo:font-style="normal" officeooo:rsid="006d4906" style:font-size-asian="14pt" style:font-size-complex="14pt"/>
    </style:style>
    <style:style style:name="T43" style:family="text">
      <style:text-properties fo:font-variant="normal" fo:text-transform="none" fo:color="#000000" loext:opacity="100%" style:font-name="Times New Roman" fo:font-size="14.25pt" fo:letter-spacing="normal" fo:font-style="normal" officeooo:rsid="007050f2" style:font-size-asian="14pt" style:font-size-complex="14pt"/>
    </style:style>
    <style:style style:name="T44" style:family="text">
      <style:text-properties fo:font-variant="normal" fo:text-transform="none" fo:color="#000000" loext:opacity="100%" fo:font-size="14.25pt" fo:letter-spacing="normal" fo:font-style="normal"/>
    </style:style>
    <style:style style:name="T45" style:family="text">
      <style:text-properties fo:font-variant="normal" fo:text-transform="none" fo:color="#000000" loext:opacity="100%" fo:font-size="14.25pt" fo:letter-spacing="normal" fo:font-style="normal" officeooo:rsid="006d4906"/>
    </style:style>
    <style:style style:name="T46" style:family="text">
      <style:text-properties fo:font-variant="normal" fo:text-transform="none" fo:color="#000000" loext:opacity="100%" fo:font-size="14.25pt" fo:letter-spacing="normal" fo:font-style="normal" officeooo:rsid="00712855"/>
    </style:style>
    <style:style style:name="T47" style:family="text">
      <style:text-properties fo:font-variant="normal" fo:text-transform="none" fo:color="#000000" loext:opacity="100%" fo:font-size="14.25pt" fo:letter-spacing="normal" fo:language="uk" fo:country="UA" fo:font-style="normal" officeooo:rsid="00252158" style:font-size-asian="14pt" style:font-weight-asian="normal" style:font-size-complex="14pt" style:font-weight-complex="normal"/>
    </style:style>
    <style:style style:name="T48" style:family="text">
      <style:text-properties fo:font-variant="normal" fo:text-transform="none" fo:color="#000000" loext:opacity="100%" fo:font-size="14.25pt" fo:letter-spacing="normal" fo:language="uk" fo:country="UA" fo:font-style="normal" officeooo:rsid="007050f2" style:font-size-asian="14pt" style:font-weight-asian="normal" style:font-size-complex="14pt"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539400" style:font-weight-asian="normal" style:font-weight-complex="normal"/>
    </style:style>
    <style:style style:name="T51" style:family="text">
      <style:text-properties fo:font-weight="normal" officeooo:rsid="005baec5" style:font-weight-asian="normal" style:font-weight-complex="normal"/>
    </style:style>
    <style:style style:name="T52" style:family="text">
      <style:text-properties officeooo:rsid="002bdcf9"/>
    </style:style>
    <style:style style:name="T53" style:family="text">
      <style:text-properties officeooo:rsid="002c6c78"/>
    </style:style>
    <style:style style:name="T54" style:family="text">
      <style:text-properties officeooo:rsid="0031e544"/>
    </style:style>
    <style:style style:name="T55" style:family="text">
      <style:text-properties officeooo:rsid="003326ff"/>
    </style:style>
    <style:style style:name="T56" style:family="text">
      <style:text-properties fo:font-style="italic" style:font-style-asian="italic" style:font-style-complex="italic"/>
    </style:style>
    <style:style style:name="T57" style:family="text">
      <style:text-properties fo:font-style="italic" officeooo:rsid="00593491"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0539400" style:font-style-asian="italic" style:font-weight-asian="bold" style:font-style-complex="italic" style:font-weight-complex="bold"/>
    </style:style>
    <style:style style:name="T60" style:family="text">
      <style:text-properties fo:font-style="italic" fo:font-weight="bold" officeooo:rsid="005baec5" style:font-style-asian="italic" style:font-weight-asian="bold" style:font-style-complex="italic"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officeooo:rsid="003d8016"/>
    </style:style>
    <style:style style:name="T63" style:family="text">
      <style:text-properties officeooo:rsid="00480438"/>
    </style:style>
    <style:style style:name="T64" style:family="text">
      <style:text-properties officeooo:rsid="00593491"/>
    </style:style>
    <style:style style:name="T65" style:family="text">
      <style:text-properties fo:color="#b4b4b4" loext:opacity="100%" style:font-name="Consolas" fo:font-size="10.5pt" fo:background-color="#1e1e1e" loext:char-shading-value="0"/>
    </style:style>
    <style:style style:name="T66" style:family="text">
      <style:text-properties fo:font-size="10.5pt"/>
    </style:style>
    <style:style style:name="T67" style:family="text">
      <style:text-properties fo:language="en" fo:country="US" officeooo:rsid="008f0cf8"/>
    </style:style>
    <style:style style:name="T68" style:family="text">
      <style:text-properties fo:language="en" fo:country="US" fo:font-weight="normal" officeooo:rsid="008f0cf8" style:font-weight-asian="normal" style:font-weight-complex="normal"/>
    </style:style>
    <style:style style:name="T69" style:family="text">
      <style:text-properties fo:color="#000000" loext:opacity="100%" style:font-name="Times New Roman1" fo:font-size="10.5pt" fo:background-color="transparent" loext:char-shading-value="0"/>
    </style:style>
    <style:style style:name="T70" style:family="text">
      <style:text-properties officeooo:rsid="007684eb"/>
    </style:style>
    <style:style style:name="T71" style:family="text">
      <style:text-properties officeooo:rsid="0076ac16"/>
    </style:style>
    <style:style style:name="T72" style:family="text">
      <style:text-properties officeooo:rsid="0077eed3"/>
    </style:style>
    <style:style style:name="T73" style:family="text">
      <style:text-properties officeooo:rsid="0078753a"/>
    </style:style>
    <style:style style:name="T74" style:family="text">
      <style:text-properties officeooo:rsid="0079dafe"/>
    </style:style>
    <style:style style:name="T75" style:family="text">
      <style:text-properties officeooo:rsid="007af608"/>
    </style:style>
    <style:style style:name="T76" style:family="text">
      <style:text-properties officeooo:rsid="007b0d5d"/>
    </style:style>
    <style:style style:name="T77" style:family="text">
      <style:text-properties officeooo:rsid="007ce470"/>
    </style:style>
    <style:style style:name="T78" style:family="text">
      <style:text-properties officeooo:rsid="007e8793"/>
    </style:style>
    <style:style style:name="T79" style:family="text">
      <style:text-properties officeooo:rsid="008084c4"/>
    </style:style>
    <style:style style:name="T80" style:family="text">
      <style:text-properties officeooo:rsid="00837216"/>
    </style:style>
    <style:style style:name="T81" style:family="text">
      <style:text-properties officeooo:rsid="0083c47e"/>
    </style:style>
    <style:style style:name="T82" style:family="text">
      <style:text-properties officeooo:rsid="00857f47"/>
    </style:style>
    <style:style style:name="T83" style:family="text">
      <style:text-properties officeooo:rsid="0085db10"/>
    </style:style>
    <style:style style:name="T84" style:family="text">
      <style:text-properties officeooo:rsid="008764f6"/>
    </style:style>
    <style:style style:name="T85" style:family="text">
      <style:text-properties officeooo:rsid="008877aa"/>
    </style:style>
    <style:style style:name="T86" style:family="text">
      <style:text-properties officeooo:rsid="008a6d71"/>
    </style:style>
    <style:style style:name="T87" style:family="text">
      <style:text-properties officeooo:rsid="008ae615"/>
    </style:style>
    <style:style style:name="T88" style:family="text">
      <style:text-properties officeooo:rsid="008b021f"/>
    </style:style>
    <style:style style:name="T89" style:family="text">
      <style:text-properties officeooo:rsid="008b810c"/>
    </style:style>
    <style:style style:name="T90" style:family="text">
      <style:text-properties officeooo:rsid="008c97fc"/>
    </style:style>
    <style:style style:name="T91" style:family="text">
      <style:text-properties officeooo:rsid="008ddb58"/>
    </style:style>
    <style:style style:name="T92" style:family="text">
      <style:text-properties officeooo:rsid="008e7964"/>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УНІВЕРСИТЕТ ІМЕНІ АЛЬФРЕДА НОБЕЛЯ </text:p>
      <text:p text:style-name="P24"/>
      <text:p text:style-name="P36">КАФЕДРА ІНФОРМАЦІЙНИХ ТЕХНОЛОГІЙ </text:p>
      <text:p text:style-name="P24"/>
      <text:p text:style-name="P24"/>
      <text:p text:style-name="P24"/>
      <text:p text:style-name="P24"/>
      <text:p text:style-name="P24"/>
      <text:p text:style-name="P24"/>
      <text:p text:style-name="P24"/>
      <text:p text:style-name="P36">КУРСОВА РОБОТА </text:p>
      <text:p text:style-name="P24"/>
      <text:p text:style-name="P24">з дисципліни </text:p>
      <text:p text:style-name="P24"/>
      <text:p text:style-name="P38">«Програмування додатків та WEB-застосувань: Об’єктно-орієнтоване програмування» на тему "Розробка додатку «Генератор та утримувач паролів»"</text:p>
      <text:p text:style-name="P24"/>
      <text:p text:style-name="P25"/>
      <text:p text:style-name="P25"/>
      <text:p text:style-name="P25"/>
      <text:p text:style-name="P25"/>
      <text:p text:style-name="P26">Здобувача _______________ (П.І.Б.) </text:p>
      <text:p text:style-name="P26"/>
      <text:p text:style-name="P26">Групи ______________ (шифр групи) </text:p>
      <text:p text:style-name="P26"/>
      <text:p text:style-name="P26"/>
      <text:p text:style-name="P26"/>
      <text:p text:style-name="P26"/>
      <text:p text:style-name="P26">Керівник курсової роботи ____________ </text:p>
      <text:p text:style-name="P26"/>
      <text:p text:style-name="P26">___________________________________ </text:p>
      <text:p text:style-name="P26"/>
      <text:p text:style-name="P40">(П.І.Б., науковий ступень, вчене звання) </text:p>
      <text:p text:style-name="P27"/>
      <text:p text:style-name="P27"/>
      <text:p text:style-name="P27"/>
      <text:p text:style-name="P27"/>
      <text:p text:style-name="P27"/>
      <text:p text:style-name="P27"/>
      <text:p text:style-name="P28">Дніпро </text:p>
      <text:p text:style-name="P28"/>
      <text:p text:style-name="P5"><text:span text:style-name="T21">202</text:span><text:span text:style-name="T22">3</text:span></text:p>
      <text:table-of-content text:style-name="Sect1" text:name="Оглавление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4">ЗМІСТ</text:p>
          </text:index-title>
          <text:p text:style-name="P2"><text:a xlink:type="simple" xlink:href="#__RefHeading___Toc773_3042965100" text:style-name="Index_20_Link" text:visited-style-name="Index_20_Link"><text:span text:style-name="T2">ВСТУП<text:tab/>3</text:span></text:a></text:p>
          <text:p text:style-name="P2"><text:a xlink:type="simple" xlink:href="#__RefHeading___Toc775_3042965100" text:style-name="Index_20_Link" text:visited-style-name="Index_20_Link"><text:span text:style-name="T2">РОЗДІЛ 1. АНАЛІЗ ІСНУЮЧИХ РІШЕНЬ. ТЕХНІЧНЕ ЗАВДАННЯ<text:tab/>5</text:span></text:a></text:p>
          <text:p text:style-name="P3"><text:a xlink:type="simple" xlink:href="#__RefHeading___Toc787_3042965100" text:style-name="Index_20_Link" text:visited-style-name="Index_20_Link"><text:span text:style-name="T2">1.1 Огляд існуючих програм для генерації та збереження паролів. Виявлення переваг та недоліків<text:tab/>5</text:span></text:a></text:p>
          <text:p text:style-name="P3"><text:a xlink:type="simple" xlink:href="#__RefHeading___Toc791_3042965100" text:style-name="Index_20_Link" text:visited-style-name="Index_20_Link"><text:span text:style-name="T2">1.2 Формування вимог до функціонування додатку<text:tab/>7</text:span></text:a></text:p>
          <text:p text:style-name="P3"><text:a xlink:type="simple" xlink:href="#__RefHeading___Toc796_3042965100" text:style-name="Index_20_Link" text:visited-style-name="Index_20_Link"><text:span text:style-name="T2">1.3 Визначення мови програмування<text:tab/>8</text:span></text:a></text:p>
          <text:p text:style-name="P3"><text:a xlink:type="simple" xlink:href="#__RefHeading___Toc954_3042965100" text:style-name="Index_20_Link" text:visited-style-name="Index_20_Link"><text:span text:style-name="T2">1.4 Вибір інструментів розробки<text:tab/>11</text:span></text:a></text:p>
          <text:p text:style-name="P2"><text:a xlink:type="simple" xlink:href="#__RefHeading___Toc777_3042965100" text:style-name="Index_20_Link" text:visited-style-name="Index_20_Link"><text:span text:style-name="T2">РОЗДІЛ 2. ПРОЕКТУВАННЯ ТА РОЗРОБКА ПРОГРАМИ<text:tab/>14</text:span></text:a></text:p>
          <text:p text:style-name="P3"><text:a xlink:type="simple" xlink:href="#__RefHeading___Toc956_3042965100" text:style-name="Index_20_Link" text:visited-style-name="Index_20_Link"><text:span text:style-name="T2">2.1 Створення схеми архітектури програми<text:tab/>14</text:span></text:a></text:p>
          <text:p text:style-name="P3"><text:a xlink:type="simple" xlink:href="#__RefHeading___Toc958_3042965100" text:style-name="Index_20_Link" text:visited-style-name="Index_20_Link"><text:span text:style-name="T2">2.2 Розробка інтерфейсу користувача<text:tab/>16</text:span></text:a></text:p>
          <text:p text:style-name="P3"><text:a xlink:type="simple" xlink:href="#__RefHeading___Toc960_3042965100" text:style-name="Index_20_Link" text:visited-style-name="Index_20_Link"><text:span text:style-name="T2">2.3 Розробка алгоритмів генерації паролів<text:tab/>18</text:span></text:a></text:p>
          <text:p text:style-name="P3"><text:a xlink:type="simple" xlink:href="#__RefHeading___Toc962_3042965100" text:style-name="Index_20_Link" text:visited-style-name="Index_20_Link"><text:span text:style-name="T2">2.4 Опис процесу розробки<text:tab/>20</text:span></text:a></text:p>
          <text:p text:style-name="P3"><text:a xlink:type="simple" xlink:href="#__RefHeading___Toc1068_3042965100" text:style-name="Index_20_Link" text:visited-style-name="Index_20_Link"><text:span text:style-name="T2">2.5 Програмування функціоналу<text:tab/>22</text:span></text:a></text:p>
          <text:p text:style-name="P3"><text:a xlink:type="simple" xlink:href="#__RefHeading___Toc1070_3042965100" text:style-name="Index_20_Link" text:visited-style-name="Index_20_Link"><text:span text:style-name="T2">2.6 Тестування та налагодження<text:tab/>24</text:span></text:a></text:p>
          <text:p text:style-name="P2"><text:a xlink:type="simple" xlink:href="#__RefHeading___Toc779_3042965100" text:style-name="Index_20_Link" text:visited-style-name="Index_20_Link"><text:span text:style-name="T2">ВИСНОВКИ<text:tab/>26</text:span></text:a></text:p>
          <text:p text:style-name="P2"><text:a xlink:type="simple" xlink:href="#__RefHeading___Toc781_3042965100" text:style-name="Index_20_Link" text:visited-style-name="Index_20_Link"><text:span text:style-name="T2">СПИСОК ВИКОРИСТАНИХ ДЖЕРЕЛ<text:tab/>28</text:span></text:a></text:p>
          <text:p text:style-name="P2"><text:a xlink:type="simple" xlink:href="#__RefHeading___Toc783_3042965100" text:style-name="Index_20_Link" text:visited-style-name="Index_20_Link"><text:span text:style-name="T2">ДОДАТКИ<text:tab/>29</text:span></text:a></text:p>
        </text:index-body>
      </text:table-of-content>
      <text:p text:style-name="P9"/>
      <text:h text:style-name="P43" text:outline-level="1"><text:bookmark-start text:name="__RefHeading___Toc773_3042965100"/>ВСТУП<text:bookmark-end text:name="__RefHeading___Toc773_3042965100"/></text:h>
      <text:p text:style-name="P6"><text:tab/>В сучасному цифровому світі забезпечення безпеки інформації є однією з найважливіших завдань. Захищені паролі є важливою ланкою в цьому процесі. Діждавшись до епохи, коли ми користуємося безліччю онлайн-сервісів та додатків, важливо мати надійний спосіб генерування та зберігання паролів. Саме цій проблемі і присвячена дана курсова робота.</text:p>
      <text:p text:style-name="P6"><text:tab/><text:span text:style-name="T58">Метою</text:span> цього проекту є розробка додатку "Генератор та утримувач паролів", який допоможе користувачам створювати складні та унікальні паролі для різноманітних сервісів та забезпечити безпеку їх зберігання. Додаток буде реалізований мовою програмування Java та використовуватиме об'єктно-орієнтований підхід для створення зручного та надійного інструменту.</text:p>
      <text:p text:style-name="P6"><text:tab/>У цій роботі розглянемо принципи об'єктно-орієнтованого програмування, які допоможуть створити ефективний та модульний додаток для генерації та утримування паролів. Також ми дослідимо методи зберігання паролів у безпечний спосіб, забезпечуючи їхню конфіденційність та доступність.</text:p>
      <text:p text:style-name="P6"><text:tab/>Ця курсова робота розкриє важливі аспекти розробки програмного забезпечення з використанням Java та покаже, як можна створити корисний інструмент для підтримки безпеки в цифровому середовищі.</text:p>
      <text:p text:style-name="P6"><text:tab/>Таким чином, дана робота висвітлює актуальну тему безпеки та програмування, демонструючи практичний підхід до створення додатку для генерації та зберігання паролів з використанням Java та об'єктно-орієнтованого програмування.</text:p>
      <text:p text:style-name="P7"><text:tab/>У цій курсовій роботі розглянемо такі аспекти, як генерація випадкових паролів з врахуванням безпеки та надійності, створення зручного інтерфейсу для користувача, а також методи зберігання та доступу до паролів.</text:p>
      <text:p text:style-name="P7"><text:tab/>Об'єктно-орієнтований підхід до програмування дозволить нам створити модульну систему, яка легко розширюється та підтримується. <text:span text:style-name="T40">Р</text:span>озглянемо принципи розподілення функціональності на класи та об'єкти, а також використання <text:soft-page-break/>спадкування та інтерфейсів для створення високоякісного програмного забезпечення.</text:p>
      <text:p text:style-name="P7"><text:tab/>Завершальною частиною роботи буде розгляд питань безпеки та конфіденційності паролів. <text:span text:style-name="T40">Д</text:span>ослідимо методи шифрування та зберігання паролів у безпечному форматі, забезпечуючи захист від несанкціонованого доступу.</text:p>
      <text:p text:style-name="P7"><text:tab/>Ця курсова робота спрямована на практичне використання знань, набутих у ході вивчення дисципліни "Програмування додатків та WEB застосувань: Об’єктно-орієнтоване програмування", і надасть можливість студентам не лише освоїти принципи програмування на мові Java, але й застосувати їх у практичному проекті, що має практичне значення в сучасному світі інформаційних технологій.</text:p>
      <text:p text:style-name="P8"><text:tab/>В цій курсовій роботі докладно розглянемо ключові концепції об'єктно-орієнтованого програмування, які будуть використані при розробці додатку. <text:span text:style-name="T40">О</text:span>глянемо поняття класів, об'єктів, інкапсуляції, поліморфізму та спадкування, і покажемо, як ці концепції можуть бути застосовані для створення гнучкого та легко розширюваного коду.</text:p>
      <text:p text:style-name="P8"><text:tab/>Під час розробки проекту "Генератор та утримувач паролів," також обговоримо методи взаємодії з користувачем, розробимо інтерфейс користувача для зручного використання додатку та розглянемо питання тестування та налагодження для забезпечення якості роботи програми.</text:p>
      <text:p text:style-name="P8"><text:tab/>Ця робота стане важливим кроком для кожного студента, який прагне розширити свої знання та навички в галузі програмування, особливо в області створення програмного забезпечення з фокусом на безпеці та об'єктно-орієнтованому підході.</text:p>
      <text:p text:style-name="P8"><text:span text:style-name="T40"><text:tab/>Д</text:span>ана робота стане корисною як для студентів, які вивчають програмування на мові Java, так і для всіх, хто цікавиться темами інформаційної безпеки та розробки програмного забезпечення. Вона допоможе зрозуміти важливі принципи створення безпечних інструментів для керування паролями та використання їх в практичних ситуаціях.</text:p>
      <text:h text:style-name="P44" text:outline-level="1"><text:bookmark-start text:name="__RefHeading___Toc775_3042965100"/><text:span text:style-name="T26">РОЗДІЛ 1. </text:span><text:span text:style-name="T27">АНАЛІЗ ІСНУЮЧИХ РІШЕНЬ. ТЕХНІЧНЕ ЗАВДАННЯ</text:span><text:bookmark-end text:name="__RefHeading___Toc775_3042965100"/></text:h>
      <text:h text:style-name="P47" text:outline-level="2" text:is-list-header="true"/>
      <text:h text:style-name="P47" text:outline-level="2" text:is-list-header="true"><text:bookmark-start text:name="__RefHeading___Toc787_3042965100"/><text:span text:style-name="T52">1.</text:span><text:span text:style-name="T53">1</text:span><text:span text:style-name="T52"> </text:span>Огляд існуючих програм для генерації та збереження паролів. <text:span text:style-name="T54">Виявлення переваг та недоліків</text:span><text:bookmark-end text:name="__RefHeading___Toc787_3042965100"/></text:h>
      <text:p text:style-name="P50"><text:tab/>На початковому етапі розробки додатку "Генератор та утримувач паролів", важливим завданням є аналіз існуючих програм та рішень для генерації та збереження паролів. Цей огляд дозволить нам з'ясувати, які функціональність і підходи вже використовуються в існуючих програмах, і визначити те, що можна покращити та вдосконалити у нашому проекті <text:span text:style-name="T67">[1]</text:span>.</text:p>
      <text:p text:style-name="P51"><text:tab/>Отже, проведемо огляд деяких популярних програм для генерації та збереження паролів:</text:p>
      <text:list xml:id="list494254453" text:style-name="L1">
        <text:list-item>
          <text:p text:style-name="P52">LastPass:</text:p>
        </text:list-item>
      </text:list>
      <text:list text:style-name="L2">
        <text:list-item>
          <text:list>
            <text:list-item>
              <text:p text:style-name="P53">Функціональність: LastPass є веб-сервісом та додатком, які забезпечують генерацію та збереження паролів. Він також пропонує автоматичне заповнення паролів на веб-сайтах.</text:p>
            </text:list-item>
            <text:list-item>
              <text:p text:style-name="P53">Переваги: Однією з його переваг є синхронізація паролів між різними пристроями та браузерами. Також, LastPass може аналізувати і покращувати безпеку паролів користувача.</text:p>
            </text:list-item>
            <text:list-item>
              <text:p text:style-name="P53">Недоліки: Деякі функції, такі як автоматична синхронізація між пристроями, вимагають підписки на платний план. Існує обмеження доступу до деяких функцій у безкоштовній версії.</text:p>
            </text:list-item>
          </text:list>
        </text:list-item>
      </text:list>
      <text:list xml:id="list55254248236184" text:continue-list="list494254453" text:style-name="L1">
        <text:list-item>
          <text:p text:style-name="P52">1Password:</text:p>
          <text:list>
            <text:list-item>
              <text:p text:style-name="P52">Функціональність: 1Password є додатком, який генерує та зберігає паролі та інші конфіденційні дані. Він також підтримує багатофакторну автентифікацію та може працювати на різних платформах <text:span text:style-name="T67">[2]</text:span>.</text:p>
            </text:list-item>
            <text:list-item>
              <text:p text:style-name="P101"><text:span text:style-name="T3">Переваги: Високий рівень безпеки та безпека багатофакторної автентифікації роблять 1Password привабливим для тих, хто вимагає </text:span><text:soft-page-break/><text:span text:style-name="T3">найкращої захисту своїх даних. Він також пропонує можливість редагування та контролю над даними.</text:span></text:p>
            </text:list-item>
            <text:list-item>
              <text:p text:style-name="P52">Недоліки: Цей додаток є платним сервісом, і для отримання доступу до повного функціоналу потрібно придбати підписку. Інтерфейс може бути складним для новачків.</text:p>
            </text:list-item>
          </text:list>
        </text:list-item>
        <text:list-item>
          <text:p text:style-name="P52">KeePass:</text:p>
          <text:list>
            <text:list-item>
              <text:p text:style-name="P52">Функціональність: KeePass - це відкрите програмне забезпечення для збереження паролів на локальному пристрої. Він пропонує генерацію паролів та збереження інших конфіденційних даних.</text:p>
            </text:list-item>
            <text:list-item>
              <text:p text:style-name="P52">Переваги: Однією з головних переваг KeePass є відсутність плати. Він також надає високий рівень безпеки та можливість редагувати та контролювати дані користувача.</text:p>
            </text:list-item>
            <text:list-item>
              <text:p text:style-name="P52">Недоліки: KeePass не має вбудованої автоматичної синхронізації між пристроями, і користувач повинен забезпечити цю функціональність самостійно.</text:p>
            </text:list-item>
          </text:list>
        </text:list-item>
        <text:list-item>
          <text:p text:style-name="P52">Dashlane:</text:p>
          <text:list>
            <text:list-item>
              <text:p text:style-name="P52">Функціональність: Dashlane пропонує генерацію паролів, збереження паролів та інших особистих даних, а також автозаповнення форм на веб-сайтах.</text:p>
            </text:list-item>
            <text:list-item>
              <text:p text:style-name="P52">Переваги: Dashlane відзначається зручним інтерфейсом та можливістю синхронізації даних на різних платформах. Він допомагає уникнути ручного введення паролів.</text:p>
            </text:list-item>
            <text:list-item>
              <text:p text:style-name="P52">Недоліки: Деякі функції доступні лише в платних версіях, і для повного функціоналу потрібно придбати підписку.</text:p>
            </text:list-item>
          </text:list>
        </text:list-item>
      </text:list>
      <text:p text:style-name="P12"><text:span text:style-name="T31"><text:tab/>Аналіз цих програм вказує на популярні функції та вимоги користувачів, такі як генерація паролів, збереження конфіденційних даних, автоматична синхронізація, багатофакторна автентифікація та зручний інтерфейс. Подальший проект "Генератор та утримувач паролів" має за мету поєднати найкращі аспекти цих програм та додати щось унікальне для поліпшення зручності та безпеки </text:span><text:soft-page-break/><text:span text:style-name="T31">користувачів </text:span><text:span text:style-name="T33">[3]</text:span><text:span text:style-name="T31">.</text:span></text:p>
      <text:p text:style-name="P54"><text:tab/>Аналіз цих програм вказує на популярні функції та вимоги користувачів, такі як генерація паролів, збереження конфіденційних даних, автоматична синхронізація, багатофакторна автентифікація та зручний інтерфейс. Подальший проект "Генератор та утримувач паролів" має за мету поєднати найкращі аспекти цих програм та додати щось унікальне для поліпшення зручності та безпеки користувачів.</text:p>
      <text:p text:style-name="P50"/>
      <text:h text:style-name="P48" text:outline-level="2" text:is-list-header="true"><text:bookmark-start text:name="__RefHeading___Toc791_3042965100"/>1.2 Формування вимог до функціонування додатку<text:bookmark-end text:name="__RefHeading___Toc791_3042965100"/></text:h>
      <text:p text:style-name="P13">Для успішного розроблення додатку "Генератор та утримувач паролів" необхідно чітко сформулювати вимоги до його функціонування. Ось ключові вимоги, які визначають функціональність та характеристики нашого додатку:</text:p>
      <text:list text:style-name="L3">
        <text:list-item>
          <text:p text:style-name="P102"><text:span text:style-name="T11">Генерація паролів:</text:span><text:span text:style-name="T18"> </text:span><text:span text:style-name="T4">Додаток має надавати можливість генерувати випадкові та надійні паролі з можливістю налаштування їх параметрів, таких як довжина та використання символів.</text:span></text:p>
        </text:list-item>
        <text:list-item>
          <text:p text:style-name="P102"><text:span text:style-name="T11">Збереження паролів:</text:span><text:span text:style-name="T4"> Користувач повинен мати змогу зберігати паролі та інші конфіденційні дані в захищеному сховищі.</text:span></text:p>
        </text:list-item>
        <text:list-item>
          <text:p text:style-name="P102"><text:span text:style-name="T11">Автозаповнення паролів:</text:span><text:span text:style-name="T4"> Додаток повинен надавати можливість автоматично заповнювати паролі на веб-сайтах та додатках. (</text:span><text:span text:style-name="T5">План на майбутнє розширення додатку</text:span><text:span text:style-name="T4">)</text:span></text:p>
        </text:list-item>
        <text:list-item>
          <text:p text:style-name="P103"><text:span text:style-name="T11">Синхронізація даних:</text:span><text:span text:style-name="T4"> Користувач повинен мати можливість синхронізувати свої дані між різними пристроями та платформами. (</text:span><text:span text:style-name="T5">План на майбутнє розширення додатку</text:span><text:span text:style-name="T4">)</text:span></text:p>
        </text:list-item>
        <text:list-item>
          <text:p text:style-name="P102"><text:span text:style-name="T11">Безпека та шифрування:</text:span><text:span text:style-name="T4"> Додаток повинен забезпечувати високий рівень безпеки, використовуючи сучасні методи шифрування та захисту даних </text:span><text:span text:style-name="T20">[4]</text:span><text:span text:style-name="T4">.</text:span></text:p>
        </text:list-item>
        <text:list-item>
          <text:p text:style-name="P103"><text:span text:style-name="T11">Багатофакторна автентифікація:</text:span><text:span text:style-name="T4"> Користувач повинен мати можливість використовувати багатофакторну автентифікацію для забезпечення додаткового рівня безпеки. (</text:span><text:span text:style-name="T5">План на майбутнє розширення додатку</text:span><text:span text:style-name="T4">)</text:span></text:p>
        </text:list-item>
        <text:list-item>
          <text:p text:style-name="P102"><text:soft-page-break/><text:span text:style-name="T11">Інтерфейс користувача:</text:span><text:span text:style-name="T4"> Додаток повинен мати зручний та інтуїтивно зрозумілий інтерфейс для спрощення використання користувачами.</text:span></text:p>
        </text:list-item>
        <text:list-item>
          <text:p text:style-name="P102"><text:span text:style-name="T11">Можливість імпорту та експорту даних:</text:span><text:span text:style-name="T4"> Користувач повинен мати можливість імпортувати та експортувати свої дані для зручного переходу між додатками.</text:span></text:p>
        </text:list-item>
        <text:list-item>
          <text:p text:style-name="P103"><text:span text:style-name="T11">Підтримка різних платформ:</text:span><text:span text:style-name="T4"> Додаток повинен бути доступним на різних операційних системах та пристроях, включаючи комп'ютери, смартфони та планшети. (</text:span><text:span text:style-name="T5">Реалізується завдяки обраній мові програмування</text:span><text:span text:style-name="T4">)</text:span></text:p>
        </text:list-item>
        <text:list-item>
          <text:p text:style-name="P103"><text:span text:style-name="T11">Додаткові функції безпеки:</text:span><text:span text:style-name="T4"> Додаток повинен забезпечувати можливість автоматичного виходу з облікового запису після тривалої неактивності, а також можливість встановлення додаткових заходів безпеки, таких як підтримка біометричних даних. (</text:span><text:span text:style-name="T5">План на майбутнє розширення додатку</text:span><text:span text:style-name="T4">)</text:span></text:p>
        </text:list-item>
      </text:list>
      <text:p text:style-name="P13"><text:tab/>Ці вимоги є важливими для створення функціонального та безпечного додатку для генерації та збереження паролів. Вони дозволять нам створити інструмент, який задовольнить потреби користувачів у безпеці та зручності в керуванні своїми конфіденційними даними. Дотримання цих вимог буде нашим пріоритетом під час розробки та тестування додатку. Ці вимоги стануть основою для подальшої розробки та тестування додатку "Генератор та утримувач паролів". Вони відображають функціональність, яку ми плануємо реалізувати та гарантують високий рівень безпеки та зручності для користувачів <text:span text:style-name="T67">[5]</text:span>.</text:p>
      <text:p text:style-name="P13"/>
      <text:h text:style-name="P48" text:outline-level="2" text:is-list-header="true"><text:bookmark-start text:name="__RefHeading___Toc796_3042965100"/>1.3 Визначення мови програмування<text:bookmark-end text:name="__RefHeading___Toc796_3042965100"/></text:h>
      <text:p text:style-name="P14"><text:tab/>Під час розробки додатку "Генератор та утримувач паролів" важливо визначити мову програмування, на якій буде реалізований проект. Вибір мови програмування визначає продуктивність, швидкодію, масштабованість та зручність розробки.</text:p>
      <text:p text:style-name="P14"><text:tab/>Ось кілька мов програмування, які можуть бути розглянуті для реалізації додатку:</text:p>
      <text:list text:style-name="L4">
        <text:list-item>
          <text:p text:style-name="P87"><text:soft-page-break/>Java:</text:p>
          <text:list>
            <text:list-item>
              <text:p text:style-name="P104"><text:span text:style-name="T13">Переваги:</text:span><text:span text:style-name="T6"> Java - популярна, крос-платформена мова програмування з великою спільнотою розробників. Вона відома своєю безпекою та надійністю, що особливо важливо для додатків, які працюють з конфіденційними даними. Java також підтримує об'єктно-орієнтований підхід, що дозволяє створювати модульний та розширюваний код </text:span><text:span text:style-name="T20">[6]</text:span><text:span text:style-name="T6">.</text:span></text:p>
            </text:list-item>
            <text:list-item>
              <text:p text:style-name="P104"><text:span text:style-name="T13">Недоліки:</text:span><text:span text:style-name="T6"> Java може бути трохи важкою для новачків, і вона відома за своєю високою вимогою до ресурсів </text:span><text:span text:style-name="T20">[7]</text:span><text:span text:style-name="T6">.</text:span></text:p>
            </text:list-item>
          </text:list>
        </text:list-item>
        <text:list-item>
          <text:p text:style-name="P87">Python:</text:p>
          <text:list>
            <text:list-item>
              <text:p text:style-name="P104"><text:span text:style-name="T13">Переваги:</text:span><text:span text:style-name="T6"> Python - проста та легкочитана мова програмування, що підходить для швидкого розроблення прототипів та додатків з графічним інтерфейсом. Вона також підтримує об'єктно-орієнтований підхід та має багатий екосистему бібліотек.</text:span></text:p>
            </text:list-item>
            <text:list-item>
              <text:p text:style-name="P104"><text:span text:style-name="T13">Недоліки:</text:span><text:span text:style-name="T6"> Python може бути менш продуктивним у випадку великих обчислювальних завдань і вимагає внесення додаткових зусиль для забезпечення високої безпеки.</text:span></text:p>
            </text:list-item>
          </text:list>
        </text:list-item>
        <text:list-item>
          <text:p text:style-name="P87">C++:</text:p>
          <text:list>
            <text:list-item>
              <text:p text:style-name="P104"><text:span text:style-name="T13">Переваги:</text:span><text:span text:style-name="T6"> C++ - високопродуктивна мова програмування, що підходить для розробки швидких та ефективних додатків. Вона надає більший контроль над ресурсами та має широкий спектр бібліотек для різних задач.</text:span></text:p>
            </text:list-item>
            <text:list-item>
              <text:p text:style-name="P104"><text:span text:style-name="T13">Недоліки:</text:span><text:span text:style-name="T6"> Розробка на C++ може бути складнішою та вимагати більше коду, але вона може бути більш потужною та швидкою за іншими мовами.</text:span></text:p>
            </text:list-item>
          </text:list>
        </text:list-item>
        <text:list-item>
          <text:p text:style-name="P87">JavaScript:</text:p>
          <text:list>
            <text:list-item>
              <text:p text:style-name="P104"><text:span text:style-name="T13">Переваги:</text:span><text:span text:style-name="T6"> JavaScript - мова програмування для веб-розробки та створення додатків, що працюють у браузерах. Вона використовується для розробки клієнтської частини додатків та може використовуватися в поєднанні з іншими мовами на серверному боці.</text:span></text:p>
            </text:list-item>
            <text:list-item>
              <text:p text:style-name="P104"><text:span text:style-name="T13">Недоліки:</text:span><text:span text:style-name="T6"> JavaScript обмежений обмеженнями браузера та вимагає внесення зусиль для забезпечення безпеки.</text:span></text:p>
            </text:list-item>
          </text:list>
        </text:list-item>
      </text:list>
      <text:p text:style-name="P15"><text:soft-page-break/><text:tab/>Вибір мови програмування буде залежати від ваших вимог щодо продуктивності, потреб користувачів, а також вашого власного досвіду та навичок у програмуванні. У нашому випадку, враховуючи об'єктно-орієнтований підхід та вимоги до безпеки, мови, такі як Java або C++, можуть бути гарними варіантами для реалізації проекту.</text:p>
      <text:p text:style-name="P16"><text:tab/>Обговорені мови програмування мають свої переваги та обмеження, і в даному випадку, мова програмування Java видається відмінним вибором для розробки додатку "Генератор та утримувач паролів".</text:p>
      <text:p text:style-name="P16"><text:span text:style-name="T62">Сформуємо список основних</text:span> <text:s/>причин:</text:p>
      <text:list text:style-name="L5">
        <text:list-item>
          <text:p text:style-name="P105"><text:span text:style-name="T13">Безпека:</text:span><text:span text:style-name="T6"> Java відома своєю високою безпекою та надійністю. Вона використовує механізми безпеки, такі як контроль доступу, підписи та шифрування, які дозволяють забезпечити конфіденційність даних та запобігти атакам.</text:span></text:p>
        </text:list-item>
        <text:list-item>
          <text:p text:style-name="P105"><text:span text:style-name="T13">Крос-платформеність:</text:span><text:span text:style-name="T6"> Java дозволяє розробляти додатки, які працюють на різних операційних системах без змін вихідного коду. Це важливо для забезпечення доступності додатку на різних платформах, включаючи Windows, macOS і Linux.</text:span></text:p>
        </text:list-item>
        <text:list-item>
          <text:p text:style-name="P105"><text:span text:style-name="T13">Об'єктно-орієнтований підхід:</text:span><text:span text:style-name="T6"> Java підтримує об'єктно-орієнтований підхід, що дозволяє створювати модульний та розширюваний код. Це особливо корисно для розробки додатку з складними взаємодіями та функціональністю.</text:span></text:p>
        </text:list-item>
        <text:list-item>
          <text:p text:style-name="P105"><text:span text:style-name="T13">Велика спільнота розробників:</text:span><text:span text:style-name="T6"> Java має велику та активну спільноту розробників, що дозволить отримати підтримку, рішення та допомогу у вирішенні проблем під час розробки.</text:span></text:p>
        </text:list-item>
        <text:list-item>
          <text:p text:style-name="P105"><text:span text:style-name="T13">Багатий вибір бібліотек та фреймворків:</text:span><text:span text:style-name="T6"> Java має широкий спектр бібліотек та фреймворків, які спрощують розробку та дозволяють швидше втілити функціональність, таку як робота з базами даних, безпека та інші.</text:span></text:p>
        </text:list-item>
        <text:list-item>
          <text:p text:style-name="P105"><text:span text:style-name="T13">Синхронізація між пристроями:</text:span><text:span text:style-name="T6"> Java підтримує можливість синхронізації даних між різними пристроями, що важливо для додатку, який зберігає конфіденційні дані користувача.</text:span></text:p>
        </text:list-item>
      </text:list>
      <text:p text:style-name="P15"><text:soft-page-break/><text:tab/>З урахуванням цих факторів та об'єктно-орієнтованого підходу до програмування, мова Java здавалася б відмінним вибором для розробки безпечного, крос-платформеного додатку для генерації та утримування паролів <text:span text:style-name="T67">[8]</text:span>.</text:p>
      <text:p text:style-name="P17"><text:tab/>Вибір мови програмування Java для розробки додатку "Генератор та утримувач паролів" визначається комплексним підходом до вимог проекту. З врахуванням великої кількості чинників, таких як безпека, крос-платформеність, об'єктно-орієнтований підхід, наявність ресурсів та досвіду розробницького колективу, мова Java видається оптимальним варіантом.</text:p>
      <text:p text:style-name="P17"><text:tab/>У роботі над проектом на мові програмування Java буде використана розширена інфраструктура, включаючи інструменти розробки, середовища виконання та бібліотеки для реалізації функціональності додатку. Java пропонує потужний засіб управління пам'яттю, вбудовану підтримку многозадачності та обробки винятків, що важливо для забезпечення стабільності та безпеки додатку.</text:p>
      <text:p text:style-name="P17"><text:tab/>У подальших етапах розробки необхідно буде ретельно проаналізувати розробничі інструменти, засоби тестування та вибрати оптимальні технології для розробки додатку. Також, слід буде розглянути можливість використання фреймворків та бібліотек, які полегшать розробку та прискорять випуск продукту на ринок.</text:p>
      <text:p text:style-name="P17"><text:tab/>Зазначена мова програмування відповідає багатьом вимогам та потребам проекту "Генератор та утримувач паролів" і забезпечує високий рівень безпеки та функціональності. Цей вибір стане основою для подальшої розробки та успішного впровадження додатку на ринок.</text:p>
      <text:p text:style-name="P17"/>
      <text:h text:style-name="P48" text:outline-level="2" text:is-list-header="true"><text:bookmark-start text:name="__RefHeading___Toc954_3042965100"/>1.4 Вибір інструментів розробки<text:bookmark-end text:name="__RefHeading___Toc954_3042965100"/></text:h>
      <text:p text:style-name="P19"><text:tab/>Під час розробки додатку "Генератор та утримувач паролів" було важливо обрати відповідні інструменти для забезпечення продуктивності та ефективності розробки.</text:p>
      <text:p text:style-name="P19"><text:tab/>Процес вибору інструментів розробки базувався на ретельному аналізі <text:soft-page-break/>вимог проекту та обраному напрямку розробки. Основними критеріями були:</text:p>
      <text:list text:style-name="L6">
        <text:list-item>
          <text:p text:style-name="P106"><text:span text:style-name="T14">Продуктивність:</text:span><text:span text:style-name="T7"> Інструменти повинні сприяти ефективній та продуктивній розробці, дозволяючи швидко створювати та тестувати функціональність додатку </text:span><text:span text:style-name="T20">[9]</text:span><text:span text:style-name="T7">.</text:span></text:p>
        </text:list-item>
        <text:list-item>
          <text:p text:style-name="P106"><text:span text:style-name="T14">Безпека:</text:span><text:span text:style-name="T7"> Забезпечення безпеки даних та захисту від потенційних загроз було пріоритетом. Обрані інструменти мали підтримувати високі стандарти безпеки.</text:span></text:p>
        </text:list-item>
        <text:list-item>
          <text:p text:style-name="P106"><text:span text:style-name="T14">Зручність та розширюваність:</text:span><text:span text:style-name="T7"> Інструменти повинні бути легкими у використанні та мати можливість розширення функціональності, щоб вони відповідали зростаючим потребам проекту.</text:span></text:p>
        </text:list-item>
        <text:list-item>
          <text:p text:style-name="P106"><text:span text:style-name="T14">Крос-платформеність:</text:span><text:span text:style-name="T7"> Оскільки додаток мав бути доступний на різних операційних системах, інструменти повинні бути крос-платформеними для забезпечення універсальності додатку.</text:span></text:p>
        </text:list-item>
        <text:list-item>
          <text:p text:style-name="P106"><text:span text:style-name="T14">Підтримка спільнотою:</text:span><text:span text:style-name="T7"> Важливо, щоб інструменти користувалися підтримкою активної спільноти розробників, що дозволило отримувати підтримку, рішення та підказки в разі виникнення проблем.</text:span></text:p>
        </text:list-item>
        <text:list-item>
          <text:p text:style-name="P106"><text:span text:style-name="T14">Можливість інтеграції:</text:span><text:span text:style-name="T7"> Інструменти повинні підтримувати інтеграцію з іншими системами, які використовуються в проекті, для забезпечення цілісності та спрощення процесу розробки.</text:span></text:p>
        </text:list-item>
      </text:list>
      <text:p text:style-name="P20"><text:tab/>Обрані інструменти <text:span text:style-name="T63">мають </text:span>відповіда<text:span text:style-name="T63">ти</text:span> цим критеріям і відобража<text:span text:style-name="T63">ти</text:span> збалансований підхід до розробки додатку "Генератор та утримувач паролів". Їх використання <text:span text:style-name="T63">має </text:span>спрощу<text:span text:style-name="T63">вати</text:span> розробку, забезпечує безпеку та зручність користувачів, і дозволя<text:span text:style-name="T63">ти</text:span> досягти успішного втілення поставлених завдань <text:span text:style-name="T67">[10]</text:span>.</text:p>
      <text:p text:style-name="P20"><text:tab/>Ось вибрані інструменти та їх короткий огляд:</text:p>
      <text:list text:style-name="L7">
        <text:list-item>
          <text:p text:style-name="P88">Visual Studio Code:</text:p>
          <text:list>
            <text:list-item>
              <text:p text:style-name="P107"><text:span text:style-name="T7">Visual Studio Code (VS Code) був обраний як інтегроване середовище розробки (IDE) для роботи над вихідним кодом. VS Code відомий своєю легкістю використання та розширюваністю. Він підтримує роботу з багатьма мовами програмування, включаючи Java, та надає інструменти </text:span><text:soft-page-break/><text:span text:style-name="T7">для відлагодження коду, автоматичного доповнення та контролю версій.</text:span></text:p>
            </text:list-item>
            <text:list-item>
              <text:p text:style-name="P89">VS Code також включає розширення для роботи з системами контролю версій, такими як Git, що дозволяє ефективно керувати вихідним кодом та спільно працювати з іншими розробниками.</text:p>
            </text:list-item>
          </text:list>
        </text:list-item>
        <text:list-item>
          <text:p text:style-name="P88">Gradle:</text:p>
          <text:list>
            <text:list-item>
              <text:p text:style-name="P89">Gradle був обраний як інструмент для автоматизації процесу збирання та управління залежностями проекту. Gradle дозволяє організувати процес збирання, тестування та розгортання додатку зручно та ефективно.</text:p>
            </text:list-item>
            <text:list-item>
              <text:p text:style-name="P89">Використання Gradle спрощує управління бібліотеками та дозволяє змінювати конфігурацію проекту в залежності від потреб розробки.</text:p>
            </text:list-item>
          </text:list>
        </text:list-item>
        <text:list-item>
          <text:p text:style-name="P88">JavaFX:</text:p>
          <text:list>
            <text:list-item>
              <text:p text:style-name="P89">Для створення графічного інтерфейсу додатку був обраний JavaFX. JavaFX - це платформа для створення графічних додатків, яка входить до складу стандартної бібліотеки Java. Вона надає інструменти для розробки користувацьких інтерфейсів з використанням різних елементів управління та стилізації <text:span text:style-name="T67">[4]</text:span>.</text:p>
            </text:list-item>
            <text:list-item>
              <text:p text:style-name="P89">JavaFX дозволяє створювати зручний та сучасний інтерфейс, що відповідає вимогам сучасних додатків.</text:p>
            </text:list-item>
          </text:list>
        </text:list-item>
      </text:list>
      <text:p text:style-name="P18"><text:tab/>Обрані інструменти розробки допомагають розробницькому колективу працювати ефективно та забезпечують якість та стабільність додатку "Генератор та утримувач паролів". VS Code та Gradle спрощують процес розробки та управління проектом, водночас JavaFX дозволяє створити дружній та інтуїтивно зрозумілий інтерфейс для користувачів. Цей вибір інструментів відповідає вимогам проекту та сприяє успішному втіленню задуманого функціоналу.</text:p>
      <text:h text:style-name="P45" text:outline-level="1"><text:bookmark-start text:name="__RefHeading___Toc777_3042965100"/><text:span text:style-name="T55">РОЗДІЛ 2. </text:span>ПРОЕКТУВАННЯ ТА РОЗРОБКА ПРОГРАМИ<text:bookmark-end text:name="__RefHeading___Toc777_3042965100"/></text:h>
      <text:h text:style-name="P48" text:outline-level="2" text:is-list-header="true"><text:bookmark-start text:name="__RefHeading___Toc956_3042965100"/>2.1 Створення схеми архітектури програми<text:bookmark-end text:name="__RefHeading___Toc956_3042965100"/></text:h>
      <text:p text:style-name="P21"><text:tab/>Для ефективної розробки та підтримки додатку "Генератор та утримувач паролів" була розроблена архітектурна схема, яка включає ряд модулів та компонентів. Кожен модуль відповідає за певну функціональність та є незалежним від інших, що спрощує розробку, тестування та майбутню підтримку додатку.</text:p>
      <text:p text:style-name="P21"><text:tab/>Ось основні модулі додатку та їх призначення:</text:p>
      <text:list text:style-name="L8">
        <text:list-item>
          <text:p text:style-name="P108"><text:span text:style-name="T12">credentials (Модуль "credentials"):</text:span><text:span text:style-name="T8"> Цей модуль відповідає за обробку та збереження різних видів даних для входу. Він включає в себе функції для створення, збереження та витягування облікових даних користувачів.</text:span></text:p>
        </text:list-item>
        <text:list-item>
          <text:p text:style-name="P108"><text:span text:style-name="T12">encryption (Модуль "encryption"):</text:span><text:span text:style-name="T8"> Модуль "encryption" забезпечує різні методи шифрування даних, що використовуються в додатку. Він включає в себе алгоритми шифрування та розшифрування для захисту конфіденційної інформації.</text:span></text:p>
        </text:list-item>
        <text:list-item>
          <text:p text:style-name="P108"><text:span text:style-name="T12">login (Модуль "login"):</text:span><text:span text:style-name="T8"> Модуль "login" відповідає за різні методи входу користувачів у додаток. Він включає в себе логіку для аутентифікації, авторизації та керування сесіями користувачів.</text:span></text:p>
        </text:list-item>
        <text:list-item>
          <text:p text:style-name="P108"><text:span text:style-name="T12">storage (Модуль "storage"):</text:span><text:span text:style-name="T8"> Модуль "storage" реалізує різні методи збереження даних. Він включає в себе функціональність для роботи з різними типами сховищ, такими як локальна база даних, хмарні сховища та інші.</text:span></text:p>
        </text:list-item>
        <text:list-item>
          <text:p text:style-name="P108"><text:span text:style-name="T12">ui (Модуль "ui"):</text:span><text:span text:style-name="T8"> Модуль "ui" відповідає за розробку користувацького інтерфейсу додатку. Він включає в себе класи та компоненти, які відображають інтерфейс користувача та взаємодіють з іншими модулями.</text:span></text:p>
        </text:list-item>
      </text:list>
      <text:p text:style-name="P21"><text:tab/>Ця архітектурна схема дозволяє кожному модулю працювати незалежно від інших, що полегшує розробку та тестування окремих частин додатку. Модульність також сприяє підтримці та розширенню функціональності додатку в майбутньому без значного впливу на інші компоненти.</text:p>
      <text:p text:style-name="P21"><text:tab/>Крім того, ця архітектурна схема сприяє забезпеченню безпеки та захисту <text:soft-page-break/>даних користувачів, оскільки кожен модуль має власну відповідальність за обробку та збереження конфіденційної інформації <text:span text:style-name="T67">[7]</text:span>.</text:p>
      <text:p text:style-name="P21"><text:tab/>Після створення схеми архітектури програми, розробка додатку продовжується з урахуванням цієї структури, що спрощує взаємодію між модулями та дозволяє досягнути успішного втілення функціональності "Генератора та утримувача паролів".</text:p>
      <text:p text:style-name="P22"><text:tab/>Після визначення архітектурної схеми програми і розподілу функціональності на модулі, розробка додатку переходить до конкретного програмування та імплементації кожного модуля. Важливо звернути увагу на основні аспекти процесу розробки:</text:p>
      <text:list text:style-name="L9">
        <text:list-item>
          <text:p text:style-name="P109"><text:span text:style-name="T15">Модульний підхід:</text:span><text:span text:style-name="T8"> Кожен модуль розробляється окремо з урахуванням його функціональності та інтерфейсів для взаємодії з іншими модулями. Це дозволяє розробникам працювати над окремими компонентами незалежно, а потім інтегрувати їх в один додаток.</text:span></text:p>
        </text:list-item>
        <text:list-item>
          <text:p text:style-name="P109"><text:span text:style-name="T15">Стандарти безпеки:</text:span><text:span text:style-name="T8"> Усі модулі, особливо ті, що відповідають за збереження облікових даних та шифрування, повинні дотримуватися високих стандартів безпеки. Важливо забезпечити надійну захист інформації користувачів.</text:span></text:p>
        </text:list-item>
        <text:list-item>
          <text:p text:style-name="P109"><text:span text:style-name="T15">Тестування:</text:span><text:span text:style-name="T8"> Кожен модуль піддається тестуванню для переконанняся в його коректності та функціональності. Модульні тести допомагають виявити та виправити помилки рано в процесі розробки.</text:span></text:p>
        </text:list-item>
        <text:list-item>
          <text:p text:style-name="P109"><text:span text:style-name="T15">Інтеграція модулів:</text:span><text:span text:style-name="T8"> Після розробки та тестування окремих модулів вони інтегруються в один функціональний додаток. Цей етап вимагає уважності та перевірки правильності взаємодії між модулями.</text:span></text:p>
        </text:list-item>
        <text:list-item>
          <text:p text:style-name="P109"><text:span text:style-name="T15">Оптимізація та відлагодження:</text:span><text:span text:style-name="T8"> Після інтеграції всі модулі піддаються відлагодженню та оптимізації для забезпечення оптимальної продуктивності та швидкості роботи додатку.</text:span></text:p>
        </text:list-item>
        <text:list-item>
          <text:p text:style-name="P109"><text:span text:style-name="T15">Документація:</text:span><text:span text:style-name="T8"> Кожен модуль та вся програма доповнюються документацією, що описує їх функціональність та інструкції з використання </text:span><text:span text:style-name="T20">[10]</text:span><text:span text:style-name="T8">.</text:span></text:p>
        </text:list-item>
        <text:list-item>
          <text:p text:style-name="P109"><text:span text:style-name="T15">Тестування загального функціоналу:</text:span><text:span text:style-name="T8"> Після завершення розробки та інтеграції </text:span><text:soft-page-break/><text:span text:style-name="T8">всіх модулів, проводиться тестування загального функціоналу додатку для виявлення та усунення можливих проблем та дефектів.</text:span></text:p>
        </text:list-item>
      </text:list>
      <text:p text:style-name="P21"><text:tab/>Після успішного завершення процесу розробки та тестування, програма готова до випуску та використання користувачами. Важливо після випуску продовжувати підтримку, виправляти виявлені помилки та вдосконалювати додаток відповідно до потреб користувачів.</text:p>
      <text:p text:style-name="P21"/>
      <text:h text:style-name="P48" text:outline-level="2" text:is-list-header="true"><text:bookmark-start text:name="__RefHeading___Toc958_3042965100"/>2.2 Розробка інтерфейсу користувача<text:bookmark-end text:name="__RefHeading___Toc958_3042965100"/></text:h>
      <text:p text:style-name="P23"><text:tab/>Розробка інтерфейсу користувача є ключовим етапом у створенні додатку "Генератор та утримувач паролів". Інтерфейс взаємодії з користувачем має бути зручним, ефективним та відповідати сучасним стандартам дизайну. Процес розробки інтерфейсу включає в себе наступні етапи:</text:p>
      <text:list text:style-name="L10">
        <text:list-item>
          <text:p text:style-name="P110"><text:span text:style-name="T61">Аналіз вимог користувачів:</text:span><text:span text:style-name="T49"> Перш за все, проводиться аналіз вимог користувачів щодо інтерфейсу. Це включає в себе визначення потреб та очікувань користувачів щодо дизайну та функціональності інтерфейсу.</text:span></text:p>
        </text:list-item>
        <text:list-item>
          <text:p text:style-name="P110"><text:span text:style-name="T16">Створення макетів і скетчів:</text:span><text:span text:style-name="T9"> На цьому етапі розробляються макети та скетчі інтерфейсу, які відображають загальну структуру та компоненти інтерфейсу. Вони допомагають візуалізувати дизайн та розташування елементів </text:span><text:span text:style-name="T20">[1]</text:span><text:span text:style-name="T9">.</text:span></text:p>
        </text:list-item>
        <text:list-item>
          <text:p text:style-name="P110"><text:span text:style-name="T16">Вибір кольорової палітри та стилізація:</text:span><text:span text:style-name="T9"> Визначаються кольорова палітра та стилізація інтерфейсу, враховуючи корпоративний стиль та зручність для користувачів.</text:span></text:p>
        </text:list-item>
        <text:list-item>
          <text:p text:style-name="P110"><text:span text:style-name="T16">Розробка інтерфейсу з використанням JavaFX:</text:span><text:span text:style-name="T9"> На практичному рівні, інтерфейс користувача розробляється з використанням JavaFX. Використовуються різні елементи управління, такі як кнопки, текстові поля, списки та інші, для створення відповідної функціональності.</text:span></text:p>
        </text:list-item>
        <text:list-item>
          <text:p text:style-name="P110"><text:span text:style-name="T16">Розміщення компонентів та взаємодія між ними:</text:span><text:span text:style-name="T9"> Компоненти інтерфейсу розміщуються на формах додатку, і розробляється логіка взаємодії між ними. Це включає в себе обробку подій та перехід між сторінками.</text:span></text:p>
        </text:list-item>
        <text:list-item>
          <text:p text:style-name="P110"><text:soft-page-break/><text:span text:style-name="T16">Тестування інтерфейсу:</text:span><text:span text:style-name="T9"> Після розробки інтерфейсу важливо провести тестування для переконанняся, що всі елементи працюють правильно, а дизайн виглядає як задумано.</text:span></text:p>
        </text:list-item>
        <text:list-item>
          <text:p text:style-name="P110"><text:span text:style-name="T16">Документація інтерфейсу:</text:span><text:span text:style-name="T9"> Всі елементи інтерфейсу та їх функціональність докладно описуються в документації для розробників та користувачів.</text:span></text:p>
        </text:list-item>
        <text:list-item>
          <text:p text:style-name="P110"><text:span text:style-name="T16">Забезпечення адаптивності:</text:span><text:span text:style-name="T9"> Дизайн інтерфейсу повинен бути адаптивним, щоб коректно відображатися на різних розмірах екранів та пристроях.</text:span></text:p>
        </text:list-item>
        <text:list-item>
          <text:p text:style-name="P111"><text:span text:style-name="T16">Оптимізація продуктивності і швидкодії:</text:span><text:span text:style-name="T9"> Інтерфейс повинен працювати ефективно та максимально швидко для користувачів</text:span></text:p>
        </text:list-item>
      </text:list>
      <text:p text:style-name="P90"><text:tab/>Після завершення розробки інтерфейсу користувача, додаток набуває сучасного та зручного дизайну, що полегшує взаємодію користувачів з програмою "Генератор та утримувач паролів".</text:p>
      <text:p text:style-name="P91"><text:tab/>В рамках даної роботи, інтерфейс користувача додатку "Генератор та утримувач паролів" має мінімальний, але функціональний характер. Основною метою інтерфейсу є надання користувачам можливості виконувати ключові операції, такі як генерація паролів, збереження та управління ними. Нижче подано опис основних елементів інтерфейсу:</text:p>
      <text:list text:style-name="L11">
        <text:list-item>
          <text:p text:style-name="P116"><text:span text:style-name="T56">Форма входу:</text:span> Форма входу додає можливість користувачам ввійти до додатку за допомогою свого облікового запису. На цій формі користувач повинен ввести свій логін та пароль. Після входу в систему, користувач може мати доступ до збережених паролів.</text:p>
        </text:list-item>
        <text:list-item>
          <text:p text:style-name="P112"><text:span text:style-name="T16">Головне вікно:</text:span><text:span text:style-name="T9"> Головне вікно додатку містить основні елементи керування та відображення даних.</text:span></text:p>
        </text:list-item>
        <text:list-item>
          <text:p text:style-name="P112"><text:span text:style-name="T16">Список збережених паролів:</text:span><text:span text:style-name="T9"> Додаток має вікно, в якому відображаються збережені користувачем паролі. Кожен запис містить інформацію про сайт або сервіс, до якого використовується пароль, та сам пароль. Користувач може додавати, видаляти та редагувати записи.</text:span></text:p>
        </text:list-item>
        <text:list-item>
          <text:p text:style-name="P112"><text:span text:style-name="T16">Форма докладної інформації про пароль:</text:span><text:span text:style-name="T9"> Ця форма дозволяє користувачам переглядати докладну інформацію про певний збережений пароль. Вона </text:span><text:soft-page-break/><text:span text:style-name="T9">містить поля для відображення назви сайту або сервісу, ім'я користувача, пароль та додаткові коментарі. Користувач може також виконувати операції редагування та видалення пароля.</text:span></text:p>
        </text:list-item>
        <text:list-item>
          <text:p text:style-name="P112"><text:span text:style-name="T16">Кнопки для збереження та </text:span><text:span text:style-name="T17">видалення</text:span><text:span text:style-name="T16"> парол</text:span><text:span text:style-name="T17">ів:</text:span><text:span text:style-name="T9"> </text:span><text:span text:style-name="T10">Над</text:span><text:span text:style-name="T9"> списк</text:span><text:span text:style-name="T10">ом</text:span><text:span text:style-name="T9"> збережених паролів розташовані кнопки "Зберегти </text:span><text:span text:style-name="T10">акаунт</text:span><text:span text:style-name="T9">" та "</text:span><text:span text:style-name="T10">видалити акаунт</text:span><text:span text:style-name="T9">", які ініціюють відповідні операції.</text:span></text:p>
        </text:list-item>
      </text:list>
      <text:p text:style-name="P90"><text:tab/>Цей мінімальний інтерфейс дозволяє користувачам ефективно виконувати основні завдання, пов'язані з генерацією та утримуванням паролів. Це відповідає функціональним вимогам до додатку, які були визначені у попередніх розділах роботи. Форма входу дозволяє обмежити доступ до паролів та забезпечити безпеку облікових даних користувачів <text:span text:style-name="T67">[2]</text:span>.</text:p>
      <text:p text:style-name="P90"/>
      <text:h text:style-name="P49" text:outline-level="2" text:is-list-header="true"><text:bookmark-start text:name="__RefHeading___Toc960_3042965100"/><text:span text:style-name="T19">2.</text:span><text:span text:style-name="T1">3 Розробка алгоритмів генерації паролів</text:span><text:bookmark-end text:name="__RefHeading___Toc960_3042965100"/></text:h>
      <text:p text:style-name="P29"><text:tab/>У цьому розділі розглянемо алгоритми генерації паролів, які використовуються в додатку "Генератор та утримувач паролів". Для генерації паролів використовуються алгоритми BASE64, MD5, SHA-256 та SHA-512. Основним джерелом для генерації паролів є поточна дата та час, які перетворюються в відповідні формати.</text:p>
      <text:p text:style-name="P29"><text:tab/>Основні кроки розробки алгоритмів генерації паролів:</text:p>
      <text:list text:style-name="L12">
        <text:list-item>
          <text:p text:style-name="P113"><text:span text:style-name="T59">Вибір джерела ентропії:</text:span><text:span text:style-name="T50"> Для створення надійних паролів важливо вибрати надійне джерело ентропії, яке буде використовуватися для генерації паролів. У цьому випадку, як ви зазначили, джерелом ентропії є поточна дата та час.</text:span></text:p>
        </text:list-item>
        <text:list-item>
          <text:p text:style-name="P113"><text:span text:style-name="T59">Перетворення даних:</text:span><text:span text:style-name="T50"> Поточна дата та час перетворюються в відповідні формати (BASE64, MD5, SHA-256, SHA-512). Це перетворення допомагає створити випадковий хеш або рядок на основі вихідних даних.</text:span></text:p>
        </text:list-item>
        <text:list-item>
          <text:p text:style-name="P113"><text:span text:style-name="T59">Визначення параметрів генерації:</text:span><text:span text:style-name="T50"> Визначаються параметри генерації паролю, такі як довжина паролю, використання великих та малих літер, цифр та символів.</text:span></text:p>
        </text:list-item>
        <text:list-item>
          <text:p text:style-name="P113"><text:soft-page-break/><text:span text:style-name="T59">Генерація паролю:</text:span><text:span text:style-name="T50"> За допомогою отриманого хешу чи рядка та параметрів генерації створюється випадковий пароль. Цей пароль може бути використаний для забезпечення безпеки облікових даних користувачів.</text:span></text:p>
        </text:list-item>
        <text:list-item>
          <text:p text:style-name="P113"><text:span text:style-name="T59">Перевірка унікальності паролю (необов'язково):</text:span><text:span text:style-name="T50"> Якщо це важливо для додатку, може бути виконана перевірка унікальності сгенерованого паролю, щоб уникнути дублікатів.</text:span></text:p>
        </text:list-item>
        <text:list-item>
          <text:p text:style-name="P113"><text:span text:style-name="T59">Збереження та використання паролю:</text:span><text:span text:style-name="T50"> Сгенерований пароль може бути збережений в системі та використований користувачем для доступу до різних ресурсів.</text:span></text:p>
        </text:list-item>
      </text:list>
      <text:p text:style-name="P29"><text:tab/>Важливо наголосити, що генерація паролів повинна бути надійною та відповідати вимогам безпеки. Крім того, докладніше описи кожен з використовуваних алгоритмів (BASE64, MD5, SHA-256, SHA-512) та поясни, як вони використовуються для генерації паролів.</text:p>
      <text:p text:style-name="P29"><text:tab/>Перш ніж розглянути конкретні алгоритми генерації паролів, важливо розуміти, що безпека паролів є важливим аспектом для захисту облікових даних користувачів. Генерація паролів має бути надійною та відповідати вимогам безпеки <text:span text:style-name="T67">[5]</text:span>. У додатку "Генератор та утримувач паролів" використовуються наступні алгоритми для створення паролів на основі поточної дати та часу, що перетворюються в відповідні формати:</text:p>
      <text:list text:style-name="L13">
        <text:list-item>
          <text:p text:style-name="P114"><text:span text:style-name="T23">BASE64 (Base64 Encoding): </text:span><text:span text:style-name="T50">BASE64 є алгоритмом кодування, який перетворює бінарні дані у текстовий формат. В базовому вигляді він використовує 64 символи (латинські літери верхнього і нижнього регістру, цифри та два спеціальних символи '+' і '/'). Перетворення відбувається шляхом групування бітів у трійки та подальшого перетворення в десяткову систему числення. BASE64 добре підходить для представлення байтових даних у текстовому вигляді і використовується для створення паролів на основі бінарних даних, які можуть бути представлені у вигляді рядка.</text:span></text:p>
        </text:list-item>
        <text:list-item>
          <text:p text:style-name="P114"><text:span text:style-name="T23">MD5 (Message Digest Algorithm 5): </text:span><text:span text:style-name="T50">MD5 є однією з найбільш відомих криптографічних хеш-функцій. Він приймає вхідні дані будь-якої довжини і </text:span><text:soft-page-break/><text:span text:style-name="T50">генерує фіксований 128-бітний хеш-код. Хоча MD5 широко використовувався для гешування паролів та перевірки цілісності даних, він не вважається надійним з точки зору безпеки, оскільки існують методи атаки на MD5-геші. Тому, використовувати його для створення паролів рекомендується з обережністю.</text:span></text:p>
        </text:list-item>
        <text:list-item>
          <text:p text:style-name="P114"><text:span text:style-name="T23">SHA-256 (Secure Hash Algorithm 256-bit): </text:span><text:span text:style-name="T50">SHA-256 є однією з версій криптографічних хеш-функцій SHA-2. Він приймає вхідні дані будь-якої довжини і генерує 256-бітний хеш-код. SHA-256 вважається надійним і широко використовується для гешування паролів та забезпечення безпеки даних. Використання SHA-256 для генерації паролів забезпечує високий рівень безпеки.</text:span></text:p>
        </text:list-item>
        <text:list-item>
          <text:p text:style-name="P114"><text:span text:style-name="T23">SHA-512 (Secure Hash Algorithm 512-bit): </text:span><text:span text:style-name="T50">SHA-512 є більш потужною версією криптографічної хеш-функції SHA-2, яка генерує 512-бітний хеш-код. Він є ще більш надійним і використовується для задач, де необхідно максимальний рівень безпеки. SHA-512 є гарним вибором для генерації паролів, оскільки забезпечує високий рівень захисту від атак.</text:span></text:p>
        </text:list-item>
      </text:list>
      <text:p text:style-name="P29"><text:tab/>Кожен з цих алгоритмів має свої переваги та недоліки. Важливо враховувати особливості та потреби конкретного додатку при виборі алгоритму для генерації паролів. SHA-256 та SHA-512 є найбільш рекомендованими для застосування в задачах, де безпека має велике значення.</text:p>
      <text:p text:style-name="P29"/>
      <text:h text:style-name="P48" text:outline-level="2" text:is-list-header="true"><text:bookmark-start text:name="__RefHeading___Toc962_3042965100"/>2.4 Опис процесу розробки<text:bookmark-end text:name="__RefHeading___Toc962_3042965100"/></text:h>
      <text:p text:style-name="P30"><text:tab/>Для реалізації додатку "Генератор та утримувач паролів" було проведено процес розробки, який включав в себе декілька етапів. Опис процесу розробки подано нижче:</text:p>
      <text:list text:style-name="L14">
        <text:list-item>
          <text:p text:style-name="P117"><text:span text:style-name="T56">Аналіз вимог та проектування: </text:span><text:span text:style-name="T64">Перший етап розробки включав аналіз вимог користувачів та проектування додатку. Було визначено основні функціональність та вимоги до інтерфейсу користувача. Розроблено структуру </text:span><text:soft-page-break/><text:span text:style-name="T64">програми та визначено основні компоненти.</text:span></text:p>
        </text:list-item>
        <text:list-item>
          <text:p text:style-name="P117"><text:span text:style-name="T57">Вибір мови програмування та інструментів розробки:</text:span><text:span text:style-name="T64"> Враховуючи досвід розробника та особливості проекту, було обрано мову програмування Java для реалізації додатку. Для розробки використовувався текстовий редактор Visual Studio Code та система автоматизації збірки Gradle </text:span><text:span text:style-name="T67">[8]</text:span><text:span text:style-name="T64">.</text:span></text:p>
        </text:list-item>
        <text:list-item>
          <text:p text:style-name="P117"><text:span text:style-name="T57">Розробка інтерфейсу користувача: </text:span><text:span text:style-name="T64">Був розроблений мінімальний інтерфейс користувача для додатку, що дозволяв виконувати основні операції, такі як генерація та збереження паролів. Додатково, були створені форма входу та форма докладної інформації про паролі.</text:span></text:p>
        </text:list-item>
        <text:list-item>
          <text:p text:style-name="P117"><text:span text:style-name="T57">Розробка алгоритмів генерації паролів: </text:span><text:span text:style-name="T64">Для генерації паролів використовувалися алгоритми BASE64, MD5, SHA-256 та SHA-512. Вихідними даними для генерації була поточна дата та час, які перетворювалися в відповідні формати.</text:span></text:p>
        </text:list-item>
        <text:list-item>
          <text:p text:style-name="P117"><text:span text:style-name="T57">Реалізація модулів програми: </text:span><text:span text:style-name="T64">Додаток був розбитий на різні модулі, включаючи модулі для роботи з обліковими даними, шифруванням, входу користувача, збереженням та інтерфейсом користувача. Кожен модуль був реалізований окремо, з дотриманням принципів об'єктно-орієнтованого програмування.</text:span></text:p>
        </text:list-item>
        <text:list-item>
          <text:p text:style-name="P117"><text:span text:style-name="T57">Тестування та відлагодження: </text:span><text:span text:style-name="T64">Після розробки кожен модуль був підданий тестуванню та відлагодженню для переконанняся, що він працює правильно та відповідає вимогам.</text:span></text:p>
        </text:list-item>
        <text:list-item>
          <text:p text:style-name="P117"><text:span text:style-name="T57">Підготовка документації: </text:span><text:span text:style-name="T64">Для додатку була підготовлена документація, включаючи опис функціональності, інструкції користувача та технічну документацію для розробників.</text:span></text:p>
        </text:list-item>
        <text:list-item>
          <text:p text:style-name="P117"><text:span text:style-name="T57">Виправлення помилок та оптимізація: </text:span><text:span text:style-name="T64">Були виправлені виявлені помилки, проведена оптимізація та покращення роботи додатку.</text:span></text:p>
        </text:list-item>
      </text:list>
      <text:p text:style-name="P30"><text:tab/>Цей процес розробки дозволив створити додаток "Генератор та утримувач паролів" з врахуванням вимог до безпеки та функціональності, який може бути використаний для генерації та збереження паролів з використанням різних <text:soft-page-break/>алгоритмів та інтерфейсу користувача.</text:p>
      <text:p text:style-name="P31"><text:tab/>Продовжуючи процес розробки, наступним етапом було створення та реалізація алгоритмів генерації паролів та робота з ними. Кожен з використаних алгоритмів (BASE64, MD5, SHA-256 та SHA-512) був інтегрований в додаток для створення надійних паролів на основі поточної дати та часу. Процес генерації паролів був належним чином налаштований та оптимізований для забезпечення безпеки та відповідності вимогам користувачів.</text:p>
      <text:p text:style-name="P31"><text:tab/>Після розробки алгоритмів генерації паролів було проведено інтеграцію їх з іншими модулями додатку, зокрема з модулями для роботи з обліковими даними, шифруванням, входу користувача, збереженням та інтерфейсом користувача. Це дозволило створити повноцінний функціональний додаток, який може задовольнити потреби користувачів у генерації та утриманні паролів для їх облікових записів.</text:p>
      <text:p text:style-name="P31"><text:tab/>Після завершення реалізації та інтеграції всіх компонентів додатку було проведено тестування та відлагодження для переконанняся у правильній роботі всіх функцій та виявленні та виправленні можливих помилок <text:span text:style-name="T67">[3]</text:span>.</text:p>
      <text:p text:style-name="P31"><text:tab/>Останнім етапом було підготовлення документації для користувачів та розробників, що включало в себе опис функціональності, інструкції користувача та технічну документацію. Розробка додатку завершилася виправленням помилок та оптимізацією для забезпечення найкращої продуктивності та надійності.</text:p>
      <text:p text:style-name="P31"><text:tab/>Завдяки вищезгаданому процесу розробки було створено додаток "Генератор та утримувач паролів", який відповідає вимогам безпеки та надійності, та може бути використаний для забезпечення безпеки облікових даних користувачів.</text:p>
      <text:p text:style-name="P31"/>
      <text:h text:style-name="P48" text:outline-level="2" text:is-list-header="true"><text:bookmark-start text:name="__RefHeading___Toc1068_3042965100"/><text:soft-page-break/>2.5 Програмування функціоналу<text:bookmark-end text:name="__RefHeading___Toc1068_3042965100"/></text:h>
      <text:p text:style-name="P32"><text:tab/>Після завершення аналізу вимог, вибору мови програмування та інструментів розробки, а також розробки інтерфейсу та алгоритмів генерації паролів, настав час для програмування функціоналу додатку "Генератор та утримувач паролів". У цьому розділі будемо розглядати основні функціональність та модулі програми.</text:p>
      <text:p text:style-name="P32"><text:tab/>Додаток був розроблений з дотриманням принципів об'єктно-орієнтованого програмування. Основними модулями програми були:</text:p>
      <text:list text:style-name="L15">
        <text:list-item>
          <text:p text:style-name="P115"><text:span text:style-name="T60">Модуль "credentials" (облікові дані):</text:span><text:span text:style-name="T51"> Цей модуль був відповідальний за зберігання та управління обліковими даними користувачів. Він дозволяв додавати нові облікові дані, редагувати та видаляти існуючі записи. Кожен запис містив інформацію про сайт або сервіс, ім'я користувача, пароль та додаткові коментарі.</text:span></text:p>
        </text:list-item>
        <text:list-item>
          <text:p text:style-name="P115"><text:span text:style-name="T60">Модуль "encryption" (шифрування):</text:span><text:span text:style-name="T51"> Шифрування було використано для збереження облікових даних у безпечному вигляді. Всі паролі та облікові дані були зашифровані, щоб забезпечити безпеку користувачів. Для цього використовувався вибраний алгоритм шифрування.</text:span></text:p>
        </text:list-item>
        <text:list-item>
          <text:p text:style-name="P115"><text:span text:style-name="T60">Модуль "login" (вхід):</text:span><text:span text:style-name="T51"> Цей модуль дозволяв користувачам ввійти в додаток, використовуючи свої облікові дані. Він включав форму входу та перевіряв правильність введених даних.</text:span></text:p>
        </text:list-item>
        <text:list-item>
          <text:p text:style-name="P115"><text:span text:style-name="T60">Модуль "storage" (збереження):</text:span><text:span text:style-name="T51"> Модуль для збереження даних дозволяв користувачам зберігати свої облікові дані та відновлювати їх після входу в додаток. Збережені дані були шифровані для забезпечення безпеки.</text:span></text:p>
        </text:list-item>
        <text:list-item>
          <text:p text:style-name="P115"><text:span text:style-name="T60">Модуль "ui" (інтерфейс користувача):</text:span><text:span text:style-name="T51"> Цей модуль включав в себе всі компоненти інтерфейсу користувача, включаючи форми для введення облікових даних, входу, докладної інформації про паролі та інше. Мінімальний інтерфейс був розроблений з фокусом на функціональності та зручному використанні.</text:span></text:p>
        </text:list-item>
      </text:list>
      <text:p text:style-name="P32"><text:tab/>Кожен з цих модулів був ретельно розроблений та протестований для <text:soft-page-break/>забезпечення правильної роботи та надійності додатку. Під час програмування функціоналу було враховано вимоги безпеки та зручності користувачів, щоб створити високоякісний продукт для генерації та утримання паролів <text:span text:style-name="T67">[4]</text:span>.</text:p>
      <text:p text:style-name="P32"><text:tab/>Після реалізації модулів та програмування функціоналу додатку "Генератор та утримувач паролів", важливим кроком було визначення функціональних можливостей та основних етапів використання додатку. Нижче наведено опис основних операцій, які може виконувати користувач:</text:p>
      <text:list text:style-name="L16">
        <text:list-item>
          <text:p text:style-name="P118"><text:span text:style-name="T36">Додавання облікових даних:</text:span><text:span text:style-name="T34"> Користувач може додавати нові облікові дані для різних сайтів, сервісів або програм. Це включає в себе введення ім'я користувача, пароля та можливо додаткових коментарів.</text:span></text:p>
        </text:list-item>
        <text:list-item>
          <text:p text:style-name="P118"><text:span text:style-name="T36">Редагування облікових даних:</text:span><text:span text:style-name="T34"> Користувач має можливість редагувати або оновлювати існуючі облікові дані, наприклад, змінювати паролі або оновлювати іншу інформацію.</text:span></text:p>
        </text:list-item>
        <text:list-item>
          <text:p text:style-name="P118"><text:span text:style-name="T36">Видалення облікових даних:</text:span><text:span text:style-name="T34"> Додаток дозволяє користувачам видаляти старі або непотрібні облікові дані.</text:span></text:p>
        </text:list-item>
        <text:list-item>
          <text:p text:style-name="P118"><text:span text:style-name="T36">Збереження та відновлення паролів:</text:span><text:span text:style-name="T34"> Всі облікові дані зберігаються у зашифрованому вигляді, що гарантує їх безпеку. Користувачі можуть зручно зберігати та відновлювати паролі для своїх облікових записів.</text:span></text:p>
        </text:list-item>
        <text:list-item>
          <text:p text:style-name="P118"><text:span text:style-name="T36">Форма входу:</text:span><text:span text:style-name="T34"> Додаток надає можливість користувачам входити у свій обліковий запис з використанням пароля, який вони вже зберегли.</text:span></text:p>
        </text:list-item>
        <text:list-item>
          <text:p text:style-name="P118"><text:span text:style-name="T36">Докладна інформація про пароль:</text:span><text:span text:style-name="T34"> Користувачі можуть переглядати докладну інформацію про збережені паролі, включаючи дату створення, останню зміну та інші додаткові дані.</text:span></text:p>
        </text:list-item>
      </text:list>
      <text:p text:style-name="P32"><text:tab/>Ці функціональність дозволяють користувачам ефективно та безпечно використовувати додаток для генерації та збереження паролів. Всі операції виконуються з дотриманням вимог безпеки, і дані зберігаються у зашифрованому вигляді для запобігання несанкціонованому доступу.</text:p>
      <text:p text:style-name="P32"/>
      <text:h text:style-name="Heading_20_2" text:outline-level="2" text:is-list-header="true"><text:bookmark-start text:name="__RefHeading___Toc1070_3042965100"/><text:soft-page-break/>2.6 Тестування та налагодження<text:bookmark-end text:name="__RefHeading___Toc1070_3042965100"/></text:h>
      <text:p text:style-name="P34"><text:tab/>Після розробки функціоналу додатку "Генератор та утримувач паролів" настав час для тестування та налагодження, щоб переконатися у його коректній роботі та виправити можливі помилки чи недоліки. Цей етап має вирішальне значення для забезпечення високої якості та надійності додатку.</text:p>
      <text:p text:style-name="P34"><text:tab/>Під час тестування використовувалися наступні підходи:</text:p>
      <text:list text:style-name="L17">
        <text:list-item>
          <text:p text:style-name="P119"><text:span text:style-name="T37">Одиничні тести (Unit Testing):</text:span><text:span text:style-name="T35"> Були створені одиничні тести для кожного модуля програми з метою перевірки правильної роботи окремих компонентів. Це дозволило ідентифікувати та виправити можливі помилки в окремих модулях.</text:span></text:p>
        </text:list-item>
        <text:list-item>
          <text:p text:style-name="P119"><text:span text:style-name="T37">Інтеграційне тестування (Integration Testing):</text:span><text:span text:style-name="T35"> Проводилося інтеграційне тестування для перевірки взаємодії різних модулів та компонентів програми. Мета полягала в тестуванні системи як єдної цілісної системи.</text:span></text:p>
        </text:list-item>
        <text:list-item>
          <text:p text:style-name="P119"><text:span text:style-name="T37">Функціональне тестування (Functional Testing):</text:span><text:span text:style-name="T35"> Функціональне тестування включало перевірку функціональних вимог, які були визначені на початкових етапах розробки. Кожна функція додатку була перевірена на правильну роботу та відповідність вимогам.</text:span></text:p>
        </text:list-item>
        <text:list-item>
          <text:p text:style-name="P119"><text:span text:style-name="T37">Тестування безпеки (Security Testing):</text:span><text:span text:style-name="T35"> Проводилося тестування безпеки для переконанняся, що облікові дані користувачів залишаються конфіденційними та захищеними від можливих атак.</text:span></text:p>
        </text:list-item>
        <text:list-item>
          <text:p text:style-name="P119"><text:span text:style-name="T37">Відладка та виправлення помилок (Debugging):</text:span><text:span text:style-name="T35"> Під час тестування виявлені помилки та недоліки були виправлені. Були проведені відладка та оптимізація коду для покращення продуктивності та стабільності додатку.</text:span></text:p>
        </text:list-item>
        <text:list-item>
          <text:p text:style-name="P119"><text:span text:style-name="T37">Тестування на різних платформах (Cross-platform Testing):</text:span><text:span text:style-name="T35"> Додаток був протестований на різних операційних системах та платформах, щоб забезпечити його сумісність та стабільність на різних пристроях </text:span><text:span text:style-name="T68">[8]</text:span><text:span text:style-name="T35">.</text:span></text:p>
        </text:list-item>
        <text:list-item>
          <text:p text:style-name="P119"><text:span text:style-name="T37">Тестування з використанням реальних даних (Real Data Testing):</text:span><text:span text:style-name="T35"> Було використано реальні дані для тестування, щоб переконатися, що додаток працює правильно та без втрати даних.</text:span></text:p>
        </text:list-item>
      </text:list>
      <text:p text:style-name="P33"><text:soft-page-break/><text:tab/>Після завершення тестування та виправлення помилок додаток був готовий до впровадження та використання користувачами. Тестування та налагодження гарантували високу якість та надійність додатку "Генератор та утримувач паролів".</text:p>
      <text:h text:style-name="P46" text:outline-level="1"><text:bookmark-start text:name="__RefHeading___Toc779_3042965100"/><text:span text:style-name="T25">В</text:span><text:span text:style-name="T24">ИСНОВКИ</text:span><text:bookmark-end text:name="__RefHeading___Toc779_3042965100"/></text:h>
      <text:p text:style-name="P55"><text:tab/>Під час розробки додатку "Генератор та утримувач паролів" було проведено ретельний аналіз вимог користувачів та проектування, що дозволило визначити основні функціональність та створити структуру програми. Обрана мова програмування Java була вибором, обгрунтованим високим рівнем безпеки та розширеними можливостями реалізації функцій додатку.</text:p>
      <text:p text:style-name="P55"><text:tab/>Під час реалізації додатку були створені різні модулі, включаючи роботу з обліковими даними, шифруванням, входом користувача, збереженням та інтерфейсом користувача. Кожен модуль був ретельно протестований та інтегрований для створення цілісної системи.</text:p>
      <text:p text:style-name="P55"><text:tab/>Однією з ключових характеристик додатку є його мінімальний та зручний інтерфейс, що дозволяє користувачам легко використовувати всі функції без зайвих складнощів. Важливою особливістю є також забезпечення безпеки облікових даних, завдяки шифруванню та захисту від несанкціонованого доступу.</text:p>
      <text:p text:style-name="P55"><text:tab/>Під час тестування та налагодження було виявлено та виправлено різні помилки, що дозволило створити стабільний та надійний продукт. Додаток готовий до використання користувачами та відповідає вимогам безпеки та функціональності.</text:p>
      <text:p text:style-name="P55"><text:tab/>У підсумку, робота над додатком "Генератор та утримувач паролів" була успішною, і результатом є високоякісний продукт, призначений для безпечної генерації та утримання паролів користувачів.</text:p>
      <text:p text:style-name="P56"><text:tab/>Під час розробки цього проекту вибір Java став логічним та обґрунтованим. Java має велику кількість бібліотек і інструментів, які значно спрощують розробку додатків. Крім того, вона відома своєю надійністю та безпекою, що є надзвичайно важливими аспектами для програми, призначеної для зберігання облікових даних і генерації паролів.</text:p>
      <text:p text:style-name="P10"><text:span text:style-name="T31"><text:tab/>Важливим аспектом розробки була увага до деталей та забезпечення правильної роботи кожного модулю та функції. Це включало в себе інтеграцію різних алгоритмів шифрування та генерації паролів, що були докладно налаштовані </text:span><text:soft-page-break/><text:span text:style-name="T31">та оптимізовані для забезпечення безпеки та ефективності.</text:span></text:p>
      <text:p text:style-name="P56"><text:tab/>Мінімальний та зручний інтерфейс додатку був розроблений з фокусом на функціональність та зручність для користувачів. Важливою метою було створення продукту, який був би легким у використанні та зрозумілим для широкого кола користувачів.</text:p>
      <text:p text:style-name="P56"><text:tab/>Після завершення розробки та тестування додаток був готовий до використання та відповідав високим стандартам безпеки та надійності. Робота над цим проектом була цікавим і важливим викликом, що дозволило об'єднати мої знання та досвід для створення корисного та надійного інструменту для генерації та збереження паролів.</text:p>
      <text:p text:style-name="P11"><text:span text:style-name="T31"><text:tab/>У процесі розробки цієї програми я набув багато нових навичок та вдосконалив свої існуючі. Вибір мови програмування Java дозволив мені розширити св</text:span><text:span text:style-name="T32">ої навички</text:span><text:span text:style-name="T31"> і навчитися працювати з іншими інструментами та бібліотеками, що стало важливим доповненням до моєї професійної експертизи.</text:span></text:p>
      <text:p text:style-name="P57"><text:tab/>Особливу увагу було приділено аспектам безпеки та захисту даних, що стало актуальним завданням у світі, де виникають нові загрози для безпеки облікових даних. Розробка шифрування та засобів захисту даних була важливою складовою проекту.</text:p>
      <text:p text:style-name="P57"><text:tab/>Крім того, спроба створення мінімального та зручного інтерфейсу для користувачів дозволила мені покращити навички проектування користувацького досвіду та відповідати вимогам користувачів до інтуїтивного та зручного інтерфейсу.</text:p>
      <text:p text:style-name="P57"><text:tab/>Робота над цією курсовою роботою стала для мене важливим кроком у поглибленні моїх знань та вмінь у галузі програмування та розробки додатків. Вона дозволила мені застосувати свій досвід та вивчити нові технології, що є безсумнівним приростом для мого професійного розвитку.</text:p>
      <text:h text:style-name="P43" text:outline-level="1"><text:bookmark-start text:name="__RefHeading___Toc781_3042965100"/>СПИСОК ВИКОРИСТАНИХ ДЖЕРЕЛ<text:bookmark-end text:name="__RefHeading___Toc781_3042965100"/></text:h>
      <text:list text:style-name="L18">
        <text:list-item>
          <text:p text:style-name="P58">Муляр В. П. Основи розробки додатків з використанням технології JavaFX. Комп’ютерно-інтегровані технології: освіта, наука, виробництво. 2018. Вип. № 30-31. С. 104–110.</text:p>
        </text:list-item>
        <text:list-item>
          <text:p text:style-name="P58">Муляр В. П. Розробка JavaFX-додатків із використанням Scene Builder. Комп’ютерно-інтегровані технології: освіта, наука, виробництво. 2020. Вип. № 39. С. 181–189.</text:p>
        </text:list-item>
        <text:list-item>
          <text:p text:style-name="P58">Мушко Б., Доктер Х. Gradle у дії. Нью-Йорк. Manning Publications Co., 2014. С. 5–15.</text:p>
        </text:list-item>
        <text:list-item>
          <text:p text:style-name="P120">Швець Н.В. Конспект лекцій з курсу «Крос-платформне програмування». О.: ОНАПТ, 2017.</text:p>
        </text:list-item>
        <text:list-item>
          <text:p text:style-name="P121"><text:span text:style-name="T47">Шилдт Г. Java. </text:span><text:span text:style-name="T48">Повний посібник</text:span><text:span text:style-name="T47">, 8-е </text:span><text:span text:style-name="T48">вид</text:span><text:span text:style-name="T47">.: Пер. </text:span><text:span text:style-name="T48">з</text:span><text:span text:style-name="T47"> англ. – М.: </text:span><text:span text:style-name="T44">ООО «</text:span><text:span text:style-name="T46">І</text:span><text:span text:style-name="T44">.Д. В</text:span><text:span text:style-name="T46">і</text:span><text:span text:style-name="T44">льямс», 2017. </text:span><text:span text:style-name="T45">С. </text:span><text:span text:style-name="T44">1376.</text:span></text:p>
        </text:list-item>
        <text:list-item>
          <text:p text:style-name="P92"><text:span text:style-name="T41">Шилдт Г. Java. </text:span><text:span text:style-name="T43">Посібник для початківців</text:span><text:span text:style-name="T41">. О, 2019. </text:span><text:span text:style-name="T42">С. </text:span><text:span text:style-name="T41">812.</text:span></text:p>
        </text:list-item>
        <text:list-item>
          <text:p text:style-name="P93"><text:span text:style-name="T24">David A. Black The Well-Grounded Java / A. David. – Manning Publications Co., 2009. </text:span><text:span text:style-name="T29">С.</text:span><text:span text:style-name="T30"> </text:span><text:span text:style-name="T24">483.</text:span></text:p>
        </text:list-item>
        <text:list-item>
          <text:p text:style-name="P95"><text:span text:style-name="T24">David A. Black The Well-Grounded Java second edition / A. David. – Manning Publications Co., 2014. </text:span><text:span text:style-name="T29">С.</text:span><text:span text:style-name="T24"> 538.</text:span></text:p>
        </text:list-item>
        <text:list-item>
          <text:p text:style-name="P94"><text:span text:style-name="T24">Вступ до офіційної документації Gradle [Електронний ресурс] – Режим доступу: https://docs.gradle.org/ current/userguide/userguide.html (дата зверенення: 0</text:span><text:span text:style-name="T28">5</text:span><text:span text:style-name="T24">.</text:span><text:span text:style-name="T28">11</text:span><text:span text:style-name="T24">.2023).</text:span></text:p>
        </text:list-item>
        <text:list-item>
          <text:p text:style-name="P94"><text:span text:style-name="T24">UML - Use Case Diagrams [Електронний ресурс] – Режим доступу: https://www.tutorialspoint.com/uml/uml_use_case_diagram.htm (дата звернення 0</text:span><text:span text:style-name="T28">5</text:span><text:span text:style-name="T24">.</text:span><text:span text:style-name="T28">11</text:span><text:span text:style-name="T24">.2023) .</text:span></text:p>
        </text:list-item>
      </text:list>
      <text:p text:style-name="P59"/>
      <text:h text:style-name="P43" text:outline-level="1"><text:bookmark-start text:name="__RefHeading___Toc783_3042965100"/>ДОДАТКИ<text:bookmark-end text:name="__RefHeading___Toc783_3042965100"/></text:h>
      <text:h text:style-name="Heading_20_2" text:outline-level="2" text:is-list-header="true">Додаток А. Код програми</text:h>
      <text:p text:style-name="P62"/>
      <text:p text:style-name="P85">// Main.java</text:p>
      <text:p text:style-name="P63"><text:line-break/><text:span text:style-name="T69">package org.study;</text:span></text:p>
      <text:p text:style-name="P123"><text:span text:style-name="T66">// JavaFX</text:span></text:p>
      <text:p text:style-name="P123"><text:span text:style-name="T66">import javafx.application.Application;</text:span></text:p>
      <text:p text:style-name="P123"><text:span text:style-name="T66">import javafx.application.Platform;</text:span></text:p>
      <text:p text:style-name="P123"><text:span text:style-name="T66">import javafx.event.ActionEvent;</text:span></text:p>
      <text:p text:style-name="P123"><text:span text:style-name="T66">import javafx.event.EventHandler;</text:span></text:p>
      <text:p text:style-name="P123"><text:span text:style-name="T66">import javafx.scene.image.Image;</text:span></text:p>
      <text:p text:style-name="P123"><text:span text:style-name="T66">import javafx.stage.Stage;</text:span></text:p>
      <text:p text:style-name="P123"><text:span text:style-name="T66">import org.study.credentials.ICredential;</text:span></text:p>
      <text:p text:style-name="P123"><text:span text:style-name="T66">// Logins</text:span></text:p>
      <text:p text:style-name="P123"><text:span text:style-name="T66">import org.study.login.ILoginMethod;</text:span></text:p>
      <text:p text:style-name="P123"><text:span text:style-name="T66">import org.study.login.LoginMethodFactory;</text:span></text:p>
      <text:p text:style-name="P123"><text:span text:style-name="T66">// UI</text:span></text:p>
      <text:p text:style-name="P123"><text:span text:style-name="T66">import org.study.ui.LoginDialog;</text:span></text:p>
      <text:p text:style-name="P123"><text:span text:style-name="T66">import org.study.ui.MainWindow;</text:span></text:p>
      <text:p text:style-name="P123"><text:span text:style-name="T66">// Головний клас додатку</text:span></text:p>
      <text:p text:style-name="P123"><text:span text:style-name="T66">public class Main extends Application {</text:span></text:p>
      <text:p text:style-name="P123"><text:span text:style-name="T66"><text:s text:c="2"/>// Клас методу входу у додаток</text:span></text:p>
      <text:p text:style-name="P123"><text:span text:style-name="T66"><text:s text:c="2"/>ILoginMethod mLogin = LoginMethodFactory.getInstance();</text:span></text:p>
      <text:p text:style-name="P123"><text:span text:style-name="T66"><text:s text:c="2"/>// Запуск додатку</text:span></text:p>
      <text:p text:style-name="P123"><text:span text:style-name="T66"><text:s text:c="2"/>@Override</text:span></text:p>
      <text:p text:style-name="P123"><text:span text:style-name="T66"><text:s text:c="2"/>public void start(Stage stage) throws Exception {</text:span></text:p>
      <text:p text:style-name="P123"><text:span text:style-name="T66"><text:s text:c="4"/>// Іконка головного вікна додатку</text:span></text:p>
      <text:p text:style-name="P123"><text:span text:style-name="T66"><text:s text:c="4"/>stage.getIcons().add(new Image(Main.class.getResourceAsStream("/icon.png")));</text:span></text:p>
      <text:p text:style-name="P123"><text:span text:style-name="T66"><text:s text:c="4"/>// Заголовок головного вікна</text:span></text:p>
      <text:p text:style-name="P124"><text:span text:style-name="T66"><text:s text:c="4"/>stage.setTitle("Супер Менеджер Паролів");</text:span></text:p>
      <text:p text:style-name="P124"><text:span text:style-name="T66"><text:s text:c="4"/>// Ділог входу у додаток</text:span></text:p>
      <text:p text:style-name="P124"><text:span text:style-name="T66"><text:s text:c="4"/>final LoginDialog loginDialog = new LoginDialog(stage);</text:span></text:p>
      <text:p text:style-name="P124"><text:span text:style-name="T66"><text:s text:c="4"/>// Ділог по розміру вікна</text:span></text:p>
      <text:p text:style-name="P124"><text:span text:style-name="T66"><text:s text:c="4"/>loginDialog.sizeToScene();</text:span></text:p>
      <text:p text:style-name="P124"><text:span text:style-name="T66"><text:s text:c="4"/>// Розмір діалогу не можна змінювати</text:span></text:p>
      <text:p text:style-name="P124"><text:span text:style-name="T66"><text:s text:c="4"/>loginDialog.setResizable(false);</text:span></text:p>
      <text:p text:style-name="P124"><text:span text:style-name="T66"><text:s text:c="4"/>// Показати ділог входу</text:span></text:p>
      <text:p text:style-name="P124"><text:span text:style-name="T66"><text:s text:c="4"/>loginDialog.show();</text:span></text:p>
      <text:p text:style-name="P124"><text:span text:style-name="T66"><text:s text:c="4"/>// Дії при натисканні кнопки входу у додаток</text:span></text:p>
      <text:p text:style-name="P124"><text:span text:style-name="T66"><text:s text:c="4"/>loginDialog.onSignIn(</text:span></text:p>
      <text:p text:style-name="P124"><text:span text:style-name="T66"><text:s text:c="6"/>// Екземпляр обробника дій</text:span></text:p>
      <text:p text:style-name="P124"><text:span text:style-name="T66"><text:s text:c="6"/>new EventHandler&lt;ActionEvent&gt;() {</text:span></text:p>
      <text:p text:style-name="P124"><text:span text:style-name="T66"><text:s text:c="8"/>// Обробник</text:span></text:p>
      <text:p text:style-name="P124"><text:span text:style-name="T66"><text:s text:c="8"/>@Override</text:span></text:p>
      <text:p text:style-name="P124"><text:span text:style-name="T66"><text:s text:c="8"/>public void handle(ActionEvent event) {</text:span></text:p>
      <text:p text:style-name="P124"><text:span text:style-name="T66"><text:s text:c="10"/>// Try</text:span></text:p>
      <text:p text:style-name="P124"><text:span text:style-name="T66"><text:s text:c="10"/>try {</text:span></text:p>
      <text:p text:style-name="P124"><text:span text:style-name="T66"><text:s text:c="12"/>// Користувацькі дані</text:span></text:p>
      <text:p text:style-name="P124"><text:span text:style-name="T66"><text:s text:c="12"/>final ICredential credential = loginDialog.getCredentials();</text:span></text:p>
      <text:p text:style-name="P124"><text:span text:style-name="T66"><text:s text:c="12"/>// Перевірка даних користувача</text:span></text:p>
      <text:p text:style-name="P124"><text:span text:style-name="T66"><text:s text:c="12"/>if (mLogin.validate(credential)) {</text:span></text:p>
      <text:p text:style-name="P124"><text:span text:style-name="T66"><text:s text:c="14"/>// Головне вікно додатку</text:span></text:p>
      <text:p text:style-name="P124"><text:soft-page-break/><text:span text:style-name="T66"><text:s text:c="14"/>final MainWindow mainWindow = new MainWindow(stage, credential);</text:span></text:p>
      <text:p text:style-name="P124"><text:span text:style-name="T66"><text:s text:c="14"/>// Головне вікно по розміру вікна</text:span></text:p>
      <text:p text:style-name="P124"><text:span text:style-name="T66"><text:s text:c="14"/>mainWindow.sizeToScene();</text:span></text:p>
      <text:p text:style-name="P124"><text:span text:style-name="T66"><text:s text:c="14"/>// Розмір головного вікна не можна змінювати</text:span></text:p>
      <text:p text:style-name="P124"><text:span text:style-name="T66"><text:s text:c="14"/>mainWindow.setResizable(false);</text:span></text:p>
      <text:p text:style-name="P124"><text:span text:style-name="T66"><text:s text:c="14"/>// Показати головне вікно</text:span></text:p>
      <text:p text:style-name="P124"><text:span text:style-name="T66"><text:s text:c="14"/>mainWindow.show();</text:span></text:p>
      <text:p text:style-name="P124"><text:span text:style-name="T66"><text:s text:c="12"/>}</text:span></text:p>
      <text:p text:style-name="P124"><text:span text:style-name="T66"><text:s text:c="10"/>}</text:span></text:p>
      <text:p text:style-name="P124"><text:span text:style-name="T66"><text:s text:c="10"/>catch (Exception e) {</text:span></text:p>
      <text:p text:style-name="P124"><text:span text:style-name="T66"><text:s text:c="12"/>// Відображення помилки у лог</text:span></text:p>
      <text:p text:style-name="P124"><text:span text:style-name="T66"><text:s text:c="12"/>e.printStackTrace();</text:span></text:p>
      <text:p text:style-name="P124"><text:span text:style-name="T66"><text:s text:c="10"/>}</text:span></text:p>
      <text:p text:style-name="P124"><text:span text:style-name="T66"><text:s text:c="10"/>// Закрити логін діалог</text:span></text:p>
      <text:p text:style-name="P124"><text:span text:style-name="T66"><text:s text:c="10"/>loginDialog.close();</text:span></text:p>
      <text:p text:style-name="P124"><text:span text:style-name="T66"><text:s text:c="8"/>}</text:span></text:p>
      <text:p text:style-name="P124"><text:span text:style-name="T66"><text:s text:c="6"/>}</text:span></text:p>
      <text:p text:style-name="P124"><text:span text:style-name="T66"><text:s text:c="4"/>);</text:span></text:p>
      <text:p text:style-name="P124"><text:span text:style-name="T66"><text:s text:c="4"/>// Дії при натисканні кнопки реєстрації у додатку</text:span></text:p>
      <text:p text:style-name="P124"><text:span text:style-name="T66"><text:s text:c="4"/>loginDialog.onSignUp(</text:span></text:p>
      <text:p text:style-name="P124"><text:span text:style-name="T66"><text:s text:c="6"/>// Екземпляр обробника дій</text:span></text:p>
      <text:p text:style-name="P124"><text:span text:style-name="T66"><text:s text:c="6"/>new EventHandler&lt;ActionEvent&gt;() {</text:span></text:p>
      <text:p text:style-name="P124"><text:span text:style-name="T66"><text:s text:c="8"/>// Обробник</text:span></text:p>
      <text:p text:style-name="P124"><text:span text:style-name="T66"><text:s text:c="8"/>@Override</text:span></text:p>
      <text:p text:style-name="P124"><text:span text:style-name="T66"><text:s text:c="8"/>public void handle(ActionEvent event) {</text:span></text:p>
      <text:p text:style-name="P124"><text:span text:style-name="T66"><text:s text:c="10"/>// Закриття усіх вікон</text:span></text:p>
      <text:p text:style-name="P124"><text:span text:style-name="T66"><text:s text:c="10"/>Platform.exit();</text:span></text:p>
      <text:p text:style-name="P124"><text:span text:style-name="T66"><text:s text:c="10"/>// Вихід з програми</text:span></text:p>
      <text:p text:style-name="P124"><text:span text:style-name="T66"><text:s text:c="10"/>System.exit(0);</text:span></text:p>
      <text:p text:style-name="P124"><text:span text:style-name="T66"><text:s text:c="8"/>}</text:span></text:p>
      <text:p text:style-name="P124"><text:span text:style-name="T66"><text:s text:c="6"/>}</text:span></text:p>
      <text:p text:style-name="P124"><text:span text:style-name="T66"><text:s text:c="4"/>);</text:span></text:p>
      <text:p text:style-name="P124"><text:span text:style-name="T66"><text:s text:c="2"/>}</text:span></text:p>
      <text:p text:style-name="P123"><text:span text:style-name="T66"><text:s text:c="2"/>// Головна функція додатку</text:span></text:p>
      <text:p text:style-name="P123"><text:span text:style-name="T66"><text:s text:c="2"/>public static void main(String[] args) {</text:span></text:p>
      <text:p text:style-name="P123"><text:span text:style-name="T66"><text:s text:c="4"/>// Запуск UI</text:span></text:p>
      <text:p text:style-name="P123"><text:span text:style-name="T66"><text:s text:c="4"/>launch(args);</text:span></text:p>
      <text:p text:style-name="P123"><text:span text:style-name="T66"><text:s text:c="2"/>}</text:span></text:p>
      <text:p text:style-name="P123"><text:span text:style-name="T66">}</text:span></text:p>
      <text:p text:style-name="P60"><text:span text:style-name="T65"/></text:p>
      <text:p text:style-name="P125">// <text:span text:style-name="T75">ui/</text:span><text:span text:style-name="T71">MainWindow.java</text:span></text:p>
      <text:p text:style-name="P122"/>
      <text:p text:style-name="P96">package org.study.ui;</text:p>
      <text:p text:style-name="P96">// JavaFX</text:p>
      <text:p text:style-name="P96">import javafx.collections.FXCollections;</text:p>
      <text:p text:style-name="P96">import javafx.collections.ObservableList;</text:p>
      <text:p text:style-name="P96">import javafx.event.ActionEvent;</text:p>
      <text:p text:style-name="P96">import javafx.event.EventHandler;</text:p>
      <text:p text:style-name="P96">import javafx.geometry.HPos;</text:p>
      <text:p text:style-name="P96">import javafx.geometry.Insets;</text:p>
      <text:p text:style-name="P96">import javafx.stage.Stage;</text:p>
      <text:p text:style-name="P96">import javafx.scene.Group;</text:p>
      <text:p text:style-name="P96">import javafx.scene.Scene;</text:p>
      <text:p text:style-name="P96">import javafx.scene.control.Button;</text:p>
      <text:p text:style-name="P96">import javafx.scene.control.ListView;</text:p>
      <text:p text:style-name="P96"><text:soft-page-break/>import javafx.scene.layout.GridPane;</text:p>
      <text:p text:style-name="P96">// Credentials</text:p>
      <text:p text:style-name="P96">import org.study.credentials.ICredential;</text:p>
      <text:p text:style-name="P96">// Storage</text:p>
      <text:p text:style-name="P96">import org.study.storage.*;</text:p>
      <text:p text:style-name="P96">// Головне вікно додатку</text:p>
      <text:p text:style-name="P96">public class MainWindow extends Stage {</text:p>
      <text:p text:style-name="P96"><text:tab/>// Клас методу зберігання даних</text:p>
      <text:p text:style-name="P96"><text:tab/>private IStorageMethod<text:tab/>mStorage;</text:p>
      <text:p text:style-name="P96"><text:tab/>// Список ключів що зберігаються в базі даних</text:p>
      <text:p text:style-name="P96"><text:tab/>ObservableList&lt;String&gt;<text:tab/>keys;</text:p>
      <text:p text:style-name="P96"><text:tab/>// Кнопка додавання реєстраційних даних</text:p>
      <text:p text:style-name="P96"><text:tab/>final Button<text:tab/><text:tab/>accountAdd<text:tab/><text:tab/>= new Button("Додати акаунт");</text:p>
      <text:p text:style-name="P96"><text:tab/>// Кнопка видалення існуючих реєстраційних даних</text:p>
      <text:p text:style-name="P96"><text:tab/>final Button<text:tab/><text:tab/>accountRemove<text:tab/><text:tab/>= new Button("Видалити акаунт");</text:p>
      <text:p text:style-name="P96"><text:tab/>// Кнопка генерації надійного пароля</text:p>
      <text:p text:style-name="P96"><text:tab/>final Button<text:tab/><text:tab/>passwordGenerate<text:tab/>= new Button("Згенерувати надійний пароль");</text:p>
      <text:p text:style-name="P96"><text:tab/>// Конструктор</text:p>
      <text:p text:style-name="P96"><text:tab/>public MainWindow(Stage owner, ICredential credential) {</text:p>
      <text:p text:style-name="P96"><text:tab/><text:tab/>// Виклик конструктора базового класу</text:p>
      <text:p text:style-name="P96"><text:tab/><text:tab/>super();</text:p>
      <text:p text:style-name="P96"><text:tab/><text:tab/>// Вказівка на батьківський клас</text:p>
      <text:p text:style-name="P96"><text:tab/><text:tab/>initOwner(owner);</text:p>
      <text:p text:style-name="P96"><text:tab/><text:tab/>// Іконки діалогу беруться з батьківського вікна</text:p>
      <text:p text:style-name="P96"><text:tab/><text:tab/>owner.getIcons().forEach(icon -&gt;</text:p>
      <text:p text:style-name="P96"><text:tab/><text:tab/><text:tab/>// Копіювання іконок</text:p>
      <text:p text:style-name="P96"><text:tab/><text:tab/><text:tab/>getIcons().add(icon)</text:p>
      <text:p text:style-name="P96"><text:tab/><text:tab/>);</text:p>
      <text:p text:style-name="P96"><text:tab/><text:tab/>// Заголовок головного вікна додатку</text:p>
      <text:p text:style-name="P96"><text:tab/><text:tab/>setTitle(owner.getTitle());</text:p>
      <text:p text:style-name="P96"><text:tab/><text:tab/>// Макет вікна</text:p>
      <text:p text:style-name="P96"><text:tab/><text:tab/>final Group root = new Group();</text:p>
      <text:p text:style-name="P96"><text:tab/><text:tab/>// Вміст вікна</text:p>
      <text:p text:style-name="P96"><text:tab/><text:tab/>final Scene scene = new Scene(root);</text:p>
      <text:p text:style-name="P96"><text:tab/><text:tab/>// Встановлення вмісту вікна</text:p>
      <text:p text:style-name="P96"><text:tab/><text:tab/>setScene(scene);</text:p>
      <text:p text:style-name="P96"><text:tab/><text:tab/>// Макет розподілу елементів</text:p>
      <text:p text:style-name="P96"><text:tab/><text:tab/>final GridPane gridpane = new GridPane();</text:p>
      <text:p text:style-name="P96"><text:tab/><text:tab/>// Поля навколо елементів макету</text:p>
      <text:p text:style-name="P96"><text:tab/><text:tab/>gridpane.setPadding(new Insets(10));</text:p>
      <text:p text:style-name="P96"><text:tab/><text:tab/>// Горизонтальні поля між елементами</text:p>
      <text:p text:style-name="P96"><text:tab/><text:tab/>gridpane.setHgap(10);</text:p>
      <text:p text:style-name="P96"><text:tab/><text:tab/>// Вертикальні поля між елементами</text:p>
      <text:p text:style-name="P96"><text:tab/><text:tab/>gridpane.setVgap(10);</text:p>
      <text:p text:style-name="P96"><text:tab/><text:tab/>// Фіксована ширина вікна від змісту</text:p>
      <text:p text:style-name="P96"><text:tab/><text:tab/>owner.setWidth(gridpane.getWidth());</text:p>
      <text:p text:style-name="P96"><text:tab/><text:tab/>// Фіксована висота вікна від змісту</text:p>
      <text:p text:style-name="P96"><text:tab/><text:tab/>owner.setHeight(gridpane.getHeight());</text:p>
      <text:p text:style-name="P96"><text:tab/><text:tab/>// Кнопка додається в клітинку (0, 0)</text:p>
      <text:p text:style-name="P96"><text:tab/><text:tab/>gridpane.add(accountAdd, 0, 0);</text:p>
      <text:p text:style-name="P96"><text:tab/><text:tab/>// Кнопка розташовується по лівій стороні</text:p>
      <text:p text:style-name="P96"><text:tab/><text:tab/>GridPane.setHalignment(accountAdd, HPos.LEFT);</text:p>
      <text:p text:style-name="P96"><text:tab/><text:tab/>// Кнопка додається в клітинку (1, 0)</text:p>
      <text:p text:style-name="P96"><text:tab/><text:tab/>gridpane.add(accountRemove, 1, 0);</text:p>
      <text:p text:style-name="P96"><text:tab/><text:tab/>// Кнопка розташовується по лівій стороні</text:p>
      <text:p text:style-name="P96"><text:tab/><text:tab/>GridPane.setHalignment(accountRemove, HPos.LEFT);</text:p>
      <text:p text:style-name="P96"><text:tab/><text:tab/>// Кнопка додається в клітинку (2, 0)</text:p>
      <text:p text:style-name="P96"><text:soft-page-break/><text:tab/><text:tab/>gridpane.add(passwordGenerate, 2, 0);</text:p>
      <text:p text:style-name="P96"><text:tab/><text:tab/>// Кнопка розташовується по лівій стороні</text:p>
      <text:p text:style-name="P96"><text:tab/><text:tab/>GridPane.setHalignment(passwordGenerate, HPos.LEFT);</text:p>
      <text:p text:style-name="P96"><text:tab/><text:tab/>// Клас методу зберігання даних</text:p>
      <text:p text:style-name="P96"><text:tab/><text:tab/>mStorage = StorageMethodFactory.getInstance(credential);</text:p>
      <text:p text:style-name="P96"><text:tab/><text:tab/>// Обновление</text:p>
      <text:p text:style-name="P96"><text:tab/><text:tab/>keys = FXCollections.observableArrayList(mStorage.keys());</text:p>
      <text:p text:style-name="P96"><text:tab/><text:tab/>// Список елементів для відображення</text:p>
      <text:p text:style-name="P96"><text:tab/><text:tab/>final ListView&lt;String&gt; listView = new ListView&lt;String&gt;(keys);</text:p>
      <text:p text:style-name="P96"><text:tab/><text:tab/>// Список додається в клітинку (0, 1)</text:p>
      <text:p text:style-name="P96"><text:tab/><text:tab/>gridpane.add(listView, 0, 1);</text:p>
      <text:p text:style-name="P96"><text:tab/><text:tab/>// Поле займає 4 клітини завширшки</text:p>
      <text:p text:style-name="P96"><text:tab/><text:tab/>GridPane.setColumnSpan(listView, 4);</text:p>
      <text:p text:style-name="P96"><text:tab/><text:tab/>// Дії при натисканні кнопки створення акаунту</text:p>
      <text:p text:style-name="P96"><text:tab/><text:tab/>accountAdd.setOnAction(</text:p>
      <text:p text:style-name="P96"><text:tab/><text:tab/><text:tab/>new EventHandler&lt;ActionEvent&gt;() {</text:p>
      <text:p text:style-name="P96"><text:tab/><text:tab/><text:tab/><text:tab/>// Обробник</text:p>
      <text:p text:style-name="P96"><text:tab/><text:tab/><text:tab/><text:tab/>@Override</text:p>
      <text:p text:style-name="P96"><text:tab/><text:tab/><text:tab/><text:tab/>public void handle(ActionEvent event) {</text:p>
      <text:p text:style-name="P96"><text:tab/><text:tab/><text:tab/><text:tab/><text:tab/>// Ділог входу у додаток</text:p>
      <text:p text:style-name="P96"><text:tab/><text:tab/><text:tab/><text:tab/><text:tab/>final CredentialDialog credentialDialog = new CredentialDialog(owner);</text:p>
      <text:p text:style-name="P96"><text:tab/><text:tab/><text:tab/><text:tab/><text:tab/>// Ділог по розміру вікна</text:p>
      <text:p text:style-name="P96"><text:tab/><text:tab/><text:tab/><text:tab/><text:tab/>credentialDialog.sizeToScene();</text:p>
      <text:p text:style-name="P96"><text:tab/><text:tab/><text:tab/><text:tab/><text:tab/>// Розмір діалогу не можна змінювати</text:p>
      <text:p text:style-name="P96"><text:tab/><text:tab/><text:tab/><text:tab/><text:tab/>credentialDialog.setResizable(false);</text:p>
      <text:p text:style-name="P96"><text:tab/><text:tab/><text:tab/><text:tab/><text:tab/>// Показати ділог входу</text:p>
      <text:p text:style-name="P96"><text:tab/><text:tab/><text:tab/><text:tab/><text:tab/>credentialDialog.show();</text:p>
      <text:p text:style-name="P96"><text:tab/><text:tab/><text:tab/><text:tab/><text:tab/>// Обновление</text:p>
      <text:p text:style-name="P96"><text:tab/><text:tab/><text:tab/><text:tab/><text:tab/>keys = FXCollections.observableArrayList(mStorage.keys());</text:p>
      <text:p text:style-name="P96"><text:tab/><text:tab/><text:tab/><text:tab/>}</text:p>
      <text:p text:style-name="P96"><text:tab/><text:tab/><text:tab/>}</text:p>
      <text:p text:style-name="P96"><text:tab/><text:tab/>);</text:p>
      <text:p text:style-name="P96"><text:tab/><text:tab/>// Дії при натисканні кнопки видалення акаунту</text:p>
      <text:p text:style-name="P96"><text:tab/><text:tab/>accountRemove.setOnAction(</text:p>
      <text:p text:style-name="P96"><text:tab/><text:tab/><text:tab/>new EventHandler&lt;ActionEvent&gt;() {</text:p>
      <text:p text:style-name="P96"><text:tab/><text:tab/><text:tab/><text:tab/>// Обробник</text:p>
      <text:p text:style-name="P96"><text:tab/><text:tab/><text:tab/><text:tab/>@Override</text:p>
      <text:p text:style-name="P96"><text:tab/><text:tab/><text:tab/><text:tab/>public void handle(ActionEvent event) {</text:p>
      <text:p text:style-name="P96"><text:tab/><text:tab/><text:tab/><text:tab/><text:tab/>// Try</text:p>
      <text:p text:style-name="P96"><text:tab/><text:tab/><text:tab/><text:tab/><text:tab/>try {</text:p>
      <text:p text:style-name="P96"><text:tab/><text:tab/><text:tab/><text:tab/><text:tab/><text:tab/>// Отримання ключа</text:p>
      <text:p text:style-name="P96"><text:tab/><text:tab/><text:tab/><text:tab/><text:tab/><text:tab/>String key = listView.getSelectionModel().getSelectedItem();</text:p>
      <text:p text:style-name="P96"><text:tab/><text:tab/><text:tab/><text:tab/><text:tab/><text:tab/>// Видалення облікового запису за ключем</text:p>
      <text:p text:style-name="P96"><text:tab/><text:tab/><text:tab/><text:tab/><text:tab/><text:tab/>mStorage.remove(key);</text:p>
      <text:p text:style-name="P96"><text:tab/><text:tab/><text:tab/><text:tab/><text:tab/>}</text:p>
      <text:p text:style-name="P96"><text:tab/><text:tab/><text:tab/><text:tab/><text:tab/>catch (Exception e) {</text:p>
      <text:p text:style-name="P96"><text:tab/><text:tab/><text:tab/><text:tab/><text:tab/><text:tab/>// Відображення помилки у лог</text:p>
      <text:p text:style-name="P96"><text:tab/><text:tab/><text:tab/><text:tab/><text:tab/><text:tab/>e.printStackTrace();</text:p>
      <text:p text:style-name="P96"><text:tab/><text:tab/><text:tab/><text:tab/><text:tab/>}</text:p>
      <text:p text:style-name="P96"><text:tab/><text:tab/><text:tab/><text:tab/><text:tab/>// Обновление</text:p>
      <text:p text:style-name="P96"><text:tab/><text:tab/><text:tab/><text:tab/><text:tab/>keys = FXCollections.observableArrayList(mStorage.keys());</text:p>
      <text:p text:style-name="P96"><text:tab/><text:tab/><text:tab/><text:tab/>}</text:p>
      <text:p text:style-name="P96"><text:soft-page-break/><text:tab/><text:tab/><text:tab/>}</text:p>
      <text:p text:style-name="P96"><text:tab/><text:tab/>);</text:p>
      <text:p text:style-name="P96"><text:tab/><text:tab/>// Дії при натисканні кнопки генерації нового паролю</text:p>
      <text:p text:style-name="P96"><text:tab/><text:tab/>passwordGenerate.setOnAction(</text:p>
      <text:p text:style-name="P96"><text:tab/><text:tab/><text:tab/>new EventHandler&lt;ActionEvent&gt;() {</text:p>
      <text:p text:style-name="P96"><text:tab/><text:tab/><text:tab/><text:tab/>// Обробник</text:p>
      <text:p text:style-name="P96"><text:tab/><text:tab/><text:tab/><text:tab/>@Override</text:p>
      <text:p text:style-name="P96"><text:tab/><text:tab/><text:tab/><text:tab/>public void handle(ActionEvent event) {</text:p>
      <text:p text:style-name="P96"><text:tab/><text:tab/><text:tab/><text:tab/><text:tab/>// Ділог генерації паролю</text:p>
      <text:p text:style-name="P96"><text:tab/><text:tab/><text:tab/><text:tab/><text:tab/>final PasswordGenerationDialog passGenDialog = new PasswordGenerationDialog(owner);</text:p>
      <text:p text:style-name="P96"><text:tab/><text:tab/><text:tab/><text:tab/><text:tab/>// Ділог по розміру вікна</text:p>
      <text:p text:style-name="P96"><text:tab/><text:tab/><text:tab/><text:tab/><text:tab/>passGenDialog.sizeToScene();</text:p>
      <text:p text:style-name="P96"><text:tab/><text:tab/><text:tab/><text:tab/><text:tab/>// Розмір діалогу не можна змінювати</text:p>
      <text:p text:style-name="P96"><text:tab/><text:tab/><text:tab/><text:tab/><text:tab/>passGenDialog.setResizable(false);</text:p>
      <text:p text:style-name="P96"><text:tab/><text:tab/><text:tab/><text:tab/><text:tab/>// Показати ділог входу</text:p>
      <text:p text:style-name="P96"><text:tab/><text:tab/><text:tab/><text:tab/><text:tab/>passGenDialog.show();</text:p>
      <text:p text:style-name="P96"><text:tab/><text:tab/><text:tab/><text:tab/>}</text:p>
      <text:p text:style-name="P96"><text:tab/><text:tab/><text:tab/>}</text:p>
      <text:p text:style-name="P96"><text:tab/><text:tab/>);</text:p>
      <text:p text:style-name="P96"><text:tab/><text:tab/>// Макет розподілу елементів додається у макет вікна</text:p>
      <text:p text:style-name="P96"><text:tab/><text:tab/>root.getChildren().add(gridpane);</text:p>
      <text:p text:style-name="P96"><text:tab/>}</text:p>
      <text:p text:style-name="P96">}</text:p>
      <text:p text:style-name="P96"/>
      <text:p text:style-name="P96"/>
      <text:p text:style-name="P84">// <text:span text:style-name="T75">ui/</text:span><text:span text:style-name="T71">LoginDialog.java</text:span></text:p>
      <text:p text:style-name="P61"/>
      <text:p text:style-name="P96">package org.study.ui;</text:p>
      <text:p text:style-name="P96">// JavaFX</text:p>
      <text:p text:style-name="P96">import javafx.event.ActionEvent;</text:p>
      <text:p text:style-name="P96">import javafx.event.EventHandler;</text:p>
      <text:p text:style-name="P96">import javafx.geometry.HPos;</text:p>
      <text:p text:style-name="P96">import javafx.geometry.Insets;</text:p>
      <text:p text:style-name="P96">import javafx.scene.Group;</text:p>
      <text:p text:style-name="P96">import javafx.scene.Scene;</text:p>
      <text:p text:style-name="P96">import javafx.scene.control.Button;</text:p>
      <text:p text:style-name="P96">import javafx.scene.control.Label;</text:p>
      <text:p text:style-name="P96">import javafx.scene.control.PasswordField;</text:p>
      <text:p text:style-name="P96">import javafx.scene.control.TextField;</text:p>
      <text:p text:style-name="P96">import javafx.scene.layout.GridPane;</text:p>
      <text:p text:style-name="P96">import javafx.stage.Stage;</text:p>
      <text:p text:style-name="P96">// Credentials</text:p>
      <text:p text:style-name="P96">import org.study.credentials.<text:span text:style-name="T70">*</text:span>;</text:p>
      <text:p text:style-name="P96">// Ділог входу у додаток</text:p>
      <text:p text:style-name="P96">public class LoginDialog extends Stage {</text:p>
      <text:p text:style-name="P96"><text:tab/>// Кнопка входу у додаток</text:p>
      <text:p text:style-name="P96"><text:tab/>final Button<text:tab/><text:tab/>signIn<text:tab/><text:tab/>= new Button("Вхід");</text:p>
      <text:p text:style-name="P96"><text:tab/>// Кнопка реєстрації у додатку</text:p>
      <text:p text:style-name="P96"><text:tab/>final Button<text:tab/><text:tab/>signUp<text:tab/><text:tab/>= new Button("Реєстрація");</text:p>
      <text:p text:style-name="P96"><text:tab/>// Поле редагування з логіном користувача</text:p>
      <text:p text:style-name="P96"><text:tab/>final TextField<text:tab/><text:tab/>userNameFld<text:tab/>= new TextField();</text:p>
      <text:p text:style-name="P96"><text:tab/>// Поле редагування з паролем користувача</text:p>
      <text:p text:style-name="P96"><text:tab/>final PasswordField<text:tab/>passwordFld<text:tab/>= new PasswordField();</text:p>
      <text:p text:style-name="P96"><text:tab/>// Конструктор</text:p>
      <text:p text:style-name="P96"><text:tab/>public LoginDialog(Stage owner) {</text:p>
      <text:p text:style-name="P96"><text:tab/><text:tab/>// Виклик конструктора базового класу</text:p>
      <text:p text:style-name="P96"><text:soft-page-break/><text:tab/><text:tab/>super();</text:p>
      <text:p text:style-name="P96"><text:tab/><text:tab/>// Вказівка на батьківський клас</text:p>
      <text:p text:style-name="P96"><text:tab/><text:tab/>initOwner(owner);</text:p>
      <text:p text:style-name="P96"><text:tab/><text:tab/>// Іконки діалогу беруться з батьківського вікна</text:p>
      <text:p text:style-name="P96"><text:tab/><text:tab/>owner.getIcons().forEach(icon -&gt;</text:p>
      <text:p text:style-name="P96"><text:tab/><text:tab/><text:tab/>// Копіювання іконок</text:p>
      <text:p text:style-name="P96"><text:tab/><text:tab/><text:tab/>getIcons().add(icon)</text:p>
      <text:p text:style-name="P96"><text:tab/><text:tab/>);</text:p>
      <text:p text:style-name="P96"><text:tab/><text:tab/>// Заголовок головного вікна додатку</text:p>
      <text:p text:style-name="P96"><text:tab/><text:tab/>setTitle(owner.getTitle() + ": Вхід у додаток");</text:p>
      <text:p text:style-name="P96"><text:tab/><text:tab/>// Макет вікна</text:p>
      <text:p text:style-name="P96"><text:tab/><text:tab/>final Group root = new Group();</text:p>
      <text:p text:style-name="P96"><text:tab/><text:tab/>// Вміст вікна</text:p>
      <text:p text:style-name="P96"><text:tab/><text:tab/>final Scene scene = new Scene(root);</text:p>
      <text:p text:style-name="P96"><text:tab/><text:tab/>// Встановлення вмісту вікна</text:p>
      <text:p text:style-name="P96"><text:tab/><text:tab/>setScene(scene);</text:p>
      <text:p text:style-name="P96"><text:tab/><text:tab/>// Макет розподілу елементів</text:p>
      <text:p text:style-name="P96"><text:tab/><text:tab/>final GridPane gridpane = new GridPane();</text:p>
      <text:p text:style-name="P96"><text:tab/><text:tab/>// Поля навколо елементів макету</text:p>
      <text:p text:style-name="P96"><text:tab/><text:tab/>gridpane.setPadding(new Insets(10));</text:p>
      <text:p text:style-name="P96"><text:tab/><text:tab/>// Горизонтальні поля між елементами</text:p>
      <text:p text:style-name="P96"><text:tab/><text:tab/>gridpane.setHgap(10);</text:p>
      <text:p text:style-name="P96"><text:tab/><text:tab/>// Вертикальні поля між елементами</text:p>
      <text:p text:style-name="P96"><text:tab/><text:tab/>gridpane.setVgap(10);</text:p>
      <text:p text:style-name="P96"><text:tab/><text:tab/>// Фіксована ширина вікна від змісту</text:p>
      <text:p text:style-name="P96"><text:tab/><text:tab/>owner.setWidth(gridpane.getWidth());</text:p>
      <text:p text:style-name="P96"><text:tab/><text:tab/>// Фіксована висота вікна від змісту</text:p>
      <text:p text:style-name="P96"><text:tab/><text:tab/>owner.setHeight(gridpane.getHeight());</text:p>
      <text:p text:style-name="P96"><text:tab/><text:tab/>// Текстове поле з логіном користувача</text:p>
      <text:p text:style-name="P96"><text:tab/><text:tab/>final Label userNameLbl = new Label("Логін: ");</text:p>
      <text:p text:style-name="P96"><text:tab/><text:tab/>// Текстове поле додається в клітинку (0, 0)</text:p>
      <text:p text:style-name="P96"><text:tab/><text:tab/>gridpane.add(userNameLbl, 0, 0);</text:p>
      <text:p text:style-name="P96"><text:tab/><text:tab/>// Текстове поле з паролем користувача</text:p>
      <text:p text:style-name="P96"><text:tab/><text:tab/>final Label passwordLbl = new Label("Пароль: ");</text:p>
      <text:p text:style-name="P96"><text:tab/><text:tab/>// Текстове поле додається в клітинку (0, 1)</text:p>
      <text:p text:style-name="P96"><text:tab/><text:tab/>gridpane.add(passwordLbl, 0, 1);</text:p>
      <text:p text:style-name="P96"><text:tab/><text:tab/>// Текстове поле додається в клітинку (1, 0)</text:p>
      <text:p text:style-name="P96"><text:tab/><text:tab/>gridpane.add(userNameFld, 1, 0);</text:p>
      <text:p text:style-name="P96"><text:tab/><text:tab/>// Поле займає 2 клітини завширшки</text:p>
      <text:p text:style-name="P96"><text:tab/><text:tab/>GridPane.setColumnSpan(userNameFld, 2);</text:p>
      <text:p text:style-name="P96"><text:tab/><text:tab/>// Текстове поле додається в клітинку (1, 1)</text:p>
      <text:p text:style-name="P96"><text:tab/><text:tab/>gridpane.add(passwordFld, 1, 1);</text:p>
      <text:p text:style-name="P96"><text:tab/><text:tab/>// Поле займає 2 клітини завширшки</text:p>
      <text:p text:style-name="P96"><text:tab/><text:tab/>GridPane.setColumnSpan(passwordFld, 2);</text:p>
      <text:p text:style-name="P96"><text:tab/><text:tab/>// Кнопка додається в клітинку (1, 2)</text:p>
      <text:p text:style-name="P96"><text:tab/><text:tab/>gridpane.add(signIn, 1, 2);</text:p>
      <text:p text:style-name="P96"><text:tab/><text:tab/>// Кнопка розташовується по правій стороні</text:p>
      <text:p text:style-name="P96"><text:tab/><text:tab/>GridPane.setHalignment(signIn, HPos.RIGHT);</text:p>
      <text:p text:style-name="P96"><text:tab/><text:tab/>// Кнопка додається в клітинку (2, 2)</text:p>
      <text:p text:style-name="P96"><text:tab/><text:tab/>gridpane.add(signUp, 2, 2);</text:p>
      <text:p text:style-name="P96"><text:tab/><text:tab/>// Кнопка розташовується по правій стороні</text:p>
      <text:p text:style-name="P96"><text:tab/><text:tab/>GridPane.setHalignment(signUp, HPos.RIGHT);</text:p>
      <text:p text:style-name="P96"><text:tab/><text:tab/>// Макет розподілу елементів додається у макет вікна</text:p>
      <text:p text:style-name="P96"><text:tab/><text:tab/>root.getChildren().add(gridpane);</text:p>
      <text:p text:style-name="P96"><text:tab/>}</text:p>
      <text:p text:style-name="P96"><text:tab/>// Метод встановлення дії входу у додаток</text:p>
      <text:p text:style-name="P96"><text:tab/>public void onSignIn(EventHandler&lt;ActionEvent&gt; buttonHandler) {</text:p>
      <text:p text:style-name="P96"><text:soft-page-break/><text:tab/><text:tab/>// Дія по натисканню на кнопку</text:p>
      <text:p text:style-name="P96"><text:tab/><text:tab/>signIn.setOnAction(buttonHandler);</text:p>
      <text:p text:style-name="P96"><text:tab/>}</text:p>
      <text:p text:style-name="P96"><text:tab/>// Метод встановлення дії реєстрації у додатку</text:p>
      <text:p text:style-name="P96"><text:tab/>public void onSignUp(EventHandler&lt;ActionEvent&gt; buttonHandler) {</text:p>
      <text:p text:style-name="P96"><text:tab/><text:tab/>// Дія по натисканню на кнопку</text:p>
      <text:p text:style-name="P96"><text:tab/><text:tab/>signUp.setOnAction(buttonHandler);</text:p>
      <text:p text:style-name="P96"><text:tab/>}</text:p>
      <text:p text:style-name="P96"><text:tab/>// Метод повертає реєстраційні дані користувача</text:p>
      <text:p text:style-name="P96"><text:tab/>public ICredential getCredentials() {</text:p>
      <text:p text:style-name="P96"><text:tab/><text:tab/>// Формування реєстраційних даних користувача</text:p>
      <text:p text:style-name="P96"><text:tab/><text:tab/>return new CredentialLoginPassword("", userNameFld.getText(), passwordFld.getText());</text:p>
      <text:p text:style-name="P96"><text:tab/>}</text:p>
      <text:p text:style-name="P96">}</text:p>
      <text:p text:style-name="P96"/>
      <text:p text:style-name="P96"/>
      <text:p text:style-name="P83">// <text:s/><text:span text:style-name="T75">ui/</text:span>CredentialDialog.<text:span text:style-name="T72">java</text:span></text:p>
      <text:p text:style-name="P64"/>
      <text:p text:style-name="P96">package org.study.ui;</text:p>
      <text:p text:style-name="P96">// JavaFX</text:p>
      <text:p text:style-name="P96">import javafx.event.ActionEvent;</text:p>
      <text:p text:style-name="P96">import javafx.event.EventHandler;</text:p>
      <text:p text:style-name="P96">import javafx.geometry.HPos;</text:p>
      <text:p text:style-name="P96">import javafx.geometry.Insets;</text:p>
      <text:p text:style-name="P96">import javafx.scene.Group;</text:p>
      <text:p text:style-name="P96">import javafx.scene.Scene;</text:p>
      <text:p text:style-name="P96">import javafx.scene.control.Button;</text:p>
      <text:p text:style-name="P96">import javafx.scene.control.Label;</text:p>
      <text:p text:style-name="P96">import javafx.scene.control.TextField;</text:p>
      <text:p text:style-name="P96">import javafx.scene.control.PasswordField;</text:p>
      <text:p text:style-name="P96">import javafx.scene.layout.GridPane;</text:p>
      <text:p text:style-name="P96">import javafx.stage.Stage;</text:p>
      <text:p text:style-name="P96">// Credential</text:p>
      <text:p text:style-name="P96">import org.study.credentials.*;</text:p>
      <text:p text:style-name="P96">// Storage</text:p>
      <text:p text:style-name="P96">import org.study.storage.*;</text:p>
      <text:p text:style-name="P96">// Ділог даних акаунту</text:p>
      <text:p text:style-name="P96">public class CredentialDialog extends Stage {</text:p>
      <text:p text:style-name="P96"><text:tab/>// Кнопка відображення пароля</text:p>
      <text:p text:style-name="P96"><text:tab/>final Button passShow<text:tab/>= new Button("Показати пароль");</text:p>
      <text:p text:style-name="P96"><text:tab/>// Кнопка збереження даних</text:p>
      <text:p text:style-name="P96"><text:tab/>final Button accSave<text:tab/>= new Button("Зберегти");</text:p>
      <text:p text:style-name="P96"><text:tab/>// Поле редагування з ключем</text:p>
      <text:p text:style-name="P96"><text:tab/>final TextField<text:tab/><text:tab/>keyFld<text:tab/><text:tab/>= new TextField();</text:p>
      <text:p text:style-name="P96"><text:tab/>// Поле редагування з логіном користувача</text:p>
      <text:p text:style-name="P96"><text:tab/>final TextField<text:tab/><text:tab/>userNameFld<text:tab/>= new TextField();</text:p>
      <text:p text:style-name="P96"><text:tab/>// Поле редагування з паролем користувача</text:p>
      <text:p text:style-name="P96"><text:tab/>final PasswordField<text:tab/>passwordFld<text:tab/>= new PasswordField();</text:p>
      <text:p text:style-name="P96"><text:tab/>// Текстове поле з паролем користувача</text:p>
      <text:p text:style-name="P96"><text:tab/>final Label<text:tab/><text:tab/>passwordLbl2<text:tab/>= new Label();</text:p>
      <text:p text:style-name="P96"><text:tab/>// Конструктор</text:p>
      <text:p text:style-name="P96"><text:tab/>public CredentialDialog(Stage owner) {</text:p>
      <text:p text:style-name="P96"><text:tab/><text:tab/>// Виклик конструктора базового класу</text:p>
      <text:p text:style-name="P96"><text:tab/><text:tab/>super();</text:p>
      <text:p text:style-name="P96"><text:tab/><text:tab/>// Вказівка на батьківський клас</text:p>
      <text:p text:style-name="P96"><text:tab/><text:tab/>initOwner(owner);</text:p>
      <text:p text:style-name="P96"><text:tab/><text:tab/>// Іконки діалогу беруться з батьківського вікна</text:p>
      <text:p text:style-name="P96"><text:soft-page-break/><text:tab/><text:tab/>owner.getIcons().forEach(icon -&gt;</text:p>
      <text:p text:style-name="P96"><text:tab/><text:tab/><text:tab/>// Копіювання іконок</text:p>
      <text:p text:style-name="P96"><text:tab/><text:tab/><text:tab/>getIcons().add(icon)</text:p>
      <text:p text:style-name="P96"><text:tab/><text:tab/>);</text:p>
      <text:p text:style-name="P96"><text:tab/><text:tab/>// Заголовок головного вікна додатку</text:p>
      <text:p text:style-name="P96"><text:tab/><text:tab/>setTitle(owner.getTitle() + ": Облікові дані");</text:p>
      <text:p text:style-name="P96"><text:tab/><text:tab/>// Створення інтерфейсу діалога</text:p>
      <text:p text:style-name="P96"><text:tab/><text:tab/>createUI(owner, null);</text:p>
      <text:p text:style-name="P96"><text:tab/>}</text:p>
      <text:p text:style-name="P96"><text:tab/>// Конструктор</text:p>
      <text:p text:style-name="P96"><text:tab/>public CredentialDialog(Stage owner, ICredential credential) {</text:p>
      <text:p text:style-name="P96"><text:tab/><text:tab/>// Виклик конструктора базового класу</text:p>
      <text:p text:style-name="P96"><text:tab/><text:tab/>super();</text:p>
      <text:p text:style-name="P96"><text:tab/><text:tab/>// Вказівка на батьківський клас</text:p>
      <text:p text:style-name="P96"><text:tab/><text:tab/>initOwner(owner);</text:p>
      <text:p text:style-name="P96"><text:tab/><text:tab/>// Іконки діалогу беруться з батьківського вікна</text:p>
      <text:p text:style-name="P96"><text:tab/><text:tab/>owner.getIcons().forEach(icon -&gt;</text:p>
      <text:p text:style-name="P96"><text:tab/><text:tab/><text:tab/>// Копіювання іконок</text:p>
      <text:p text:style-name="P96"><text:tab/><text:tab/><text:tab/>getIcons().add(icon)</text:p>
      <text:p text:style-name="P96"><text:tab/><text:tab/>);</text:p>
      <text:p text:style-name="P96"><text:tab/><text:tab/>// Заголовок головного вікна додатку</text:p>
      <text:p text:style-name="P96"><text:tab/><text:tab/>setTitle(owner.getTitle() + ": Облікові дані \"" + ((CredentialBase)credential).mKey + "\"");</text:p>
      <text:p text:style-name="P96"><text:tab/><text:tab/>// Створення інтерфейсу діалога</text:p>
      <text:p text:style-name="P96"><text:tab/><text:tab/>createUI(owner, credential);</text:p>
      <text:p text:style-name="P96"><text:tab/>}</text:p>
      <text:p text:style-name="P96"><text:tab/>// Метод встановлення дії показу паролю</text:p>
      <text:p text:style-name="P96"><text:tab/>public void onPasswordShow(EventHandler&lt;ActionEvent&gt; buttonHandler) {</text:p>
      <text:p text:style-name="P96"><text:tab/><text:tab/>// Дія по натисканню на кнопку</text:p>
      <text:p text:style-name="P96"><text:tab/><text:tab/>passShow.setOnAction(buttonHandler);</text:p>
      <text:p text:style-name="P96"><text:tab/>}</text:p>
      <text:p text:style-name="P96"><text:tab/>// Метод створення інтерфейсу діалога</text:p>
      <text:p text:style-name="P96"><text:tab/>private void createUI(Stage owner, ICredential credential) {</text:p>
      <text:p text:style-name="P96"><text:tab/><text:tab/>// Макет вікна</text:p>
      <text:p text:style-name="P96"><text:tab/><text:tab/>final Group root = new Group();</text:p>
      <text:p text:style-name="P96"><text:tab/><text:tab/>// Вміст вікна</text:p>
      <text:p text:style-name="P96"><text:tab/><text:tab/>final Scene scene = new Scene(root);</text:p>
      <text:p text:style-name="P96"><text:tab/><text:tab/>// Встановлення вмісту вікна</text:p>
      <text:p text:style-name="P96"><text:tab/><text:tab/>setScene(scene);</text:p>
      <text:p text:style-name="P96"><text:tab/><text:tab/>// Макет розподілу елементів</text:p>
      <text:p text:style-name="P96"><text:tab/><text:tab/>final GridPane gridpane = new GridPane();</text:p>
      <text:p text:style-name="P96"><text:tab/><text:tab/>// Поля навколо елементів макету</text:p>
      <text:p text:style-name="P96"><text:tab/><text:tab/>gridpane.setPadding(new Insets(10));</text:p>
      <text:p text:style-name="P96"><text:tab/><text:tab/>// Горизонтальні поля між елементами</text:p>
      <text:p text:style-name="P96"><text:tab/><text:tab/>gridpane.setHgap(10);</text:p>
      <text:p text:style-name="P96"><text:tab/><text:tab/>// Вертикальні поля між елементами</text:p>
      <text:p text:style-name="P96"><text:tab/><text:tab/>gridpane.setVgap(10);</text:p>
      <text:p text:style-name="P96"><text:tab/><text:tab/>// Фіксована ширина вікна від змісту</text:p>
      <text:p text:style-name="P96"><text:tab/><text:tab/>owner.setWidth(gridpane.getWidth());</text:p>
      <text:p text:style-name="P96"><text:tab/><text:tab/>// Фіксована висота вікна від змісту</text:p>
      <text:p text:style-name="P96"><text:tab/><text:tab/>owner.setHeight(gridpane.getHeight());</text:p>
      <text:p text:style-name="P96"><text:tab/><text:tab/>// Текстове поле з ключем</text:p>
      <text:p text:style-name="P96"><text:tab/><text:tab/>final Label keyLbl = new Label("Ключ: ");</text:p>
      <text:p text:style-name="P96"><text:tab/><text:tab/>// Текстове поле додається в клітинку (0, 0)</text:p>
      <text:p text:style-name="P96"><text:tab/><text:tab/>gridpane.add(keyLbl, 0, 0);</text:p>
      <text:p text:style-name="P96"><text:tab/><text:tab/>// Текстове поле додається в клітинку (1, 0)</text:p>
      <text:p text:style-name="P96"><text:tab/><text:tab/>gridpane.add(keyFld, 1, 0);</text:p>
      <text:p text:style-name="P96"><text:tab/><text:tab/>// Поле займає 2 клітини завширшки</text:p>
      <text:p text:style-name="P96"><text:soft-page-break/><text:tab/><text:tab/>GridPane.setColumnSpan(keyFld, 2);</text:p>
      <text:p text:style-name="P96"><text:tab/><text:tab/>// Кнопка додається в клітинку (0, 1)</text:p>
      <text:p text:style-name="P96"><text:tab/><text:tab/>gridpane.add(passShow, 0, 1);</text:p>
      <text:p text:style-name="P96"><text:tab/><text:tab/>// Кнопка розташовується по лівій стороні</text:p>
      <text:p text:style-name="P96"><text:tab/><text:tab/>GridPane.setHalignment(passShow, HPos.LEFT);</text:p>
      <text:p text:style-name="P96"><text:tab/><text:tab/>// Текстове поле з логіном користувача</text:p>
      <text:p text:style-name="P96"><text:tab/><text:tab/>final Label userNameLbl = new Label("Логін: ");</text:p>
      <text:p text:style-name="P96"><text:tab/><text:tab/>// Текстове поле додається в клітинку (0, 2)</text:p>
      <text:p text:style-name="P96"><text:tab/><text:tab/>gridpane.add(userNameLbl, 0, 2);</text:p>
      <text:p text:style-name="P96"><text:tab/><text:tab/>// Текстове поле з паролем користувача</text:p>
      <text:p text:style-name="P96"><text:tab/><text:tab/>final Label passwordLbl = new Label("Пароль: ");</text:p>
      <text:p text:style-name="P96"><text:tab/><text:tab/>// Текстове поле додається в клітинку (0, 3)</text:p>
      <text:p text:style-name="P96"><text:tab/><text:tab/>gridpane.add(passwordLbl, 0, 3);</text:p>
      <text:p text:style-name="P96"><text:tab/><text:tab/>// Текстове поле додається в клітинку (1, 2)</text:p>
      <text:p text:style-name="P96"><text:tab/><text:tab/>gridpane.add(userNameFld, 1, 2);</text:p>
      <text:p text:style-name="P96"><text:tab/><text:tab/>// Поле займає 2 клітини завширшки</text:p>
      <text:p text:style-name="P96"><text:tab/><text:tab/>GridPane.setColumnSpan(userNameFld, 2);</text:p>
      <text:p text:style-name="P96"><text:tab/><text:tab/>// Текстове поле додається в клітинку (1, 3)</text:p>
      <text:p text:style-name="P96"><text:tab/><text:tab/>gridpane.add(passwordFld, 1, 3);</text:p>
      <text:p text:style-name="P96"><text:tab/><text:tab/>// Поле займає 2 клітини завширшки</text:p>
      <text:p text:style-name="P96"><text:tab/><text:tab/>GridPane.setColumnSpan(passwordFld, 2);</text:p>
      <text:p text:style-name="P96"><text:tab/><text:tab/>// Текстове поле додається в клітинку (1, 4)</text:p>
      <text:p text:style-name="P96"><text:tab/><text:tab/>gridpane.add(passwordLbl2, 1, 4);</text:p>
      <text:p text:style-name="P96"><text:tab/><text:tab/>// Поле займає 2 клітини завширшки</text:p>
      <text:p text:style-name="P96"><text:tab/><text:tab/>GridPane.setColumnSpan(passwordLbl2, 2);</text:p>
      <text:p text:style-name="P96"><text:tab/><text:tab/>// Нема даних акаунту - створення нового</text:p>
      <text:p text:style-name="P96"><text:tab/><text:tab/>if (null == credential) {</text:p>
      <text:p text:style-name="P96"><text:tab/><text:tab/><text:tab/>// Кнопка додається в клітинку (1, 6)</text:p>
      <text:p text:style-name="P96"><text:tab/><text:tab/><text:tab/>gridpane.add(accSave, 1, 6);</text:p>
      <text:p text:style-name="P96"><text:tab/><text:tab/><text:tab/>// Кнопка розташовується по правый стороні</text:p>
      <text:p text:style-name="P96"><text:tab/><text:tab/><text:tab/>GridPane.setHalignment(accSave, HPos.RIGHT);</text:p>
      <text:p text:style-name="P96"><text:tab/><text:tab/>}</text:p>
      <text:p text:style-name="P96"/>
      <text:p text:style-name="P96"><text:tab/><text:tab/>// Дії при натисканні кнопки відображення паролю</text:p>
      <text:p text:style-name="P96"><text:tab/><text:tab/>passShow.setOnAction(</text:p>
      <text:p text:style-name="P96"><text:tab/><text:tab/><text:tab/>new EventHandler&lt;ActionEvent&gt;() {</text:p>
      <text:p text:style-name="P96"><text:tab/><text:tab/><text:tab/><text:tab/>// Обробник</text:p>
      <text:p text:style-name="P96"><text:tab/><text:tab/><text:tab/><text:tab/>@Override</text:p>
      <text:p text:style-name="P96"><text:tab/><text:tab/><text:tab/><text:tab/>public void handle(ActionEvent event) {</text:p>
      <text:p text:style-name="P96"><text:tab/><text:tab/><text:tab/><text:tab/><text:tab/>// Якщо строка порожня</text:p>
      <text:p text:style-name="P96"><text:tab/><text:tab/><text:tab/><text:tab/><text:tab/>if (passwordLbl2.getText().isEmpty()) {</text:p>
      <text:p text:style-name="P96"><text:tab/><text:tab/><text:tab/><text:tab/><text:tab/><text:tab/>// Відобразити поточний пароль</text:p>
      <text:p text:style-name="P96"><text:tab/><text:tab/><text:tab/><text:tab/><text:tab/><text:tab/>passwordLbl2.setText(passwordFld.getText());</text:p>
      <text:p text:style-name="P96"><text:tab/><text:tab/><text:tab/><text:tab/><text:tab/>} else {</text:p>
      <text:p text:style-name="P96"><text:tab/><text:tab/><text:tab/><text:tab/><text:tab/><text:tab/>// Инакше порожня строка</text:p>
      <text:p text:style-name="P96"><text:tab/><text:tab/><text:tab/><text:tab/><text:tab/><text:tab/>passwordLbl2.setText("");</text:p>
      <text:p text:style-name="P96"><text:tab/><text:tab/><text:tab/><text:tab/><text:tab/>}</text:p>
      <text:p text:style-name="P96"><text:tab/><text:tab/><text:tab/><text:tab/>}</text:p>
      <text:p text:style-name="P96"><text:tab/><text:tab/><text:tab/>}</text:p>
      <text:p text:style-name="P96"><text:tab/><text:tab/>);</text:p>
      <text:p text:style-name="P96"><text:tab/><text:tab/>// Дії при натисканні кнопки збереження даних</text:p>
      <text:p text:style-name="P96"><text:tab/><text:tab/>accSave.setOnAction(</text:p>
      <text:p text:style-name="P96"><text:tab/><text:tab/><text:tab/>new EventHandler&lt;ActionEvent&gt;() {</text:p>
      <text:p text:style-name="P96"><text:tab/><text:tab/><text:tab/><text:tab/>// Обробник</text:p>
      <text:p text:style-name="P96"><text:tab/><text:tab/><text:tab/><text:tab/>@Override</text:p>
      <text:p text:style-name="P96"><text:tab/><text:tab/><text:tab/><text:tab/>public void handle(ActionEvent event) {</text:p>
      <text:p text:style-name="P96"><text:soft-page-break/><text:tab/><text:tab/><text:tab/><text:tab/><text:tab/>// Try</text:p>
      <text:p text:style-name="P96"><text:tab/><text:tab/><text:tab/><text:tab/><text:tab/>try {</text:p>
      <text:p text:style-name="P96"><text:tab/><text:tab/><text:tab/><text:tab/><text:tab/><text:tab/>// Збереження нових даних</text:p>
      <text:p text:style-name="P96"><text:tab/><text:tab/><text:tab/><text:tab/><text:tab/><text:tab/>StorageMethodFactory.getInstance(null).store(new CredentialLoginPassword(keyFld.getText(), userNameFld.getText(), passwordFld.getText()));</text:p>
      <text:p text:style-name="P96"><text:tab/><text:tab/><text:tab/><text:tab/><text:tab/>}</text:p>
      <text:p text:style-name="P96"><text:tab/><text:tab/><text:tab/><text:tab/><text:tab/>catch (Exception e) {</text:p>
      <text:p text:style-name="P96"><text:tab/><text:tab/><text:tab/><text:tab/><text:tab/><text:tab/>// Відображення помилки у лог</text:p>
      <text:p text:style-name="P96"><text:tab/><text:tab/><text:tab/><text:tab/><text:tab/><text:tab/>e.printStackTrace();</text:p>
      <text:p text:style-name="P96"><text:tab/><text:tab/><text:tab/><text:tab/><text:tab/>}</text:p>
      <text:p text:style-name="P96"><text:tab/><text:tab/><text:tab/><text:tab/><text:tab/>// Закриття діалогу</text:p>
      <text:p text:style-name="P96"><text:tab/><text:tab/><text:tab/><text:tab/><text:tab/>close();</text:p>
      <text:p text:style-name="P96"><text:tab/><text:tab/><text:tab/><text:tab/>}</text:p>
      <text:p text:style-name="P96"><text:tab/><text:tab/><text:tab/>}</text:p>
      <text:p text:style-name="P96"><text:tab/><text:tab/>);</text:p>
      <text:p text:style-name="P96"><text:tab/><text:tab/>// Макет розподілу елементів додається у макет вікна</text:p>
      <text:p text:style-name="P96"><text:tab/><text:tab/>root.getChildren().add(gridpane);</text:p>
      <text:p text:style-name="P96"><text:tab/>}</text:p>
      <text:p text:style-name="P96">}</text:p>
      <text:p text:style-name="P96"/>
      <text:p text:style-name="P96"/>
      <text:p text:style-name="P80">// <text:span text:style-name="T75">ui/</text:span>PasswordGenerationDialog.<text:span text:style-name="T75">java</text:span></text:p>
      <text:p text:style-name="P96"/>
      <text:p text:style-name="P96">package org.study.ui;</text:p>
      <text:p text:style-name="P96">// JavaFX</text:p>
      <text:p text:style-name="P96">import javafx.event.ActionEvent;</text:p>
      <text:p text:style-name="P96">import javafx.event.EventHandler;</text:p>
      <text:p text:style-name="P96">import javafx.geometry.HPos;</text:p>
      <text:p text:style-name="P96">import javafx.geometry.Insets;</text:p>
      <text:p text:style-name="P96">import javafx.scene.Group;</text:p>
      <text:p text:style-name="P96">import javafx.scene.Scene;</text:p>
      <text:p text:style-name="P96">import javafx.scene.control.Button;</text:p>
      <text:p text:style-name="P96">import javafx.scene.control.TextField;</text:p>
      <text:p text:style-name="P96">import javafx.scene.input.Clipboard;</text:p>
      <text:p text:style-name="P96">import javafx.scene.input.ClipboardContent;</text:p>
      <text:p text:style-name="P96">import javafx.scene.layout.GridPane;</text:p>
      <text:p text:style-name="P96">import javafx.stage.Stage;</text:p>
      <text:p text:style-name="P96">// Java</text:p>
      <text:p text:style-name="P96">import java.time.LocalDateTime;</text:p>
      <text:p text:style-name="P96">import java.util.Random;</text:p>
      <text:p text:style-name="P96">// <text:span text:style-name="T75">Encryption</text:span></text:p>
      <text:p text:style-name="P97">import org.study.encryption.EncryptionMethodFactory;</text:p>
      <text:p text:style-name="P97">import org.study.encryption.IEncryptionMethod;</text:p>
      <text:p text:style-name="P96">// Ділог даних акаунту</text:p>
      <text:p text:style-name="P96">public class PasswordGenerationDialog extends Stage {</text:p>
      <text:p text:style-name="P96"><text:tab/>// Кнопка перегенерації пароля</text:p>
      <text:p text:style-name="P96"><text:tab/>final Button<text:tab/>passRegen<text:tab/>= new Button("Згенерувати знов");</text:p>
      <text:p text:style-name="P96"><text:tab/>// Кнопка копіювання пароля</text:p>
      <text:p text:style-name="P96"><text:tab/>final Button<text:tab/>passCopy<text:tab/>= new Button("Скопіювати");</text:p>
      <text:p text:style-name="P96"><text:tab/>// Поле редагування з логіном користувача</text:p>
      <text:p text:style-name="P96"><text:tab/>final TextField<text:tab/>generatedFld<text:tab/>= new TextField();</text:p>
      <text:p text:style-name="P96"><text:tab/>// Конструктор</text:p>
      <text:p text:style-name="P96"><text:tab/>public PasswordGenerationDialog(Stage owner) {</text:p>
      <text:p text:style-name="P96"><text:tab/><text:tab/>// Виклик конструктора базового класу</text:p>
      <text:p text:style-name="P96"><text:tab/><text:tab/>super();</text:p>
      <text:p text:style-name="P96"><text:tab/><text:tab/>// Вказівка на батьківський клас</text:p>
      <text:p text:style-name="P96"><text:soft-page-break/><text:tab/><text:tab/>initOwner(owner);</text:p>
      <text:p text:style-name="P96"/>
      <text:p text:style-name="P96"><text:tab/><text:tab/>// Іконки діалогу беруться з батьківського вікна</text:p>
      <text:p text:style-name="P96"><text:tab/><text:tab/>owner.getIcons().forEach(icon -&gt;</text:p>
      <text:p text:style-name="P96"><text:tab/><text:tab/><text:tab/>// Копіювання іконок</text:p>
      <text:p text:style-name="P96"><text:tab/><text:tab/><text:tab/>getIcons().add(icon)</text:p>
      <text:p text:style-name="P96"><text:tab/><text:tab/>);</text:p>
      <text:p text:style-name="P96"><text:tab/><text:tab/>// Заголовок головного вікна додатку</text:p>
      <text:p text:style-name="P96"><text:tab/><text:tab/>setTitle(owner.getTitle() + ": Генерація надійного пароля");</text:p>
      <text:p text:style-name="P96"><text:tab/><text:tab/>// Макет вікна</text:p>
      <text:p text:style-name="P96"><text:tab/><text:tab/>final Group root = new Group();</text:p>
      <text:p text:style-name="P96"><text:tab/><text:tab/>// Вміст вікна</text:p>
      <text:p text:style-name="P96"><text:tab/><text:tab/>final Scene scene = new Scene(root);</text:p>
      <text:p text:style-name="P96"><text:tab/><text:tab/>// Встановлення вмісту вікна</text:p>
      <text:p text:style-name="P96"><text:tab/><text:tab/>setScene(scene);</text:p>
      <text:p text:style-name="P96"><text:tab/><text:tab/>// Макет розподілу елементів</text:p>
      <text:p text:style-name="P96"><text:tab/><text:tab/>final GridPane gridpane = new GridPane();</text:p>
      <text:p text:style-name="P96"><text:tab/><text:tab/>// Поля навколо елементів макету</text:p>
      <text:p text:style-name="P96"><text:tab/><text:tab/>gridpane.setPadding(new Insets(10));</text:p>
      <text:p text:style-name="P96"><text:tab/><text:tab/>// Горизонтальні поля між елементами</text:p>
      <text:p text:style-name="P96"><text:tab/><text:tab/>gridpane.setHgap(10);</text:p>
      <text:p text:style-name="P96"><text:tab/><text:tab/>// Вертикальні поля між елементами</text:p>
      <text:p text:style-name="P96"><text:tab/><text:tab/>gridpane.setVgap(10);</text:p>
      <text:p text:style-name="P96"><text:tab/><text:tab/>// Фіксована ширина вікна від змісту</text:p>
      <text:p text:style-name="P96"><text:tab/><text:tab/>owner.setWidth(gridpane.getWidth());</text:p>
      <text:p text:style-name="P96"><text:tab/><text:tab/>// Фіксована висота вікна від змісту</text:p>
      <text:p text:style-name="P96"><text:tab/><text:tab/>owner.setHeight(gridpane.getHeight());</text:p>
      <text:p text:style-name="P96"><text:tab/><text:tab/>// Кнопка додається в клітинку (0, 0)</text:p>
      <text:p text:style-name="P96"><text:tab/><text:tab/>gridpane.add(passRegen, 0, 0);</text:p>
      <text:p text:style-name="P96"><text:tab/><text:tab/>// Кнопка розташовується по лівій стороні</text:p>
      <text:p text:style-name="P96"><text:tab/><text:tab/>GridPane.setHalignment(passRegen, HPos.LEFT);</text:p>
      <text:p text:style-name="P96"><text:tab/><text:tab/>// Кнопка додається в клітинку (1, 0)</text:p>
      <text:p text:style-name="P96"><text:tab/><text:tab/>gridpane.add(passCopy, 1, 0);</text:p>
      <text:p text:style-name="P96"><text:tab/><text:tab/>// Кнопка розташовується по лівій стороні</text:p>
      <text:p text:style-name="P96"><text:tab/><text:tab/>GridPane.setHalignment(passCopy, HPos.LEFT);</text:p>
      <text:p text:style-name="P96"><text:tab/><text:tab/>// Текстове поле додається в клітинку (0, 1)</text:p>
      <text:p text:style-name="P96"><text:tab/><text:tab/>gridpane.add(generatedFld, 0, 1);</text:p>
      <text:p text:style-name="P96"><text:tab/><text:tab/>// Поле займає 2 клітини завширшки</text:p>
      <text:p text:style-name="P96"><text:tab/><text:tab/>GridPane.setColumnSpan(generatedFld, 2);</text:p>
      <text:p text:style-name="P96"><text:tab/><text:tab/>// Генерація паролю</text:p>
      <text:p text:style-name="P96"><text:tab/><text:tab/>generatePass();</text:p>
      <text:p text:style-name="P96"><text:tab/><text:tab/>// Дії при натисканні кнопки перегенерації паролю</text:p>
      <text:p text:style-name="P96"><text:tab/><text:tab/>passRegen.setOnAction(</text:p>
      <text:p text:style-name="P96"><text:tab/><text:tab/><text:tab/>new EventHandler&lt;ActionEvent&gt;() {</text:p>
      <text:p text:style-name="P96"><text:tab/><text:tab/><text:tab/><text:tab/>// Обробник</text:p>
      <text:p text:style-name="P96"><text:tab/><text:tab/><text:tab/><text:tab/>@Override</text:p>
      <text:p text:style-name="P96"><text:tab/><text:tab/><text:tab/><text:tab/>public void handle(ActionEvent event) {</text:p>
      <text:p text:style-name="P96"><text:tab/><text:tab/><text:tab/><text:tab/><text:tab/>// Генерація паролю</text:p>
      <text:p text:style-name="P96"><text:tab/><text:tab/><text:tab/><text:tab/><text:tab/>generatePass();</text:p>
      <text:p text:style-name="P96"><text:tab/><text:tab/><text:tab/><text:tab/>}</text:p>
      <text:p text:style-name="P96"><text:tab/><text:tab/><text:tab/>}</text:p>
      <text:p text:style-name="P96"><text:tab/><text:tab/>);</text:p>
      <text:p text:style-name="P96"><text:tab/><text:tab/>// Дії при натисканні кнопки копіювання паролю</text:p>
      <text:p text:style-name="P96"><text:tab/><text:tab/>passCopy.setOnAction(</text:p>
      <text:p text:style-name="P96"><text:tab/><text:tab/><text:tab/>new EventHandler&lt;ActionEvent&gt;() {</text:p>
      <text:p text:style-name="P96"><text:tab/><text:tab/><text:tab/><text:tab/>// Обробник</text:p>
      <text:p text:style-name="P96"><text:tab/><text:tab/><text:tab/><text:tab/>@Override</text:p>
      <text:p text:style-name="P96"><text:soft-page-break/><text:tab/><text:tab/><text:tab/><text:tab/>public void handle(ActionEvent event) {</text:p>
      <text:p text:style-name="P96"><text:tab/><text:tab/><text:tab/><text:tab/><text:tab/>// Отримання системного буферу обміну</text:p>
      <text:p text:style-name="P96"><text:tab/><text:tab/><text:tab/><text:tab/><text:tab/>Clipboard clipboard = Clipboard.getSystemClipboard();</text:p>
      <text:p text:style-name="P96"><text:tab/><text:tab/><text:tab/><text:tab/><text:tab/>// Ствоерння контексту буферу обміну</text:p>
      <text:p text:style-name="P96"><text:tab/><text:tab/><text:tab/><text:tab/><text:tab/>ClipboardContent content = new ClipboardContent();</text:p>
      <text:p text:style-name="P96"><text:tab/><text:tab/><text:tab/><text:tab/><text:tab/>// Копіювання паролю у контекст буферу обміну</text:p>
      <text:p text:style-name="P96"><text:tab/><text:tab/><text:tab/><text:tab/><text:tab/>content.putString(generatedFld.getText());</text:p>
      <text:p text:style-name="P96"><text:tab/><text:tab/><text:tab/><text:tab/><text:tab/>// Встановленн контексту буферу обміну</text:p>
      <text:p text:style-name="P96"><text:tab/><text:tab/><text:tab/><text:tab/><text:tab/>clipboard.setContent(content);</text:p>
      <text:p text:style-name="P96"><text:tab/><text:tab/><text:tab/><text:tab/>}</text:p>
      <text:p text:style-name="P96"><text:tab/><text:tab/><text:tab/>}</text:p>
      <text:p text:style-name="P96"><text:tab/><text:tab/>);</text:p>
      <text:p text:style-name="P96"><text:tab/><text:tab/>// Макет розподілу елементів додається у макет вікна</text:p>
      <text:p text:style-name="P96"><text:tab/><text:tab/>root.getChildren().add(gridpane);</text:p>
      <text:p text:style-name="P96"><text:tab/>}</text:p>
      <text:p text:style-name="P96"><text:tab/>// Метод генерації паролю</text:p>
      <text:p text:style-name="P96"><text:tab/>private void generatePass() {</text:p>
      <text:p text:style-name="P96"><text:tab/><text:tab/>// Try</text:p>
      <text:p text:style-name="P96"><text:tab/><text:tab/>try {</text:p>
      <text:p text:style-name="P96"><text:tab/><text:tab/><text:tab/>// SHA-512</text:p>
      <text:p text:style-name="P96"><text:tab/><text:tab/><text:tab/>final IEncryptionMethod encryptionSHA512 = EncryptionMethodFactory.getInstance("SHA512");</text:p>
      <text:p text:style-name="P96"><text:tab/><text:tab/><text:tab/>// Base64</text:p>
      <text:p text:style-name="P96"><text:tab/><text:tab/><text:tab/>final IEncryptionMethod encryptionBASE64 = EncryptionMethodFactory.getInstance("BASE64");</text:p>
      <text:p text:style-name="P96"><text:tab/><text:tab/><text:tab/>// Випадкове число + поточні локальні дата та час</text:p>
      <text:p text:style-name="P96"><text:tab/><text:tab/><text:tab/>final String salt = Double.toString(new Random().nextDouble()) + " " + LocalDateTime.now().toString();</text:p>
      <text:p text:style-name="P96"><text:tab/><text:tab/><text:tab/>// Генерація хєшу</text:p>
      <text:p text:style-name="P96"><text:tab/><text:tab/><text:tab/>final byte[] hash = encryptionSHA512.hash(encryptionBASE64.hash(salt.getBytes()));</text:p>
      <text:p text:style-name="P96"><text:tab/><text:tab/><text:tab/>// Згенерований пароль у HEX виді</text:p>
      <text:p text:style-name="P96"><text:tab/><text:tab/><text:tab/>StringBuilder hexString = new StringBuilder(2 * hash.length);</text:p>
      <text:p text:style-name="P96"><text:tab/><text:tab/><text:tab/>for (byte b : hash) {</text:p>
      <text:p text:style-name="P96"><text:tab/><text:tab/><text:tab/><text:tab/>String hex = String.format("%02x", b);</text:p>
      <text:p text:style-name="P96"><text:tab/><text:tab/><text:tab/><text:tab/>hexString.append(hex);</text:p>
      <text:p text:style-name="P96"><text:tab/><text:tab/><text:tab/>}</text:p>
      <text:p text:style-name="P96"><text:tab/><text:tab/><text:tab/>// Передача користувачу</text:p>
      <text:p text:style-name="P96"><text:tab/><text:tab/><text:tab/>generatedFld.setText(hexString.toString());</text:p>
      <text:p text:style-name="P96"><text:tab/><text:tab/>}</text:p>
      <text:p text:style-name="P96"><text:tab/><text:tab/>catch (Exception e) {</text:p>
      <text:p text:style-name="P96"><text:tab/><text:tab/><text:tab/>// Відображення помилки у лог</text:p>
      <text:p text:style-name="P96"><text:tab/><text:tab/><text:tab/>e.printStackTrace();</text:p>
      <text:p text:style-name="P96"><text:tab/><text:tab/>}</text:p>
      <text:p text:style-name="P96"><text:tab/>}</text:p>
      <text:p text:style-name="P96">}</text:p>
      <text:p text:style-name="P96"/>
      <text:p text:style-name="P96"/>
      <text:p text:style-name="P82">// <text:span text:style-name="T75">storage/</text:span>I<text:span text:style-name="T74">S</text:span>torageMethod.<text:span text:style-name="T74">java</text:span></text:p>
      <text:p text:style-name="P96"/>
      <text:p text:style-name="P96">package org.study.storage;</text:p>
      <text:p text:style-name="P96">// Java</text:p>
      <text:p text:style-name="P96">import java.util.*;</text:p>
      <text:p text:style-name="P96">// Credentials</text:p>
      <text:p text:style-name="P96">import org.study.credentials.ICredential;</text:p>
      <text:p text:style-name="P96">// Інтерфейс шо описує методі збереження паролів</text:p>
      <text:p text:style-name="P96"><text:soft-page-break/>public interface IStorageMethod {</text:p>
      <text:p text:style-name="P96"><text:tab/>// Метод доступний для використання ?</text:p>
      <text:p text:style-name="P96"><text:tab/>public boolean isAvailable();</text:p>
      <text:p text:style-name="P96"><text:tab/>// Перелік ключів що зберігаються</text:p>
      <text:p text:style-name="P96"><text:tab/>public List&lt;String&gt; keys();</text:p>
      <text:p text:style-name="P96"><text:tab/>// Дістати дані що зберігаються за потрібним ключем</text:p>
      <text:p text:style-name="P96"><text:tab/>public List&lt;ICredential&gt; load(String key) throws Exception;</text:p>
      <text:p text:style-name="P96"><text:tab/>// Зберегти дані за відповідним ключем</text:p>
      <text:p text:style-name="P96"><text:tab/>public void store(ICredential credentials) throws Exception;</text:p>
      <text:p text:style-name="P96"><text:tab/>// Видалити дані за відповідним ключем</text:p>
      <text:p text:style-name="P96"><text:tab/>public void remove(String key) throws Exception;</text:p>
      <text:p text:style-name="P96">}</text:p>
      <text:p text:style-name="P96"/>
      <text:p text:style-name="P96"/>
      <text:p text:style-name="P81">// <text:span text:style-name="T76">storage/</text:span>StorageMethodFactory.<text:span text:style-name="T76">java</text:span></text:p>
      <text:p text:style-name="P96"/>
      <text:p text:style-name="P96">package org.study.storage;</text:p>
      <text:p text:style-name="P96">// Credentials</text:p>
      <text:p text:style-name="P96">import org.study.credentials.*;</text:p>
      <text:p text:style-name="P96">// Фабрика-сінглтон створення даних входу у додаток</text:p>
      <text:p text:style-name="P96">public final class StorageMethodFactory {</text:p>
      <text:p text:style-name="P96"><text:tab/>// Об'єкт зберігача даних</text:p>
      <text:p text:style-name="P96"><text:tab/>private static IStorageMethod mInstance;</text:p>
      <text:p text:style-name="P96"><text:tab/>// Доступ до об'єкта зберігача даних</text:p>
      <text:p text:style-name="P96"><text:tab/>public static synchronized IStorageMethod getInstance(ICredential credential) {</text:p>
      <text:p text:style-name="P96"><text:tab/><text:tab/>// Об'єкт зберігача даних ще не створений ?</text:p>
      <text:p text:style-name="P96"><text:tab/><text:tab/>if (null == mInstance) {</text:p>
      <text:p text:style-name="P96"><text:tab/><text:tab/><text:tab/>// Перевірка типу переданих даних</text:p>
      <text:p text:style-name="P96"><text:tab/><text:tab/><text:tab/>if (credential instanceof CredentialLoginPassword) {</text:p>
      <text:p text:style-name="P96"><text:tab/><text:tab/><text:tab/><text:tab/>// Створення об'єкта зберігача даних</text:p>
      <text:p text:style-name="P96"><text:tab/><text:tab/><text:tab/><text:tab/>mInstance = new StorageMethodDatabase((CredentialLoginPassword)credential);</text:p>
      <text:p text:style-name="P96"><text:tab/><text:tab/><text:tab/>}</text:p>
      <text:p text:style-name="P96"><text:tab/><text:tab/><text:tab/>// Перевірка типу переданих даних</text:p>
      <text:p text:style-name="P96"><text:tab/><text:tab/><text:tab/>else if (credential instanceof CredentialHardwareToken) {</text:p>
      <text:p text:style-name="P96"><text:tab/><text:tab/><text:tab/><text:tab/>// Створення об'єкта зберігача даних</text:p>
      <text:p text:style-name="P96"><text:tab/><text:tab/><text:tab/><text:tab/>mInstance = null;</text:p>
      <text:p text:style-name="P96"><text:tab/><text:tab/><text:tab/>}</text:p>
      <text:p text:style-name="P96"><text:tab/><text:tab/><text:tab/>// Перевірка типу переданих даних</text:p>
      <text:p text:style-name="P96"><text:tab/><text:tab/><text:tab/>else if (credential instanceof CredentialSoftwareToken) {</text:p>
      <text:p text:style-name="P96"><text:tab/><text:tab/><text:tab/><text:tab/>// Створення об'єкта зберігача даних</text:p>
      <text:p text:style-name="P96"><text:tab/><text:tab/><text:tab/><text:tab/>mInstance = null;</text:p>
      <text:p text:style-name="P96"><text:tab/><text:tab/><text:tab/>}</text:p>
      <text:p text:style-name="P96"><text:tab/><text:tab/>}</text:p>
      <text:p text:style-name="P96"><text:tab/><text:tab/>// Повернення об'єкта зберігача даних</text:p>
      <text:p text:style-name="P96"><text:tab/><text:tab/>return mInstance;</text:p>
      <text:p text:style-name="P96"><text:tab/>}</text:p>
      <text:p text:style-name="P96">}</text:p>
      <text:p text:style-name="P96"/>
      <text:p text:style-name="P96"/>
      <text:p text:style-name="P80">// <text:span text:style-name="T75">storage/</text:span>StorageMethodDatabase.<text:span text:style-name="T75">java</text:span></text:p>
      <text:p text:style-name="P96"/>
      <text:p text:style-name="P96">package org.study.storage;</text:p>
      <text:p text:style-name="P96">// SQL</text:p>
      <text:p text:style-name="P96">import java.sql.Connection;</text:p>
      <text:p text:style-name="P96">import java.sql.DriverManager;</text:p>
      <text:p text:style-name="P96">import java.sql.ResultSet;</text:p>
      <text:p text:style-name="P96"><text:soft-page-break/>import java.sql.Statement;</text:p>
      <text:p text:style-name="P96">// Java IO</text:p>
      <text:p text:style-name="P96">import java.nio.file.Files;</text:p>
      <text:p text:style-name="P96">import java.nio.file.Paths;</text:p>
      <text:p text:style-name="P96">// Java utils</text:p>
      <text:p text:style-name="P96">import java.util.*;</text:p>
      <text:p text:style-name="P96">// Credentials</text:p>
      <text:p text:style-name="P96">import org.study.credentials.*;</text:p>
      <text:p text:style-name="P96">// Інтерфейс шо описує методі збереження паролів</text:p>
      <text:p text:style-name="P96">public class StorageMethodDatabase implements IStorageMethod, AutoCloseable {</text:p>
      <text:p text:style-name="P96"><text:tab/>// Директорія розташування БД</text:p>
      <text:p text:style-name="P96"><text:tab/>private final String<text:tab/>DATABASE_DIR<text:tab/><text:tab/>= "storage/database/";</text:p>
      <text:p text:style-name="P96"><text:tab/>// Адреса підключення до БД</text:p>
      <text:p text:style-name="P96"><text:tab/>private final String<text:tab/>DATABASE_ADDRESS<text:tab/>= "jdbc:sqlite:" + DATABASE_DIR + "secret.s3db";</text:p>
      <text:p text:style-name="P96"><text:tab/>// З'єднання з БД</text:p>
      <text:p text:style-name="P96"><text:tab/>private Connection<text:tab/>mConnection<text:tab/><text:tab/>= null;</text:p>
      <text:p text:style-name="P96"><text:tab/>// Звернення до БД</text:p>
      <text:p text:style-name="P96"><text:tab/>private Statement<text:tab/>mStatement<text:tab/><text:tab/>= null;</text:p>
      <text:p text:style-name="P96"><text:tab/>// Конструктор</text:p>
      <text:p text:style-name="P96"><text:tab/>public StorageMethodDatabase(CredentialLoginPassword credentials) {</text:p>
      <text:p text:style-name="P96"><text:tab/><text:tab/>// Try</text:p>
      <text:p text:style-name="P96"><text:tab/><text:tab/>try {</text:p>
      <text:p text:style-name="P96"><text:tab/><text:tab/><text:tab/>// Якщо директорії для бази даних немає - створити!</text:p>
      <text:p text:style-name="P96"><text:tab/><text:tab/><text:tab/>Files.createDirectories(Paths.get(DATABASE_DIR));</text:p>
      <text:p text:style-name="P96"><text:tab/><text:tab/><text:tab/>// Потрібно для роботи з БД</text:p>
      <text:p text:style-name="P96"><text:tab/><text:tab/><text:tab/>Class.forName("org.sqlite.JDBC");</text:p>
      <text:p text:style-name="P96"><text:tab/><text:tab/><text:tab/>// Відкриття з'єднання з БД</text:p>
      <text:p text:style-name="P96"><text:tab/><text:tab/><text:tab/>mConnection<text:tab/>= DriverManager.getConnection(DATABASE_ADDRESS, credentials.mLogin, credentials.mPassword);</text:p>
      <text:p text:style-name="P96"><text:tab/><text:tab/><text:tab/>// Створення звернення до БД</text:p>
      <text:p text:style-name="P96"><text:tab/><text:tab/><text:tab/>mStatement <text:tab/>= mConnection.createStatement();</text:p>
      <text:p text:style-name="P96"><text:tab/><text:tab/><text:tab/>// Створення таблиці користувачів у БД</text:p>
      <text:p text:style-name="P96"><text:tab/><text:tab/><text:tab/>mStatement.executeUpdate("CREATE TABLE IF NOT EXISTS 'Users' ('ID' INTEGER PRIMARY KEY AUTOINCREMENT, 'Login' TEXT, 'Password' TEXT, 'TokenSw' TEXT, 'TokenHw' TEXT);");</text:p>
      <text:p text:style-name="P96"><text:tab/><text:tab/><text:tab/>// Створення таблиці збережених паролів у БД</text:p>
      <text:p text:style-name="P96"><text:tab/><text:tab/><text:tab/>mStatement.executeUpdate("CREATE TABLE IF NOT EXISTS 'Credentials' ('ID' INTEGER PRIMARY KEY AUTOINCREMENT, 'Key' TEXT, 'Login' TEXT, 'Password' TEXT, 'TokenSw' TEXT, 'TokenHw' TEXT, 'Phone' TEXT);");</text:p>
      <text:p text:style-name="P96"><text:tab/><text:tab/>}</text:p>
      <text:p text:style-name="P96"><text:tab/><text:tab/>// Catch</text:p>
      <text:p text:style-name="P96"><text:tab/><text:tab/>catch (Exception e) {</text:p>
      <text:p text:style-name="P96"><text:tab/><text:tab/><text:tab/>// Відображення помилки у лог</text:p>
      <text:p text:style-name="P96"><text:tab/><text:tab/><text:tab/>e.printStackTrace();</text:p>
      <text:p text:style-name="P96"><text:tab/><text:tab/>}</text:p>
      <text:p text:style-name="P96"><text:tab/>}</text:p>
      <text:p text:style-name="P96"><text:tab/>// Метод що спрацьовую під час знищення об'єкту</text:p>
      <text:p text:style-name="P96"><text:tab/>@Override</text:p>
      <text:p text:style-name="P96"><text:tab/>public void close() {</text:p>
      <text:p text:style-name="P96"><text:tab/><text:tab/>// Try</text:p>
      <text:p text:style-name="P96"><text:tab/><text:tab/>try {</text:p>
      <text:p text:style-name="P96"><text:tab/><text:tab/><text:tab/>// Закриття з'єднання з БД</text:p>
      <text:p text:style-name="P96"><text:tab/><text:tab/><text:tab/>mConnection.close();</text:p>
      <text:p text:style-name="P96"><text:tab/><text:tab/><text:tab/>// Закриття звернення до БД</text:p>
      <text:p text:style-name="P96"><text:tab/><text:tab/><text:tab/>mStatement.close();</text:p>
      <text:p text:style-name="P96"><text:tab/><text:tab/>}</text:p>
      <text:p text:style-name="P96"><text:tab/><text:tab/>// Catch</text:p>
      <text:p text:style-name="P96"><text:soft-page-break/><text:tab/><text:tab/>catch (Exception e) {</text:p>
      <text:p text:style-name="P96"><text:tab/><text:tab/><text:tab/>// Відображення помилки у лог</text:p>
      <text:p text:style-name="P96"><text:tab/><text:tab/><text:tab/>e.printStackTrace();</text:p>
      <text:p text:style-name="P96"><text:tab/><text:tab/>}</text:p>
      <text:p text:style-name="P96"><text:tab/>}</text:p>
      <text:p text:style-name="P96"><text:tab/>// Метод доступний для використання ?</text:p>
      <text:p text:style-name="P96"><text:tab/>@Override</text:p>
      <text:p text:style-name="P96"><text:tab/>public boolean isAvailable() {</text:p>
      <text:p text:style-name="P96"><text:tab/><text:tab/>// Так</text:p>
      <text:p text:style-name="P96"><text:tab/><text:tab/>return true;</text:p>
      <text:p text:style-name="P96"><text:tab/>}</text:p>
      <text:p text:style-name="P96"><text:tab/>// Перелік ключів що зберігаються</text:p>
      <text:p text:style-name="P96"><text:tab/>@Override</text:p>
      <text:p text:style-name="P96"><text:tab/>public List&lt;String&gt; keys() {</text:p>
      <text:p text:style-name="P96"><text:tab/><text:tab/>// Try</text:p>
      <text:p text:style-name="P96"><text:tab/><text:tab/>try {</text:p>
      <text:p text:style-name="P96"><text:tab/><text:tab/><text:tab/>// Масив для збереження результатів</text:p>
      <text:p text:style-name="P96"><text:tab/><text:tab/><text:tab/>List&lt;String&gt; keys = new ArrayList&lt;String&gt;();</text:p>
      <text:p text:style-name="P96"><text:tab/><text:tab/><text:tab/>// Збір усіх ключів з таблиці паролів у БД</text:p>
      <text:p text:style-name="P96"><text:tab/><text:tab/><text:tab/>final ResultSet result = mStatement.executeQuery("SELECT Key FROM 'Credentials';");</text:p>
      <text:p text:style-name="P96"><text:tab/><text:tab/><text:tab/>// Прохід по списку результатів</text:p>
      <text:p text:style-name="P96"><text:tab/><text:tab/><text:tab/>while (result.next()) {</text:p>
      <text:p text:style-name="P96"><text:tab/><text:tab/><text:tab/><text:tab/>// Додання ключа до масиву</text:p>
      <text:p text:style-name="P96"><text:tab/><text:tab/><text:tab/><text:tab/>keys.add(result.getString("Key"));</text:p>
      <text:p text:style-name="P96"><text:tab/><text:tab/><text:tab/>}</text:p>
      <text:p text:style-name="P96"><text:tab/><text:tab/><text:tab/>// Завершення роботи з результатом</text:p>
      <text:p text:style-name="P96"><text:tab/><text:tab/><text:tab/>result.close();</text:p>
      <text:p text:style-name="P96"><text:tab/><text:tab/><text:tab/>// Повернення масиву ключів</text:p>
      <text:p text:style-name="P96"><text:tab/><text:tab/><text:tab/>return keys;</text:p>
      <text:p text:style-name="P96"><text:tab/><text:tab/>}</text:p>
      <text:p text:style-name="P96"><text:tab/><text:tab/>// Catch</text:p>
      <text:p text:style-name="P96"><text:tab/><text:tab/>catch (Exception e) {</text:p>
      <text:p text:style-name="P96"><text:tab/><text:tab/><text:tab/>// Відображення помилки у лог</text:p>
      <text:p text:style-name="P96"><text:tab/><text:tab/><text:tab/>e.printStackTrace();</text:p>
      <text:p text:style-name="P96"><text:tab/><text:tab/><text:tab/>// Повернення порожнього масиву</text:p>
      <text:p text:style-name="P96"><text:tab/><text:tab/><text:tab/>return new ArrayList&lt;String&gt;();</text:p>
      <text:p text:style-name="P96"><text:tab/><text:tab/>}</text:p>
      <text:p text:style-name="P96"><text:tab/>}</text:p>
      <text:p text:style-name="P96"><text:tab/>// Дістати дані що зберігаються за потрібним ключем</text:p>
      <text:p text:style-name="P96"><text:tab/>@Override</text:p>
      <text:p text:style-name="P96"><text:tab/>public List&lt;ICredential&gt; load(String key) throws Exception {</text:p>
      <text:p text:style-name="P96"><text:tab/><text:tab/>// Масив для збереження результатів</text:p>
      <text:p text:style-name="P96"><text:tab/><text:tab/>final List&lt;ICredential&gt; credentials = new ArrayList&lt;ICredential&gt;();</text:p>
      <text:p text:style-name="P96"><text:tab/><text:tab/>// Збір усіх даних з таблиці паролів у БД</text:p>
      <text:p text:style-name="P96"><text:tab/><text:tab/>final ResultSet result = mStatement.executeQuery("SELECT * FROM 'Credentials' WHERE Key = \'" + key +"\';");</text:p>
      <text:p text:style-name="P96"><text:tab/><text:tab/>// Прохід по списку результатів</text:p>
      <text:p text:style-name="P96"><text:tab/><text:tab/>while (result.next()) {</text:p>
      <text:p text:style-name="P96"><text:tab/><text:tab/><text:tab/>// Зчитування апаратного токена з БД</text:p>
      <text:p text:style-name="P96"><text:tab/><text:tab/><text:tab/>final byte[] tokenHw<text:tab/>= result.getBytes("TokenHw");</text:p>
      <text:p text:style-name="P96"><text:tab/><text:tab/><text:tab/>// Зчитування програмного токена з БД</text:p>
      <text:p text:style-name="P96"><text:tab/><text:tab/><text:tab/>final byte[] tokenSw<text:tab/>= result.getBytes("TokenSw");</text:p>
      <text:p text:style-name="P96"><text:tab/><text:tab/><text:tab/>// Зчитування логіну з БД</text:p>
      <text:p text:style-name="P96"><text:tab/><text:tab/><text:tab/>final String login<text:tab/>= result.getString("Login");</text:p>
      <text:p text:style-name="P96"><text:tab/><text:tab/><text:tab/>// Зчитування паролю з БД</text:p>
      <text:p text:style-name="P96"><text:tab/><text:tab/><text:tab/>final String password<text:tab/>= result.getString("Password");</text:p>
      <text:p text:style-name="P96"><text:soft-page-break/><text:tab/><text:tab/><text:tab/>// Апаратний токен ?</text:p>
      <text:p text:style-name="P96"><text:tab/><text:tab/><text:tab/>if (0 != tokenHw.length) {</text:p>
      <text:p text:style-name="P96"><text:tab/><text:tab/><text:tab/><text:tab/>// Додання ключа до масиву</text:p>
      <text:p text:style-name="P96"><text:tab/><text:tab/><text:tab/><text:tab/>credentials.add(new CredentialHardwareToken(key, tokenHw));</text:p>
      <text:p text:style-name="P96"><text:tab/><text:tab/><text:tab/>// Програмний токен ?</text:p>
      <text:p text:style-name="P96"><text:tab/><text:tab/><text:tab/>} else if (0 != tokenSw.length) {</text:p>
      <text:p text:style-name="P96"><text:tab/><text:tab/><text:tab/><text:tab/>// Додання ключа до масиву</text:p>
      <text:p text:style-name="P96"><text:tab/><text:tab/><text:tab/><text:tab/>credentials.add(new CredentialSoftwareToken(key, tokenSw));</text:p>
      <text:p text:style-name="P96"><text:tab/><text:tab/><text:tab/>// Логін та пароль</text:p>
      <text:p text:style-name="P96"><text:tab/><text:tab/><text:tab/>} else {</text:p>
      <text:p text:style-name="P96"><text:tab/><text:tab/><text:tab/><text:tab/>// Додання ключа до масиву</text:p>
      <text:p text:style-name="P96"><text:tab/><text:tab/><text:tab/><text:tab/>credentials.add(new CredentialLoginPassword(key, login, password));</text:p>
      <text:p text:style-name="P96"><text:tab/><text:tab/><text:tab/>}</text:p>
      <text:p text:style-name="P96"><text:tab/><text:tab/>}</text:p>
      <text:p text:style-name="P96"><text:tab/><text:tab/>// Завершення роботи з результатом</text:p>
      <text:p text:style-name="P96"><text:tab/><text:tab/>result.close();</text:p>
      <text:p text:style-name="P96"><text:tab/><text:tab/>// Усі зібрані дані</text:p>
      <text:p text:style-name="P96"><text:tab/><text:tab/>return credentials;</text:p>
      <text:p text:style-name="P96"><text:tab/>}</text:p>
      <text:p text:style-name="P96"><text:tab/>// Зберегти дані за відповідним ключем</text:p>
      <text:p text:style-name="P96"><text:tab/>@Override</text:p>
      <text:p text:style-name="P96"><text:tab/>public void store(ICredential credentials) throws Exception {</text:p>
      <text:p text:style-name="P96"><text:tab/><text:tab/>// Ключ для БД</text:p>
      <text:p text:style-name="P96"><text:tab/><text:tab/>String key<text:tab/>= ((CredentialBase)credentials).mKey;</text:p>
      <text:p text:style-name="P96"><text:tab/><text:tab/>// Значення апаратного токена для БД</text:p>
      <text:p text:style-name="P96"><text:tab/><text:tab/>byte[] tokenHw<text:tab/>= new byte[] {};</text:p>
      <text:p text:style-name="P96"><text:tab/><text:tab/>// Значення програмного токена для БД</text:p>
      <text:p text:style-name="P96"><text:tab/><text:tab/>byte[] tokenSw<text:tab/>= new byte[] {};</text:p>
      <text:p text:style-name="P96"><text:tab/><text:tab/>// Значення логіну для БД</text:p>
      <text:p text:style-name="P96"><text:tab/><text:tab/>String login<text:tab/>= "";</text:p>
      <text:p text:style-name="P96"><text:tab/><text:tab/>// Значення паролю для БД</text:p>
      <text:p text:style-name="P96"><text:tab/><text:tab/>String password<text:tab/>= "";</text:p>
      <text:p text:style-name="P96"><text:tab/><text:tab/>// Це апаратний токен ?</text:p>
      <text:p text:style-name="P96"><text:tab/><text:tab/>if (credentials instanceof CredentialHardwareToken) {</text:p>
      <text:p text:style-name="P96"><text:tab/><text:tab/><text:tab/>// Отримання значення апаратного токена</text:p>
      <text:p text:style-name="P96"><text:tab/><text:tab/><text:tab/>tokenHw<text:tab/><text:tab/>= ((CredentialHardwareToken)credentials).mToken;</text:p>
      <text:p text:style-name="P96"><text:tab/><text:tab/>// Це програмний токен ?</text:p>
      <text:p text:style-name="P96"><text:tab/><text:tab/>} else if (credentials instanceof CredentialSoftwareToken) {</text:p>
      <text:p text:style-name="P96"><text:tab/><text:tab/><text:tab/>// Отримання значення програмного токена</text:p>
      <text:p text:style-name="P96"><text:tab/><text:tab/><text:tab/>tokenSw<text:tab/><text:tab/>= ((CredentialHardwareToken)credentials).mToken;</text:p>
      <text:p text:style-name="P96"><text:tab/><text:tab/>// Це логін/пароль токен ?</text:p>
      <text:p text:style-name="P96"><text:tab/><text:tab/>} else if (credentials instanceof CredentialLoginPassword) {</text:p>
      <text:p text:style-name="P96"><text:tab/><text:tab/><text:tab/>// Отримання значення логіну</text:p>
      <text:p text:style-name="P96"><text:tab/><text:tab/><text:tab/>login<text:tab/><text:tab/>= ((CredentialLoginPassword)credentials).mLogin;</text:p>
      <text:p text:style-name="P96"><text:tab/><text:tab/><text:tab/>// Отримання значення паролю</text:p>
      <text:p text:style-name="P96"><text:tab/><text:tab/><text:tab/>password<text:tab/>= ((CredentialLoginPassword)credentials).mPassword;</text:p>
      <text:p text:style-name="P96"><text:tab/><text:tab/>// Це щось невідоме</text:p>
      <text:p text:style-name="P96"><text:tab/><text:tab/>} else {</text:p>
      <text:p text:style-name="P96"><text:tab/><text:tab/><text:tab/>// Виключення</text:p>
      <text:p text:style-name="P96"><text:tab/><text:tab/><text:tab/>throw new Exception("Unknown credentials");</text:p>
      <text:p text:style-name="P96"><text:tab/><text:tab/>}</text:p>
      <text:p text:style-name="P96"><text:tab/><text:tab/>// Додання у таблицю</text:p>
      <text:p text:style-name="P96"><text:tab/><text:tab/>mStatement.executeUpdate("INSERT INTO 'Credentials' ('Key', 'TokenHw', 'TokenSw', 'Login', 'Password') VALUES (\'" + key + "\', \'" + new String(tokenHw) + "\', \'" + new String(tokenSw) + "\', \'" + login + "\', \'" + password + "\');");</text:p>
      <text:p text:style-name="P96"><text:tab/>}</text:p>
      <text:p text:style-name="P96"><text:soft-page-break/><text:tab/>// Видалити дані за відповідним ключем</text:p>
      <text:p text:style-name="P96"><text:tab/>@Override</text:p>
      <text:p text:style-name="P96"><text:tab/>public void remove(String key) throws Exception {</text:p>
      <text:p text:style-name="P96"><text:tab/><text:tab/>// Try</text:p>
      <text:p text:style-name="P96"><text:tab/><text:tab/>try {</text:p>
      <text:p text:style-name="P96"><text:tab/><text:tab/><text:tab/>// Видалення облікового запису з БД</text:p>
      <text:p text:style-name="P96"><text:tab/><text:tab/><text:tab/>mStatement.executeUpdate("DELETE FROM 'Credentials' WHERE Key = \'" + key + "\';");</text:p>
      <text:p text:style-name="P96"><text:tab/><text:tab/>}</text:p>
      <text:p text:style-name="P96"><text:tab/><text:tab/>// Catch</text:p>
      <text:p text:style-name="P96"><text:tab/><text:tab/>catch (Exception e) {</text:p>
      <text:p text:style-name="P96"><text:tab/><text:tab/><text:tab/>// Відображення помилки у лог</text:p>
      <text:p text:style-name="P96"><text:tab/><text:tab/><text:tab/>e.printStackTrace();</text:p>
      <text:p text:style-name="P96"><text:tab/><text:tab/>}</text:p>
      <text:p text:style-name="P96"><text:tab/>}</text:p>
      <text:p text:style-name="P96">}</text:p>
      <text:p text:style-name="P96"/>
      <text:p text:style-name="P96"/>
      <text:p text:style-name="P79">// <text:span text:style-name="T78">storage/</text:span>StorageMethodFile.<text:span text:style-name="T78">java</text:span></text:p>
      <text:p text:style-name="P96"/>
      <text:p text:style-name="P96">package org.study.storage;</text:p>
      <text:p text:style-name="P96">// Java IO</text:p>
      <text:p text:style-name="P96">import java.nio.file.Files;</text:p>
      <text:p text:style-name="P96">import java.nio.file.Paths;</text:p>
      <text:p text:style-name="P96">// Java</text:p>
      <text:p text:style-name="P96">import java.util.*;</text:p>
      <text:p text:style-name="P96">// Credentials</text:p>
      <text:p text:style-name="P96">import org.study.credentials.ICredential;</text:p>
      <text:p text:style-name="P96">// Інтерфейс шо описує методі збереження паролів</text:p>
      <text:p text:style-name="P96">public class StorageMethodFile implements IStorageMethod {</text:p>
      <text:p text:style-name="P96"><text:tab/>// Конструктор</text:p>
      <text:p text:style-name="P96"><text:tab/>public StorageMethodFile() {</text:p>
      <text:p text:style-name="P96"><text:tab/><text:tab/>// Try</text:p>
      <text:p text:style-name="P96"><text:tab/><text:tab/>try {</text:p>
      <text:p text:style-name="P96"><text:tab/><text:tab/><text:tab/>// Якщо директорії для бази даних немає - створити!</text:p>
      <text:p text:style-name="P96"><text:tab/><text:tab/><text:tab/>Files.createDirectories(Paths.get("storage/files/"));</text:p>
      <text:p text:style-name="P96"><text:tab/><text:tab/>}</text:p>
      <text:p text:style-name="P96"><text:tab/><text:tab/>// Catch</text:p>
      <text:p text:style-name="P96"><text:tab/><text:tab/>catch (Exception e) {</text:p>
      <text:p text:style-name="P96"><text:tab/><text:tab/><text:tab/>// Відображення помилки у лог</text:p>
      <text:p text:style-name="P96"><text:tab/><text:tab/><text:tab/>e.printStackTrace();</text:p>
      <text:p text:style-name="P96"><text:tab/><text:tab/>}</text:p>
      <text:p text:style-name="P96"><text:tab/>}</text:p>
      <text:p text:style-name="P96"><text:tab/>// Метод доступний для використання ?</text:p>
      <text:p text:style-name="P96"><text:tab/>@Override</text:p>
      <text:p text:style-name="P96"><text:tab/>public boolean isAvailable() {</text:p>
      <text:p text:style-name="P96"><text:tab/><text:tab/>// Так</text:p>
      <text:p text:style-name="P96"><text:tab/><text:tab/>return true;</text:p>
      <text:p text:style-name="P96"><text:tab/>}</text:p>
      <text:p text:style-name="P96"><text:tab/>// Перелік ключів що зберігаються</text:p>
      <text:p text:style-name="P96"><text:tab/>@Override</text:p>
      <text:p text:style-name="P96"><text:tab/>public List&lt;String&gt; keys() {</text:p>
      <text:p text:style-name="P96"><text:tab/><text:tab/>//</text:p>
      <text:p text:style-name="P96"><text:tab/><text:tab/>return new ArrayList&lt;String&gt; ();</text:p>
      <text:p text:style-name="P96"><text:tab/>}</text:p>
      <text:p text:style-name="P96"><text:tab/>// Дістати дані що зберігаються за потрібним ключем</text:p>
      <text:p text:style-name="P96"><text:tab/>@Override</text:p>
      <text:p text:style-name="P96"><text:soft-page-break/><text:tab/>public List&lt;ICredential&gt; load(String key) throws Exception {</text:p>
      <text:p text:style-name="P96"><text:tab/><text:tab/>//</text:p>
      <text:p text:style-name="P96"><text:tab/><text:tab/>throw new Exception("File does not exists");</text:p>
      <text:p text:style-name="P96"><text:tab/>}</text:p>
      <text:p text:style-name="P96"><text:tab/>// Зберегти дані за відповідним ключем</text:p>
      <text:p text:style-name="P96"><text:tab/>@Override</text:p>
      <text:p text:style-name="P96"><text:tab/>public void store(ICredential credentials) throws Exception {</text:p>
      <text:p text:style-name="P96"><text:tab/><text:tab/>//</text:p>
      <text:p text:style-name="P96"><text:tab/><text:tab/>throw new Exception("File does not exists");</text:p>
      <text:p text:style-name="P96"><text:tab/>}</text:p>
      <text:p text:style-name="P96"><text:tab/>// Видалити дані за відповідним ключем</text:p>
      <text:p text:style-name="P96"><text:tab/>@Override</text:p>
      <text:p text:style-name="P96"><text:tab/>public void remove(String key) throws Exception {</text:p>
      <text:p text:style-name="P96"><text:tab/><text:tab/>//</text:p>
      <text:p text:style-name="P96"><text:tab/><text:tab/>throw new Exception("File does not exists");</text:p>
      <text:p text:style-name="P96"><text:tab/>}</text:p>
      <text:p text:style-name="P96">}</text:p>
      <text:p text:style-name="P96"/>
      <text:p text:style-name="P96"/>
      <text:p text:style-name="P78">// <text:s/><text:span text:style-name="T77">storage/</text:span>StorageMethodServer.<text:span text:style-name="T73">java</text:span></text:p>
      <text:p text:style-name="P96"/>
      <text:p text:style-name="P96">package org.study.storage;</text:p>
      <text:p text:style-name="P96">// Java</text:p>
      <text:p text:style-name="P96">import java.util.*;</text:p>
      <text:p text:style-name="P96">// Credentials</text:p>
      <text:p text:style-name="P96">import org.study.credentials.ICredential;</text:p>
      <text:p text:style-name="P96">// Інтерфейс шо описує методі збереження паролів</text:p>
      <text:p text:style-name="P96">public class StorageMethodServer implements IStorageMethod {</text:p>
      <text:p text:style-name="P96"><text:tab/>// Конструктор</text:p>
      <text:p text:style-name="P96"><text:tab/>public StorageMethodServer(ICredential credentials) {</text:p>
      <text:p text:style-name="P96"><text:tab/><text:tab/>// TODO:</text:p>
      <text:p text:style-name="P96"><text:tab/>}</text:p>
      <text:p text:style-name="P96"><text:tab/>// Метод доступний для використання ?</text:p>
      <text:p text:style-name="P96"><text:tab/>@Override</text:p>
      <text:p text:style-name="P96"><text:tab/>public boolean isAvailable() {</text:p>
      <text:p text:style-name="P96"><text:tab/><text:tab/>// Ні</text:p>
      <text:p text:style-name="P96"><text:tab/><text:tab/>return false;</text:p>
      <text:p text:style-name="P96"><text:tab/>}</text:p>
      <text:p text:style-name="P96"><text:tab/>// Перелік ключів що зберігаються</text:p>
      <text:p text:style-name="P96"><text:tab/>@Override</text:p>
      <text:p text:style-name="P96"><text:tab/>public List&lt;String&gt; keys() {</text:p>
      <text:p text:style-name="P96"><text:tab/><text:tab/>//</text:p>
      <text:p text:style-name="P96"><text:tab/><text:tab/>return new ArrayList&lt;String&gt; ();</text:p>
      <text:p text:style-name="P96"><text:tab/>}</text:p>
      <text:p text:style-name="P96"><text:tab/>// Дістати дані що зберігаються за потрібним ключем</text:p>
      <text:p text:style-name="P96"><text:tab/>@Override</text:p>
      <text:p text:style-name="P96"><text:tab/>public List&lt;ICredential&gt; load(String key) throws Exception {</text:p>
      <text:p text:style-name="P96"><text:tab/><text:tab/>//</text:p>
      <text:p text:style-name="P96"><text:tab/><text:tab/>throw new Exception("Server does not exists");</text:p>
      <text:p text:style-name="P96"><text:tab/>}</text:p>
      <text:p text:style-name="P96"><text:tab/>// Зберегти дані за відповідним ключем</text:p>
      <text:p text:style-name="P96"><text:tab/>@Override</text:p>
      <text:p text:style-name="P96"><text:tab/>public void store(ICredential credentials) throws Exception {</text:p>
      <text:p text:style-name="P96"><text:tab/><text:tab/>//</text:p>
      <text:p text:style-name="P96"><text:tab/><text:tab/>throw new Exception("Server does not exists");</text:p>
      <text:p text:style-name="P96"><text:tab/>}</text:p>
      <text:p text:style-name="P96"><text:tab/>// Видалити дані за відповідним ключем</text:p>
      <text:p text:style-name="P96"><text:soft-page-break/><text:tab/>@Override</text:p>
      <text:p text:style-name="P96"><text:tab/>public void remove(String key) throws Exception {</text:p>
      <text:p text:style-name="P96"><text:tab/><text:tab/>//</text:p>
      <text:p text:style-name="P96"><text:tab/><text:tab/>throw new Exception("Server does not exists");</text:p>
      <text:p text:style-name="P96"><text:tab/>}</text:p>
      <text:p text:style-name="P96">}</text:p>
      <text:p text:style-name="P96"/>
      <text:p text:style-name="P96"/>
      <text:p text:style-name="P77">// <text:span text:style-name="T79">login/</text:span>I<text:span text:style-name="T79">L</text:span>oginMethod.<text:span text:style-name="T79">java</text:span></text:p>
      <text:p text:style-name="P96"/>
      <text:p text:style-name="P96">package org.study.login;</text:p>
      <text:p text:style-name="P96">// Credentials</text:p>
      <text:p text:style-name="P96">import org.study.credentials.ICredential;</text:p>
      <text:p text:style-name="P96">// Інтерфейс методів входу у додаток</text:p>
      <text:p text:style-name="P96">public interface ILoginMethod {</text:p>
      <text:p text:style-name="P96"><text:tab/>// Метод входу у додаток доступний ?</text:p>
      <text:p text:style-name="P96"><text:tab/>public boolean isAvailable();</text:p>
      <text:p text:style-name="P96"><text:tab/>// Перевірка даних входу</text:p>
      <text:p text:style-name="P96"><text:tab/>public boolean validate(ICredential credential) throws Exception;</text:p>
      <text:p text:style-name="P96">}</text:p>
      <text:p text:style-name="P96"/>
      <text:p text:style-name="P96"/>
      <text:p text:style-name="P76">// <text:s/><text:span text:style-name="T81">login/</text:span>LoginMethodFactory.<text:span text:style-name="T80">java</text:span></text:p>
      <text:p text:style-name="P96"/>
      <text:p text:style-name="P96">package org.study.login;</text:p>
      <text:p text:style-name="P96">// Фабрика-сінглтон створення методу входу у додаток</text:p>
      <text:p text:style-name="P96">public final class LoginMethodFactory {</text:p>
      <text:p text:style-name="P96"><text:tab/>// Об'єкт метода входу</text:p>
      <text:p text:style-name="P96"><text:tab/>private static ILoginMethod mInstance;</text:p>
      <text:p text:style-name="P96"><text:tab/>// Доступ до об'єкта методу входу</text:p>
      <text:p text:style-name="P96"><text:tab/>public static synchronized ILoginMethod getInstance() {</text:p>
      <text:p text:style-name="P96"><text:tab/><text:tab/>// Об'єкт метода входу ще не створений ?</text:p>
      <text:p text:style-name="P96"><text:tab/><text:tab/>if (null == mInstance) {</text:p>
      <text:p text:style-name="P96"><text:tab/><text:tab/><text:tab/>// Створення об'єкта метода входу</text:p>
      <text:p text:style-name="P96"><text:tab/><text:tab/><text:tab/>mInstance = new LoginMethodLoginPassword();</text:p>
      <text:p text:style-name="P96"><text:tab/><text:tab/>}</text:p>
      <text:p text:style-name="P96"><text:tab/><text:tab/>// Повернення об'єкта метода входу</text:p>
      <text:p text:style-name="P96"><text:tab/><text:tab/>return mInstance;</text:p>
      <text:p text:style-name="P96"><text:tab/>}</text:p>
      <text:p text:style-name="P96">}</text:p>
      <text:p text:style-name="P96"/>
      <text:p text:style-name="P96"/>
      <text:p text:style-name="P75">// <text:s/><text:span text:style-name="T81">login/</text:span>LoginMethodHardwareToken.<text:span text:style-name="T81">java</text:span></text:p>
      <text:p text:style-name="P96"/>
      <text:p text:style-name="P96">package org.study.login;</text:p>
      <text:p text:style-name="P96">// Credentials</text:p>
      <text:p text:style-name="P96">import org.study.credentials.CredentialHardwareToken;</text:p>
      <text:p text:style-name="P96">import org.study.credentials.ICredential;</text:p>
      <text:p text:style-name="P96">// <text:span text:style-name="T38">Метод входу за апаратним токеном</text:span></text:p>
      <text:p text:style-name="P96">public class LoginMethodHardwareToken implements ILoginMethod {</text:p>
      <text:p text:style-name="P96"><text:tab/>// Метод входу у додаток доступний ?</text:p>
      <text:p text:style-name="P96"><text:tab/>public boolean isAvailable() {</text:p>
      <text:p text:style-name="P96"><text:tab/><text:tab/>// Ні</text:p>
      <text:p text:style-name="P96"><text:tab/><text:tab/>return false;</text:p>
      <text:p text:style-name="P96"><text:tab/>}</text:p>
      <text:p text:style-name="P96"/>
      <text:p text:style-name="P96"><text:soft-page-break/><text:tab/>// Перевірка даних входу</text:p>
      <text:p text:style-name="P96"><text:tab/>public boolean validate(ICredential credential) throws Exception {</text:p>
      <text:p text:style-name="P96"><text:tab/><text:tab/>//</text:p>
      <text:p text:style-name="P96"><text:tab/><text:tab/>if (!(credential instanceof CredentialHardwareToken)) {</text:p>
      <text:p text:style-name="P96"><text:tab/><text:tab/><text:tab/>//</text:p>
      <text:p text:style-name="P96"><text:tab/><text:tab/><text:tab/>throw new Exception("Wrong credential type!");</text:p>
      <text:p text:style-name="P96"><text:tab/><text:tab/>}</text:p>
      <text:p text:style-name="P96"><text:tab/><text:tab/>//</text:p>
      <text:p text:style-name="P96"><text:tab/><text:tab/>throw new Exception("Login method not supported yet!");</text:p>
      <text:p text:style-name="P96"><text:tab/>}</text:p>
      <text:p text:style-name="P96">}</text:p>
      <text:p text:style-name="P96"/>
      <text:p text:style-name="P96"/>
      <text:p text:style-name="P74">// <text:span text:style-name="T82">login/</text:span>LoginMethodLoginPassword.<text:span text:style-name="T82">java</text:span></text:p>
      <text:p text:style-name="P96"/>
      <text:p text:style-name="P96">package org.study.login;</text:p>
      <text:p text:style-name="P96">// Credentials</text:p>
      <text:p text:style-name="P96">import org.study.credentials.CredentialLoginPassword;</text:p>
      <text:p text:style-name="P96">import org.study.credentials.ICredential;</text:p>
      <text:p text:style-name="P96">// Storage</text:p>
      <text:p text:style-name="P96">import org.study.storage.StorageMethodFactory;</text:p>
      <text:p text:style-name="P98">// <text:span text:style-name="T38">Метод входу за </text:span><text:span text:style-name="T39">логіном/паролем</text:span></text:p>
      <text:p text:style-name="P96">public class LoginMethodLoginPassword implements ILoginMethod {</text:p>
      <text:p text:style-name="P96"><text:tab/>// Метод входу у додаток доступний ?</text:p>
      <text:p text:style-name="P96"><text:tab/>public boolean isAvailable() {</text:p>
      <text:p text:style-name="P96"><text:tab/><text:tab/>// Так</text:p>
      <text:p text:style-name="P96"><text:tab/><text:tab/>return true;</text:p>
      <text:p text:style-name="P96"><text:tab/>}</text:p>
      <text:p text:style-name="P96"><text:tab/>// Перевірка даних входу</text:p>
      <text:p text:style-name="P96"><text:tab/>public boolean validate(ICredential credential) throws Exception {</text:p>
      <text:p text:style-name="P96"><text:tab/><text:tab/>// Неправильний тип вхідних даних ?</text:p>
      <text:p text:style-name="P96"><text:tab/><text:tab/>if (!(credential instanceof CredentialLoginPassword)) {</text:p>
      <text:p text:style-name="P96"><text:tab/><text:tab/><text:tab/>// Виклчюення</text:p>
      <text:p text:style-name="P96"><text:tab/><text:tab/><text:tab/>throw new Exception("Wrong credential type!");</text:p>
      <text:p text:style-name="P96"><text:tab/><text:tab/>}</text:p>
      <text:p text:style-name="P96"><text:tab/><text:tab/>// Клас методу зберігання даних</text:p>
      <text:p text:style-name="P96"><text:tab/><text:tab/>return null != StorageMethodFactory.getInstance(credential);</text:p>
      <text:p text:style-name="P96"><text:tab/>}</text:p>
      <text:p text:style-name="P96">}</text:p>
      <text:p text:style-name="P96"/>
      <text:p text:style-name="P96"/>
      <text:p text:style-name="P73">// <text:s/><text:span text:style-name="T83">login/</text:span>LoginMethodSoftwareToken.<text:span text:style-name="T83">java</text:span></text:p>
      <text:p text:style-name="P96"/>
      <text:p text:style-name="P96">package org.study.login;</text:p>
      <text:p text:style-name="P96">// Credentials</text:p>
      <text:p text:style-name="P96">import org.study.credentials.CredentialSoftwareToken;</text:p>
      <text:p text:style-name="P96">import org.study.credentials.ICredential;</text:p>
      <text:p text:style-name="P99">// <text:span text:style-name="T38">Метод входу за токеном</text:span></text:p>
      <text:p text:style-name="P96">public class LoginMethodSoftwareToken implements ILoginMethod {</text:p>
      <text:p text:style-name="P96"><text:tab/>// Метод входу у додаток доступний ?</text:p>
      <text:p text:style-name="P96"><text:tab/>public boolean isAvailable() {</text:p>
      <text:p text:style-name="P96"><text:tab/><text:tab/>// Ні</text:p>
      <text:p text:style-name="P96"><text:tab/><text:tab/>return false;</text:p>
      <text:p text:style-name="P96"><text:tab/>}</text:p>
      <text:p text:style-name="P96"><text:tab/>// Перевірка даних входу</text:p>
      <text:p text:style-name="P96"><text:tab/>public boolean validate(ICredential credential) throws Exception {</text:p>
      <text:p text:style-name="P96"><text:tab/><text:tab/>//</text:p>
      <text:p text:style-name="P96"><text:soft-page-break/><text:tab/><text:tab/>if (!(credential instanceof CredentialSoftwareToken)) {</text:p>
      <text:p text:style-name="P96"><text:tab/><text:tab/><text:tab/>//</text:p>
      <text:p text:style-name="P96"><text:tab/><text:tab/><text:tab/>throw new Exception("Wrong credential type!");</text:p>
      <text:p text:style-name="P96"><text:tab/><text:tab/>}</text:p>
      <text:p text:style-name="P96"><text:tab/><text:tab/>//</text:p>
      <text:p text:style-name="P96"><text:tab/><text:tab/>throw new Exception("Login method not supported yet!");</text:p>
      <text:p text:style-name="P96"><text:tab/>}</text:p>
      <text:p text:style-name="P96">}</text:p>
      <text:p text:style-name="P96"/>
      <text:p text:style-name="P96"/>
      <text:p text:style-name="P72">// <text:span text:style-name="T84">encryption/ </text:span>IencryptionMethod.<text:span text:style-name="T84">java</text:span></text:p>
      <text:p text:style-name="P96"/>
      <text:p text:style-name="P96">package org.study.encryption;</text:p>
      <text:p text:style-name="P96">// Базовий інтерфейс шифрування даних за методом Base64</text:p>
      <text:p text:style-name="P96">public interface IEncryptionMethod {</text:p>
      <text:p text:style-name="P96"><text:tab/>// Метод розрахунку хешу даних</text:p>
      <text:p text:style-name="P96"><text:tab/>public byte[] hash(byte[] data);</text:p>
      <text:p text:style-name="P96">}</text:p>
      <text:p text:style-name="P96"/>
      <text:p text:style-name="P96"/>
      <text:p text:style-name="P71">// <text:span text:style-name="T85">encryption/ </text:span>EncryptionMethodFactory.<text:span text:style-name="T85">java</text:span></text:p>
      <text:p text:style-name="P96"/>
      <text:p text:style-name="P96">package org.study.encryption;</text:p>
      <text:p text:style-name="P96">// Фабрика-сінглтон створення об'єкта шифрування</text:p>
      <text:p text:style-name="P96">public final class EncryptionMethodFactory {</text:p>
      <text:p text:style-name="P96"><text:tab/>// Об'єкт шифрування</text:p>
      <text:p text:style-name="P96"><text:tab/>private static IEncryptionMethod mInstance;</text:p>
      <text:p text:style-name="P96"><text:tab/>// Доступ до об'єкта шифрування</text:p>
      <text:p text:style-name="P96"><text:tab/>public static synchronized IEncryptionMethod getInstance(String name) {</text:p>
      <text:p text:style-name="P96"><text:tab/><text:tab/>// Об'єкт шифрування ще не створений ?</text:p>
      <text:p text:style-name="P96"><text:tab/><text:tab/>if (null == mInstance) {</text:p>
      <text:p text:style-name="P96"><text:tab/><text:tab/><text:tab/>// Перевірка типу переданих даних</text:p>
      <text:p text:style-name="P96"><text:tab/><text:tab/><text:tab/>if (name == "BASE64") {</text:p>
      <text:p text:style-name="P96"><text:tab/><text:tab/><text:tab/><text:tab/>// Створення об'єкта шифрування</text:p>
      <text:p text:style-name="P96"><text:tab/><text:tab/><text:tab/><text:tab/>mInstance = new EncryptionMethodBASE64();</text:p>
      <text:p text:style-name="P96"><text:tab/><text:tab/><text:tab/>}</text:p>
      <text:p text:style-name="P96"><text:tab/><text:tab/><text:tab/>// Перевірка типу переданих даних</text:p>
      <text:p text:style-name="P96"><text:tab/><text:tab/><text:tab/>else if (name == "SHA256") {</text:p>
      <text:p text:style-name="P96"><text:tab/><text:tab/><text:tab/><text:tab/>// Створення об'єкта шифрування</text:p>
      <text:p text:style-name="P96"><text:tab/><text:tab/><text:tab/><text:tab/>mInstance = new EncryptionMethodSHA256();</text:p>
      <text:p text:style-name="P96"><text:tab/><text:tab/><text:tab/>}</text:p>
      <text:p text:style-name="P96"><text:tab/><text:tab/><text:tab/>// Перевірка типу переданих даних</text:p>
      <text:p text:style-name="P96"><text:tab/><text:tab/><text:tab/>else if (name == "SHA512") {</text:p>
      <text:p text:style-name="P96"><text:tab/><text:tab/><text:tab/><text:tab/>// Створення об'єкта шифрування</text:p>
      <text:p text:style-name="P96"><text:tab/><text:tab/><text:tab/><text:tab/>mInstance = new EncryptionMethodSHA512();</text:p>
      <text:p text:style-name="P96"><text:tab/><text:tab/><text:tab/>}</text:p>
      <text:p text:style-name="P96"><text:tab/><text:tab/><text:tab/>// Перевірка типу переданих даних</text:p>
      <text:p text:style-name="P96"><text:tab/><text:tab/><text:tab/>else if (name == "MD5") {</text:p>
      <text:p text:style-name="P96"><text:tab/><text:tab/><text:tab/><text:tab/>// Створення об'єкта шифрування</text:p>
      <text:p text:style-name="P96"><text:tab/><text:tab/><text:tab/><text:tab/>mInstance = new EncryptionMethodMD5();</text:p>
      <text:p text:style-name="P96"><text:tab/><text:tab/><text:tab/>}</text:p>
      <text:p text:style-name="P96"><text:tab/><text:tab/><text:tab/>// Незнайомий метод</text:p>
      <text:p text:style-name="P96"><text:tab/><text:tab/><text:tab/>else {</text:p>
      <text:p text:style-name="P96"><text:tab/><text:tab/><text:tab/><text:tab/>// Створення об'єкта шифрування</text:p>
      <text:p text:style-name="P96"><text:tab/><text:tab/><text:tab/><text:tab/>mInstance = null;</text:p>
      <text:p text:style-name="P96"><text:tab/><text:tab/><text:tab/>}</text:p>
      <text:p text:style-name="P96"><text:tab/><text:tab/>}</text:p>
      <text:p text:style-name="P96"><text:soft-page-break/><text:tab/><text:tab/>// Повернення об'єкта шифрування</text:p>
      <text:p text:style-name="P96"><text:tab/><text:tab/>return mInstance;</text:p>
      <text:p text:style-name="P96"><text:tab/>}</text:p>
      <text:p text:style-name="P96">}</text:p>
      <text:p text:style-name="P96"/>
      <text:p text:style-name="P96"/>
      <text:p text:style-name="P70">// <text:span text:style-name="T86">encryption/ </text:span>EncryptionMethodBASE64.<text:span text:style-name="T86">java</text:span></text:p>
      <text:p text:style-name="P96"/>
      <text:p text:style-name="P96">package org.study.encryption;</text:p>
      <text:p text:style-name="P96">// Base64</text:p>
      <text:p text:style-name="P96">import java.util.Base64;</text:p>
      <text:p text:style-name="P96">// Клас шифрування даних за методом Base64</text:p>
      <text:p text:style-name="P96">public class EncryptionMethodBASE64 implements IEncryptionMethod {</text:p>
      <text:p text:style-name="P96"><text:tab/>// Метод розрахунку хешу даних</text:p>
      <text:p text:style-name="P96"><text:tab/>@Override</text:p>
      <text:p text:style-name="P96"><text:tab/>public byte[] hash(byte[] data) {</text:p>
      <text:p text:style-name="P96"><text:tab/><text:tab/>// Використання стандартної утіліти Base64 з пакету java</text:p>
      <text:p text:style-name="P96"><text:tab/><text:tab/>return Base64.getEncoder().encode(data);</text:p>
      <text:p text:style-name="P96"><text:tab/>}</text:p>
      <text:p text:style-name="P96">}</text:p>
      <text:p text:style-name="P96"/>
      <text:p text:style-name="P96"/>
      <text:p text:style-name="P69">// <text:s/><text:span text:style-name="T87">encryption/</text:span>EncryptionMethodMD5.<text:span text:style-name="T87">java</text:span></text:p>
      <text:p text:style-name="P96"/>
      <text:p text:style-name="P96">package org.study.encryption;</text:p>
      <text:p text:style-name="P96">// MD5</text:p>
      <text:p text:style-name="P96">import java.security.MessageDigest;</text:p>
      <text:p text:style-name="P96">// Клас шифрування даних за методом MD5</text:p>
      <text:p text:style-name="P96">public class EncryptionMethodMD5 implements IEncryptionMethod {</text:p>
      <text:p text:style-name="P96"><text:tab/>// Метод розрахунку хешу даних</text:p>
      <text:p text:style-name="P96"><text:tab/>@Override</text:p>
      <text:p text:style-name="P96"><text:tab/>public byte[] hash(byte[] data) {</text:p>
      <text:p text:style-name="P96"><text:tab/><text:tab/>// Try</text:p>
      <text:p text:style-name="P96"><text:tab/><text:tab/>try {</text:p>
      <text:p text:style-name="P96"><text:tab/><text:tab/><text:tab/>// Використання стандартної утіліти MD5 з пакету java</text:p>
      <text:p text:style-name="P96"><text:tab/><text:tab/><text:tab/>return MessageDigest.getInstance("MD5").digest(data);</text:p>
      <text:p text:style-name="P96"><text:tab/><text:tab/>}</text:p>
      <text:p text:style-name="P96"><text:tab/><text:tab/>// Catch</text:p>
      <text:p text:style-name="P96"><text:tab/><text:tab/>catch(Exception e) {</text:p>
      <text:p text:style-name="P96"><text:tab/><text:tab/><text:tab/>// Порожній масив у випадку проблем</text:p>
      <text:p text:style-name="P96"><text:tab/><text:tab/><text:tab/>return new byte[] {};</text:p>
      <text:p text:style-name="P96"><text:tab/><text:tab/>}</text:p>
      <text:p text:style-name="P96"><text:tab/>}</text:p>
      <text:p text:style-name="P96">}</text:p>
      <text:p text:style-name="P96"/>
      <text:p text:style-name="P96"/>
      <text:p text:style-name="P68">// <text:span text:style-name="T88">encryption/ </text:span>EncryptionMethodSHA256.<text:span text:style-name="T88">java</text:span></text:p>
      <text:p text:style-name="P96"/>
      <text:p text:style-name="P96">package org.study.encryption;</text:p>
      <text:p text:style-name="P96">// SHA-256</text:p>
      <text:p text:style-name="P96">import java.security.MessageDigest;</text:p>
      <text:p text:style-name="P96">// Клас шифрування даних за методом SHA-256</text:p>
      <text:p text:style-name="P96">public class EncryptionMethodSHA256 implements IEncryptionMethod {</text:p>
      <text:p text:style-name="P96"><text:tab/>// Метод розрахунку хешу даних</text:p>
      <text:p text:style-name="P96"><text:tab/>@Override</text:p>
      <text:p text:style-name="P96"><text:tab/>public byte[] hash(byte[] data) {</text:p>
      <text:p text:style-name="P96"><text:soft-page-break/><text:tab/><text:tab/>// Try</text:p>
      <text:p text:style-name="P96"><text:tab/><text:tab/>try {</text:p>
      <text:p text:style-name="P96"><text:tab/><text:tab/><text:tab/>// Використання стандартної утіліти SHA-256 з пакету java</text:p>
      <text:p text:style-name="P96"><text:tab/><text:tab/><text:tab/>return MessageDigest.getInstance("SHA-256").digest(data);</text:p>
      <text:p text:style-name="P96"><text:tab/><text:tab/>}</text:p>
      <text:p text:style-name="P96"><text:tab/><text:tab/>// Catch</text:p>
      <text:p text:style-name="P96"><text:tab/><text:tab/>catch(Exception e) {</text:p>
      <text:p text:style-name="P96"><text:tab/><text:tab/><text:tab/>// Порожній масив у випадку проблем</text:p>
      <text:p text:style-name="P96"><text:tab/><text:tab/><text:tab/>return new byte[] {};</text:p>
      <text:p text:style-name="P96"><text:tab/><text:tab/>}</text:p>
      <text:p text:style-name="P96"><text:tab/>}</text:p>
      <text:p text:style-name="P96">}</text:p>
      <text:p text:style-name="P96"/>
      <text:p text:style-name="P96"/>
      <text:p text:style-name="P67">// <text:span text:style-name="T89">encryption/ </text:span>EncryptionMethodSHA512.<text:span text:style-name="T89">java</text:span></text:p>
      <text:p text:style-name="P96"/>
      <text:p text:style-name="P96">package org.study.encryption;</text:p>
      <text:p text:style-name="P96">// SHA-512</text:p>
      <text:p text:style-name="P96">import java.security.MessageDigest;</text:p>
      <text:p text:style-name="P96">// Клас шифрування даних за методом SHA-512</text:p>
      <text:p text:style-name="P96">public class EncryptionMethodSHA512 implements IEncryptionMethod {</text:p>
      <text:p text:style-name="P96"><text:tab/>// Метод розрахунку хешу даних</text:p>
      <text:p text:style-name="P96"><text:tab/>@Override</text:p>
      <text:p text:style-name="P96"><text:tab/>public byte[] hash(byte[] data) {</text:p>
      <text:p text:style-name="P96"><text:tab/><text:tab/>// Try</text:p>
      <text:p text:style-name="P96"><text:tab/><text:tab/>try {</text:p>
      <text:p text:style-name="P96"><text:tab/><text:tab/><text:tab/>// Використання стандартної утіліти SHA-512 з пакету java</text:p>
      <text:p text:style-name="P96"><text:tab/><text:tab/><text:tab/>return MessageDigest.getInstance("SHA-512").digest(data);</text:p>
      <text:p text:style-name="P96"><text:tab/><text:tab/>}</text:p>
      <text:p text:style-name="P96"><text:tab/><text:tab/>// Catch</text:p>
      <text:p text:style-name="P96"><text:tab/><text:tab/>catch(Exception e) {</text:p>
      <text:p text:style-name="P96"><text:tab/><text:tab/><text:tab/>// Порожній масив у випадку проблем</text:p>
      <text:p text:style-name="P96"><text:tab/><text:tab/><text:tab/>return new byte[] {};</text:p>
      <text:p text:style-name="P96"><text:tab/><text:tab/>}</text:p>
      <text:p text:style-name="P96"><text:tab/>}</text:p>
      <text:p text:style-name="P96">}</text:p>
      <text:p text:style-name="P96"/>
      <text:p text:style-name="P96"/>
      <text:p text:style-name="P66">// <text:span text:style-name="T90">credential/ </text:span>I<text:span text:style-name="T90">C</text:span>redential.<text:span text:style-name="T90">java</text:span></text:p>
      <text:p text:style-name="P96"/>
      <text:p text:style-name="P96">package org.study.credentials;</text:p>
      <text:p text:style-name="P96">// Інтерфейс даних реєстрації</text:p>
      <text:p text:style-name="P96">public interface ICredential {</text:p>
      <text:p text:style-name="P96"><text:tab/>// Метод валідації даних реєстрації</text:p>
      <text:p text:style-name="P96"><text:tab/>public boolean isValid();</text:p>
      <text:p text:style-name="P96">}</text:p>
      <text:p text:style-name="P96"/>
      <text:p text:style-name="P96"/>
      <text:p text:style-name="P66">// <text:span text:style-name="T90">credential/</text:span>CredentialBase.<text:span text:style-name="T90">java</text:span></text:p>
      <text:p text:style-name="P100"/>
      <text:p text:style-name="P100">package org.study.credentials;</text:p>
      <text:p text:style-name="P100">// Базовий клас даних акаунта з спільним полем</text:p>
      <text:p text:style-name="P100">public abstract class CredentialBase implements ICredential {</text:p>
      <text:p text:style-name="P100"><text:tab/>// Ключ даних</text:p>
      <text:p text:style-name="P100"><text:tab/>public String mKey = "";</text:p>
      <text:p text:style-name="P100"><text:tab/>// Конструктор</text:p>
      <text:p text:style-name="P100"><text:soft-page-break/><text:tab/>public CredentialBase(String key) {</text:p>
      <text:p text:style-name="P100"><text:tab/><text:tab/>// Збереження ключа</text:p>
      <text:p text:style-name="P100"><text:tab/><text:tab/>mKey = key;</text:p>
      <text:p text:style-name="P100"><text:tab/>}</text:p>
      <text:p text:style-name="P100">}</text:p>
      <text:p text:style-name="P100"/>
      <text:p text:style-name="P100"/>
      <text:p text:style-name="P65">// <text:span text:style-name="T91">credential/</text:span>CredentialHardwareToken.<text:span text:style-name="T91">java</text:span></text:p>
      <text:p text:style-name="P100"/>
      <text:p text:style-name="P100">package org.study.credentials;</text:p>
      <text:p text:style-name="P100">// Клас збереження даних реєстрації у форматі апаратного токена</text:p>
      <text:p text:style-name="P100">public class CredentialHardwareToken extends CredentialBase {</text:p>
      <text:p text:style-name="P100"><text:tab/>// Значення апаратного токена</text:p>
      <text:p text:style-name="P100"><text:tab/>public byte[] mToken = null;</text:p>
      <text:p text:style-name="P100"><text:tab/>// Конструктор</text:p>
      <text:p text:style-name="P100"><text:tab/>public CredentialHardwareToken(String key, byte[] token) {</text:p>
      <text:p text:style-name="P100"><text:tab/><text:tab/>// Базовий конструктор</text:p>
      <text:p text:style-name="P100"><text:tab/><text:tab/>super(key);</text:p>
      <text:p text:style-name="P100"><text:tab/><text:tab/>// Збереження апаратного токена</text:p>
      <text:p text:style-name="P100"><text:tab/><text:tab/>mToken = token;</text:p>
      <text:p text:style-name="P100"><text:tab/>}</text:p>
      <text:p text:style-name="P100"><text:tab/>// Метод валідації даних реєстрації</text:p>
      <text:p text:style-name="P100"><text:tab/>@Override</text:p>
      <text:p text:style-name="P100"><text:tab/>public boolean isValid() {</text:p>
      <text:p text:style-name="P100"><text:tab/><text:tab/>// Дані вірні коли токен не порожній</text:p>
      <text:p text:style-name="P100"><text:tab/><text:tab/>return null != mToken;</text:p>
      <text:p text:style-name="P100"><text:tab/>}</text:p>
      <text:p text:style-name="P100">}</text:p>
      <text:p text:style-name="P100"/>
      <text:p text:style-name="P100"/>
      <text:p text:style-name="P86">// <text:span text:style-name="T92">credential/ </text:span>CredentialLoginPassword.<text:span text:style-name="T92">java</text:span></text:p>
      <text:p text:style-name="P100"/>
      <text:p text:style-name="P100">package org.study.credentials;</text:p>
      <text:p text:style-name="P100">// Клас збереження даних реєстрації у форматі Логін/Пароль</text:p>
      <text:p text:style-name="P100">public class CredentialLoginPassword extends CredentialBase {</text:p>
      <text:p text:style-name="P100"><text:tab/>// Логін користувача</text:p>
      <text:p text:style-name="P100"><text:tab/>public String<text:tab/>mLogin<text:tab/><text:tab/>= null;</text:p>
      <text:p text:style-name="P100"><text:tab/>// Пароль користувача</text:p>
      <text:p text:style-name="P100"><text:tab/>public String<text:tab/>mPassword<text:tab/>= null;</text:p>
      <text:p text:style-name="P100"><text:tab/>// Конструктор</text:p>
      <text:p text:style-name="P100"><text:tab/>public CredentialLoginPassword(String key, String login, String password) {</text:p>
      <text:p text:style-name="P100"><text:tab/><text:tab/>// Базовий конструктор</text:p>
      <text:p text:style-name="P100"><text:tab/><text:tab/>super(key);</text:p>
      <text:p text:style-name="P100"><text:tab/><text:tab/>// Збереження логіну</text:p>
      <text:p text:style-name="P100"><text:tab/><text:tab/>mLogin<text:tab/><text:tab/>= login;</text:p>
      <text:p text:style-name="P100"><text:tab/><text:tab/>// Збереження паролю</text:p>
      <text:p text:style-name="P100"><text:tab/><text:tab/>mPassword<text:tab/>= password;</text:p>
      <text:p text:style-name="P100"><text:tab/>}</text:p>
      <text:p text:style-name="P100"><text:tab/>// Метод валідації даних реєстрації</text:p>
      <text:p text:style-name="P100"><text:tab/>@Override</text:p>
      <text:p text:style-name="P100"><text:tab/>public boolean isValid() {</text:p>
      <text:p text:style-name="P100"><text:tab/><text:tab/>// Дані вірні коли і логін, і пароль не порожні</text:p>
      <text:p text:style-name="P100"><text:tab/><text:tab/>return<text:tab/>(null != mLogin)<text:tab/>&amp;&amp;</text:p>
      <text:p text:style-name="P100"><text:tab/><text:tab/><text:tab/>(null != mPassword)<text:tab/>&amp;&amp;</text:p>
      <text:p text:style-name="P100"><text:tab/><text:tab/><text:tab/>!mLogin.isEmpty()<text:tab/>&amp;&amp;</text:p>
      <text:p text:style-name="P100"><text:tab/><text:tab/><text:tab/>!mPassword.isEmpty();</text:p>
      <text:p text:style-name="P100"><text:tab/>}</text:p>
      <text:p text:style-name="P100"><text:soft-page-break/>}</text:p>
      <text:p text:style-name="P100"/>
      <text:p text:style-name="P100"/>
      <text:p text:style-name="P86">// <text:span text:style-name="T92">credential/ </text:span>CredentialSoftwareToken.<text:span text:style-name="T92">java</text:span></text:p>
      <text:p text:style-name="P100"/>
      <text:p text:style-name="P100">package org.study.credentials;</text:p>
      <text:p text:style-name="P100">// Клас збереження даних реєстрації у форматі програмного токена</text:p>
      <text:p text:style-name="P100">public class CredentialSoftwareToken extends CredentialBase {</text:p>
      <text:p text:style-name="P100"><text:tab/>// Значення програмного токена</text:p>
      <text:p text:style-name="P100"><text:tab/>public byte[] mToken = null;</text:p>
      <text:p text:style-name="P100"><text:tab/>// Конструктор</text:p>
      <text:p text:style-name="P100"><text:tab/>public CredentialSoftwareToken(String key, byte[] token) {</text:p>
      <text:p text:style-name="P100"><text:tab/><text:tab/>// Базовий конструктор</text:p>
      <text:p text:style-name="P100"><text:tab/><text:tab/>super(key);</text:p>
      <text:p text:style-name="P100"><text:tab/><text:tab/>// Збереження програмного токена</text:p>
      <text:p text:style-name="P100"><text:tab/><text:tab/>mToken = token;</text:p>
      <text:p text:style-name="P100"><text:tab/>}</text:p>
      <text:p text:style-name="P100"><text:tab/>// Метод валідації даних реєстрації</text:p>
      <text:p text:style-name="P100"><text:tab/>@Override</text:p>
      <text:p text:style-name="P100"><text:tab/>public boolean isValid() {</text:p>
      <text:p text:style-name="P100"><text:tab/><text:tab/>// Дані вірні коли токен не порожній</text:p>
      <text:p text:style-name="P100"><text:tab/><text:tab/>return null != mToken;</text:p>
      <text:p text:style-name="P100"><text:tab/>}</text:p>
      <text:p text:style-name="P100">}</text:p>
      <text:p text:style-name="P10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text-properties style:font-name="Times New Roman1" fo:font-family="'Times New Roman'" style:font-family-generic="roman" style:font-pitch="variable" fo:font-size="14pt" fo:language="uk" fo:country="UA" fo:font-weight="bold" officeooo:rsid="00235e4b" style:font-size-asian="14pt" style:font-weight-asian="bold" style:font-size-complex="14pt" style:font-weight-complex="bold"/>
    </style:style>
    <style:style style:name="Default" style:family="paragraph">
      <style:paragraph-properties fo:text-align="start" style:justify-single-word="false"/>
      <style:text-properties fo:color="#000000" loext:opacity="100%" style:font-name="Times New Roman1"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1" fo:font-family="'Times New Roman'" style:font-family-generic="roman" style:font-pitch="variable" fo:font-size="14pt" fo:language="uk" fo:country="UA" fo:font-weight="bold" officeooo:rsid="00235e4b" style:font-size-asian="14pt" style:font-weight-asian="bold" style:font-size-complex="14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Times New Roman1"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4</text:page-number></text:p>
      </style:footer>
      <style:footer-first>
        <text:p text:style-name="Footer"/>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08T05:51:02.705000000</dc:date>
    <meta:editing-duration>PT4H19M57S</meta:editing-duration>
    <meta:editing-cycles>97</meta:editing-cycles>
    <meta:generator>LibreOffice/7.4.1.2$Windows_X86_64 LibreOffice_project/3c58a8f3a960df8bc8fd77b461821e42c061c5f0</meta:generator>
    <meta:creation-date>2023-11-05T14:28:00</meta:creation-date>
    <meta:document-statistic meta:table-count="0" meta:image-count="0" meta:object-count="0" meta:page-count="54" meta:paragraph-count="1532" meta:word-count="10289" meta:character-count="84043" meta:non-whitespace-character-count="72694"/>
  </office:meta>
</office:document-meta>
</file>